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padding="0.097cm" fo:border-left="0.05pt solid #000000" fo:border-right="none" fo:border-top="none" fo:border-bottom="0.05pt solid #000000"/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padding="0.097cm" fo:border-left="0.05pt solid #000000" fo:border-right="none" fo:border-top="none" fo:border-bottom="0.05pt solid #000000"/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0" style:family="table-cell">
      <style:table-cell-properties fo:padding="0.097cm" fo:border-left="0.05pt solid #000000" fo:border-right="none" fo:border-top="none" fo:border-bottom="0.05pt solid #000000"/>
    </style:style>
    <style:style style:name="Tableau5.B30" style:family="table-cell">
      <style:table-cell-properties fo:padding="0.097cm" fo:border-left="0.05pt solid #000000" fo:border-right="none" fo:border-top="none" fo:border-bottom="0.05pt solid #000000"/>
    </style:style>
    <style:style style:name="Tableau5.C30" style:family="table-cell">
      <style:table-cell-properties fo:padding="0.097cm" fo:border-left="0.05pt solid #000000" fo:border-right="none" fo:border-top="none" fo:border-bottom="0.05pt solid #000000"/>
    </style:style>
    <style:style style:name="Tableau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1" style:family="table-cell">
      <style:table-cell-properties fo:padding="0.097cm" fo:border-left="0.05pt solid #000000" fo:border-right="none" fo:border-top="none" fo:border-bottom="0.05pt solid #000000"/>
    </style:style>
    <style:style style:name="Tableau5.B31" style:family="table-cell">
      <style:table-cell-properties fo:padding="0.097cm" fo:border-left="0.05pt solid #000000" fo:border-right="none" fo:border-top="none" fo:border-bottom="0.05pt solid #000000"/>
    </style:style>
    <style:style style:name="Tableau5.C31" style:family="table-cell">
      <style:table-cell-properties fo:padding="0.097cm" fo:border-left="0.05pt solid #000000" fo:border-right="none" fo:border-top="none" fo:border-bottom="0.05pt solid #000000"/>
    </style:style>
    <style:style style:name="Tableau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2" style:family="table-cell">
      <style:table-cell-properties fo:padding="0.097cm" fo:border-left="0.05pt solid #000000" fo:border-right="none" fo:border-top="none" fo:border-bottom="0.05pt solid #000000"/>
    </style:style>
    <style:style style:name="Tableau5.B32" style:family="table-cell">
      <style:table-cell-properties fo:padding="0.097cm" fo:border-left="0.05pt solid #000000" fo:border-right="none" fo:border-top="none" fo:border-bottom="0.05pt solid #000000"/>
    </style:style>
    <style:style style:name="Tableau5.C32" style:family="table-cell">
      <style:table-cell-properties fo:padding="0.097cm" fo:border-left="0.05pt solid #000000" fo:border-right="none" fo:border-top="none" fo:border-bottom="0.05pt solid #000000"/>
    </style:style>
    <style:style style:name="Tableau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3" style:family="table-cell">
      <style:table-cell-properties fo:padding="0.097cm" fo:border-left="0.05pt solid #000000" fo:border-right="none" fo:border-top="none" fo:border-bottom="0.05pt solid #000000"/>
    </style:style>
    <style:style style:name="Tableau5.B33" style:family="table-cell">
      <style:table-cell-properties fo:padding="0.097cm" fo:border-left="0.05pt solid #000000" fo:border-right="none" fo:border-top="none" fo:border-bottom="0.05pt solid #000000"/>
    </style:style>
    <style:style style:name="Tableau5.C33" style:family="table-cell">
      <style:table-cell-properties fo:padding="0.097cm" fo:border-left="0.05pt solid #000000" fo:border-right="none" fo:border-top="none" fo:border-bottom="0.05pt solid #000000"/>
    </style:style>
    <style:style style:name="Tableau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4" style:family="table-cell">
      <style:table-cell-properties fo:padding="0.097cm" fo:border-left="0.05pt solid #000000" fo:border-right="none" fo:border-top="none" fo:border-bottom="0.05pt solid #000000"/>
    </style:style>
    <style:style style:name="Tableau5.B34" style:family="table-cell">
      <style:table-cell-properties fo:padding="0.097cm" fo:border-left="0.05pt solid #000000" fo:border-right="none" fo:border-top="none" fo:border-bottom="0.05pt solid #000000"/>
    </style:style>
    <style:style style:name="Tableau5.C34" style:family="table-cell">
      <style:table-cell-properties fo:padding="0.097cm" fo:border-left="0.05pt solid #000000" fo:border-right="none" fo:border-top="none" fo:border-bottom="0.05pt solid #000000"/>
    </style:style>
    <style:style style:name="Tableau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5" style:family="table-cell">
      <style:table-cell-properties fo:padding="0.097cm" fo:border-left="0.05pt solid #000000" fo:border-right="none" fo:border-top="none" fo:border-bottom="0.05pt solid #000000"/>
    </style:style>
    <style:style style:name="Tableau5.B35" style:family="table-cell">
      <style:table-cell-properties fo:padding="0.097cm" fo:border-left="0.05pt solid #000000" fo:border-right="none" fo:border-top="none" fo:border-bottom="0.05pt solid #000000"/>
    </style:style>
    <style:style style:name="Tableau5.C35" style:family="table-cell">
      <style:table-cell-properties fo:padding="0.097cm" fo:border-left="0.05pt solid #000000" fo:border-right="none" fo:border-top="none" fo:border-bottom="0.05pt solid #000000"/>
    </style:style>
    <style:style style:name="Tableau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6" style:family="table-cell">
      <style:table-cell-properties fo:padding="0.097cm" fo:border-left="0.05pt solid #000000" fo:border-right="none" fo:border-top="none" fo:border-bottom="0.05pt solid #000000"/>
    </style:style>
    <style:style style:name="Tableau5.B36" style:family="table-cell">
      <style:table-cell-properties fo:padding="0.097cm" fo:border-left="0.05pt solid #000000" fo:border-right="none" fo:border-top="none" fo:border-bottom="0.05pt solid #000000"/>
    </style:style>
    <style:style style:name="Tableau5.C36" style:family="table-cell">
      <style:table-cell-properties fo:padding="0.097cm" fo:border-left="0.05pt solid #000000" fo:border-right="none" fo:border-top="none" fo:border-bottom="0.05pt solid #000000"/>
    </style:style>
    <style:style style:name="Tableau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7" style:family="table-cell">
      <style:table-cell-properties fo:padding="0.097cm" fo:border-left="0.05pt solid #000000" fo:border-right="none" fo:border-top="none" fo:border-bottom="0.05pt solid #000000"/>
    </style:style>
    <style:style style:name="Tableau5.B37" style:family="table-cell">
      <style:table-cell-properties fo:padding="0.097cm" fo:border-left="0.05pt solid #000000" fo:border-right="none" fo:border-top="none" fo:border-bottom="0.05pt solid #000000"/>
    </style:style>
    <style:style style:name="Tableau5.C37" style:family="table-cell">
      <style:table-cell-properties fo:padding="0.097cm" fo:border-left="0.05pt solid #000000" fo:border-right="none" fo:border-top="none" fo:border-bottom="0.05pt solid #000000"/>
    </style:style>
    <style:style style:name="Tableau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8" style:family="table-cell">
      <style:table-cell-properties fo:padding="0.097cm" fo:border-left="0.05pt solid #000000" fo:border-right="none" fo:border-top="none" fo:border-bottom="0.05pt solid #000000"/>
    </style:style>
    <style:style style:name="Tableau5.B38" style:family="table-cell">
      <style:table-cell-properties fo:padding="0.097cm" fo:border-left="0.05pt solid #000000" fo:border-right="none" fo:border-top="none" fo:border-bottom="0.05pt solid #000000"/>
    </style:style>
    <style:style style:name="Tableau5.C38" style:family="table-cell">
      <style:table-cell-properties fo:padding="0.097cm" fo:border-left="0.05pt solid #000000" fo:border-right="none" fo:border-top="none" fo:border-bottom="0.05pt solid #000000"/>
    </style:style>
    <style:style style:name="Tableau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9" style:family="table-cell">
      <style:table-cell-properties fo:padding="0.097cm" fo:border-left="0.05pt solid #000000" fo:border-right="none" fo:border-top="none" fo:border-bottom="0.05pt solid #000000"/>
    </style:style>
    <style:style style:name="Tableau5.B39" style:family="table-cell">
      <style:table-cell-properties fo:padding="0.097cm" fo:border-left="0.05pt solid #000000" fo:border-right="none" fo:border-top="none" fo:border-bottom="0.05pt solid #000000"/>
    </style:style>
    <style:style style:name="Tableau5.C39" style:family="table-cell">
      <style:table-cell-properties fo:padding="0.097cm" fo:border-left="0.05pt solid #000000" fo:border-right="none" fo:border-top="none" fo:border-bottom="0.05pt solid #000000"/>
    </style:style>
    <style:style style:name="Tableau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0" style:family="table-cell">
      <style:table-cell-properties fo:padding="0.097cm" fo:border-left="0.05pt solid #000000" fo:border-right="none" fo:border-top="none" fo:border-bottom="0.05pt solid #000000"/>
    </style:style>
    <style:style style:name="Tableau5.B40" style:family="table-cell">
      <style:table-cell-properties fo:padding="0.097cm" fo:border-left="0.05pt solid #000000" fo:border-right="none" fo:border-top="none" fo:border-bottom="0.05pt solid #000000"/>
    </style:style>
    <style:style style:name="Tableau5.C40" style:family="table-cell">
      <style:table-cell-properties fo:padding="0.097cm" fo:border-left="0.05pt solid #000000" fo:border-right="none" fo:border-top="none" fo:border-bottom="0.05pt solid #000000"/>
    </style:style>
    <style:style style:name="Tableau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1" style:family="table-cell">
      <style:table-cell-properties fo:padding="0.097cm" fo:border-left="0.05pt solid #000000" fo:border-right="none" fo:border-top="none" fo:border-bottom="0.05pt solid #000000"/>
    </style:style>
    <style:style style:name="Tableau5.B41" style:family="table-cell">
      <style:table-cell-properties fo:padding="0.097cm" fo:border-left="0.05pt solid #000000" fo:border-right="none" fo:border-top="none" fo:border-bottom="0.05pt solid #000000"/>
    </style:style>
    <style:style style:name="Tableau5.C41" style:family="table-cell">
      <style:table-cell-properties fo:padding="0.097cm" fo:border-left="0.05pt solid #000000" fo:border-right="none" fo:border-top="none" fo:border-bottom="0.05pt solid #000000"/>
    </style:style>
    <style:style style:name="Tableau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2" style:family="table-cell">
      <style:table-cell-properties fo:padding="0.097cm" fo:border-left="0.05pt solid #000000" fo:border-right="none" fo:border-top="none" fo:border-bottom="0.05pt solid #000000"/>
    </style:style>
    <style:style style:name="Tableau5.B42" style:family="table-cell">
      <style:table-cell-properties fo:padding="0.097cm" fo:border-left="0.05pt solid #000000" fo:border-right="none" fo:border-top="none" fo:border-bottom="0.05pt solid #000000"/>
    </style:style>
    <style:style style:name="Tableau5.C42" style:family="table-cell">
      <style:table-cell-properties fo:padding="0.097cm" fo:border-left="0.05pt solid #000000" fo:border-right="none" fo:border-top="none" fo:border-bottom="0.05pt solid #000000"/>
    </style:style>
    <style:style style:name="Tableau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3" style:family="table-cell">
      <style:table-cell-properties fo:padding="0.097cm" fo:border-left="0.05pt solid #000000" fo:border-right="none" fo:border-top="none" fo:border-bottom="0.05pt solid #000000"/>
    </style:style>
    <style:style style:name="Tableau5.B43" style:family="table-cell">
      <style:table-cell-properties fo:padding="0.097cm" fo:border-left="0.05pt solid #000000" fo:border-right="none" fo:border-top="none" fo:border-bottom="0.05pt solid #000000"/>
    </style:style>
    <style:style style:name="Tableau5.C43" style:family="table-cell">
      <style:table-cell-properties fo:padding="0.097cm" fo:border-left="0.05pt solid #000000" fo:border-right="none" fo:border-top="none" fo:border-bottom="0.05pt solid #000000"/>
    </style:style>
    <style:style style:name="Tableau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4" style:family="table-cell">
      <style:table-cell-properties fo:padding="0.097cm" fo:border-left="0.05pt solid #000000" fo:border-right="none" fo:border-top="none" fo:border-bottom="0.05pt solid #000000"/>
    </style:style>
    <style:style style:name="Tableau5.B44" style:family="table-cell">
      <style:table-cell-properties fo:padding="0.097cm" fo:border-left="0.05pt solid #000000" fo:border-right="none" fo:border-top="none" fo:border-bottom="0.05pt solid #000000"/>
    </style:style>
    <style:style style:name="Tableau5.C44" style:family="table-cell">
      <style:table-cell-properties fo:padding="0.097cm" fo:border-left="0.05pt solid #000000" fo:border-right="none" fo:border-top="none" fo:border-bottom="0.05pt solid #000000"/>
    </style:style>
    <style:style style:name="Tableau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5" style:family="table-cell">
      <style:table-cell-properties fo:padding="0.097cm" fo:border-left="0.05pt solid #000000" fo:border-right="none" fo:border-top="none" fo:border-bottom="0.05pt solid #000000"/>
    </style:style>
    <style:style style:name="Tableau5.B45" style:family="table-cell">
      <style:table-cell-properties fo:padding="0.097cm" fo:border-left="0.05pt solid #000000" fo:border-right="none" fo:border-top="none" fo:border-bottom="0.05pt solid #000000"/>
    </style:style>
    <style:style style:name="Tableau5.C45" style:family="table-cell">
      <style:table-cell-properties fo:padding="0.097cm" fo:border-left="0.05pt solid #000000" fo:border-right="none" fo:border-top="none" fo:border-bottom="0.05pt solid #000000"/>
    </style:style>
    <style:style style:name="Tableau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6" style:family="table-cell">
      <style:table-cell-properties fo:padding="0.097cm" fo:border-left="0.05pt solid #000000" fo:border-right="none" fo:border-top="none" fo:border-bottom="0.05pt solid #000000"/>
    </style:style>
    <style:style style:name="Tableau5.B46" style:family="table-cell">
      <style:table-cell-properties fo:padding="0.097cm" fo:border-left="0.05pt solid #000000" fo:border-right="none" fo:border-top="none" fo:border-bottom="0.05pt solid #000000"/>
    </style:style>
    <style:style style:name="Tableau5.C46" style:family="table-cell">
      <style:table-cell-properties fo:padding="0.097cm" fo:border-left="0.05pt solid #000000" fo:border-right="none" fo:border-top="none" fo:border-bottom="0.05pt solid #000000"/>
    </style:style>
    <style:style style:name="Tableau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7" style:family="table-cell">
      <style:table-cell-properties fo:padding="0.097cm" fo:border-left="0.05pt solid #000000" fo:border-right="none" fo:border-top="none" fo:border-bottom="0.05pt solid #000000"/>
    </style:style>
    <style:style style:name="Tableau5.B47" style:family="table-cell">
      <style:table-cell-properties fo:padding="0.097cm" fo:border-left="0.05pt solid #000000" fo:border-right="none" fo:border-top="none" fo:border-bottom="0.05pt solid #000000"/>
    </style:style>
    <style:style style:name="Tableau5.C47" style:family="table-cell">
      <style:table-cell-properties fo:padding="0.097cm" fo:border-left="0.05pt solid #000000" fo:border-right="none" fo:border-top="none" fo:border-bottom="0.05pt solid #000000"/>
    </style:style>
    <style:style style:name="Tableau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8" style:family="table-cell">
      <style:table-cell-properties fo:padding="0.097cm" fo:border-left="0.05pt solid #000000" fo:border-right="none" fo:border-top="none" fo:border-bottom="0.05pt solid #000000"/>
    </style:style>
    <style:style style:name="Tableau5.B48" style:family="table-cell">
      <style:table-cell-properties fo:padding="0.097cm" fo:border-left="0.05pt solid #000000" fo:border-right="none" fo:border-top="none" fo:border-bottom="0.05pt solid #000000"/>
    </style:style>
    <style:style style:name="Tableau5.C48" style:family="table-cell">
      <style:table-cell-properties fo:padding="0.097cm" fo:border-left="0.05pt solid #000000" fo:border-right="none" fo:border-top="none" fo:border-bottom="0.05pt solid #000000"/>
    </style:style>
    <style:style style:name="Tableau5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9" style:family="table-cell">
      <style:table-cell-properties fo:padding="0.097cm" fo:border-left="0.05pt solid #000000" fo:border-right="none" fo:border-top="none" fo:border-bottom="0.05pt solid #000000"/>
    </style:style>
    <style:style style:name="Tableau5.B49" style:family="table-cell">
      <style:table-cell-properties fo:padding="0.097cm" fo:border-left="0.05pt solid #000000" fo:border-right="none" fo:border-top="none" fo:border-bottom="0.05pt solid #000000"/>
    </style:style>
    <style:style style:name="Tableau5.C49" style:family="table-cell">
      <style:table-cell-properties fo:padding="0.097cm" fo:border-left="0.05pt solid #000000" fo:border-right="none" fo:border-top="none" fo:border-bottom="0.05pt solid #000000"/>
    </style:style>
    <style:style style:name="Tableau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0" style:family="table-cell">
      <style:table-cell-properties fo:padding="0.097cm" fo:border-left="0.05pt solid #000000" fo:border-right="none" fo:border-top="none" fo:border-bottom="0.05pt solid #000000"/>
    </style:style>
    <style:style style:name="Tableau5.B50" style:family="table-cell">
      <style:table-cell-properties fo:padding="0.097cm" fo:border-left="0.05pt solid #000000" fo:border-right="none" fo:border-top="none" fo:border-bottom="0.05pt solid #000000"/>
    </style:style>
    <style:style style:name="Tableau5.C50" style:family="table-cell">
      <style:table-cell-properties fo:padding="0.097cm" fo:border-left="0.05pt solid #000000" fo:border-right="none" fo:border-top="none" fo:border-bottom="0.05pt solid #000000"/>
    </style:style>
    <style:style style:name="Tableau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1" style:family="table-cell">
      <style:table-cell-properties fo:padding="0.097cm" fo:border-left="0.05pt solid #000000" fo:border-right="none" fo:border-top="none" fo:border-bottom="0.05pt solid #000000"/>
    </style:style>
    <style:style style:name="Tableau5.B51" style:family="table-cell">
      <style:table-cell-properties fo:padding="0.097cm" fo:border-left="0.05pt solid #000000" fo:border-right="none" fo:border-top="none" fo:border-bottom="0.05pt solid #000000"/>
    </style:style>
    <style:style style:name="Tableau5.C51" style:family="table-cell">
      <style:table-cell-properties fo:padding="0.097cm" fo:border-left="0.05pt solid #000000" fo:border-right="none" fo:border-top="none" fo:border-bottom="0.05pt solid #000000"/>
    </style:style>
    <style:style style:name="Tableau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2" style:family="table-cell">
      <style:table-cell-properties fo:padding="0.097cm" fo:border-left="0.05pt solid #000000" fo:border-right="none" fo:border-top="none" fo:border-bottom="0.05pt solid #000000"/>
    </style:style>
    <style:style style:name="Tableau5.B52" style:family="table-cell">
      <style:table-cell-properties fo:padding="0.097cm" fo:border-left="0.05pt solid #000000" fo:border-right="none" fo:border-top="none" fo:border-bottom="0.05pt solid #000000"/>
    </style:style>
    <style:style style:name="Tableau5.C52" style:family="table-cell">
      <style:table-cell-properties fo:padding="0.097cm" fo:border-left="0.05pt solid #000000" fo:border-right="none" fo:border-top="none" fo:border-bottom="0.05pt solid #000000"/>
    </style:style>
    <style:style style:name="Tableau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3" style:family="table-cell">
      <style:table-cell-properties fo:padding="0.097cm" fo:border-left="0.05pt solid #000000" fo:border-right="none" fo:border-top="none" fo:border-bottom="0.05pt solid #000000"/>
    </style:style>
    <style:style style:name="Tableau5.B53" style:family="table-cell">
      <style:table-cell-properties fo:padding="0.097cm" fo:border-left="0.05pt solid #000000" fo:border-right="none" fo:border-top="none" fo:border-bottom="0.05pt solid #000000"/>
    </style:style>
    <style:style style:name="Tableau5.C53" style:family="table-cell">
      <style:table-cell-properties fo:padding="0.097cm" fo:border-left="0.05pt solid #000000" fo:border-right="none" fo:border-top="none" fo:border-bottom="0.05pt solid #000000"/>
    </style:style>
    <style:style style:name="Tableau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4" style:family="table-cell">
      <style:table-cell-properties fo:padding="0.097cm" fo:border-left="0.05pt solid #000000" fo:border-right="none" fo:border-top="none" fo:border-bottom="0.05pt solid #000000"/>
    </style:style>
    <style:style style:name="Tableau5.B54" style:family="table-cell">
      <style:table-cell-properties fo:padding="0.097cm" fo:border-left="0.05pt solid #000000" fo:border-right="none" fo:border-top="none" fo:border-bottom="0.05pt solid #000000"/>
    </style:style>
    <style:style style:name="Tableau5.C54" style:family="table-cell">
      <style:table-cell-properties fo:padding="0.097cm" fo:border-left="0.05pt solid #000000" fo:border-right="none" fo:border-top="none" fo:border-bottom="0.05pt solid #000000"/>
    </style:style>
    <style:style style:name="Tableau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5" style:family="table-cell">
      <style:table-cell-properties fo:padding="0.097cm" fo:border-left="0.05pt solid #000000" fo:border-right="none" fo:border-top="none" fo:border-bottom="0.05pt solid #000000"/>
    </style:style>
    <style:style style:name="Tableau5.B55" style:family="table-cell">
      <style:table-cell-properties fo:padding="0.097cm" fo:border-left="0.05pt solid #000000" fo:border-right="none" fo:border-top="none" fo:border-bottom="0.05pt solid #000000"/>
    </style:style>
    <style:style style:name="Tableau5.C55" style:family="table-cell">
      <style:table-cell-properties fo:padding="0.097cm" fo:border-left="0.05pt solid #000000" fo:border-right="none" fo:border-top="none" fo:border-bottom="0.05pt solid #000000"/>
    </style:style>
    <style:style style:name="Tableau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6" style:family="table-cell">
      <style:table-cell-properties fo:padding="0.097cm" fo:border-left="0.05pt solid #000000" fo:border-right="none" fo:border-top="none" fo:border-bottom="0.05pt solid #000000"/>
    </style:style>
    <style:style style:name="Tableau5.B56" style:family="table-cell">
      <style:table-cell-properties fo:padding="0.097cm" fo:border-left="0.05pt solid #000000" fo:border-right="none" fo:border-top="none" fo:border-bottom="0.05pt solid #000000"/>
    </style:style>
    <style:style style:name="Tableau5.C56" style:family="table-cell">
      <style:table-cell-properties fo:padding="0.097cm" fo:border-left="0.05pt solid #000000" fo:border-right="none" fo:border-top="none" fo:border-bottom="0.05pt solid #000000"/>
    </style:style>
    <style:style style:name="Tableau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7" style:family="table-cell">
      <style:table-cell-properties fo:padding="0.097cm" fo:border-left="0.05pt solid #000000" fo:border-right="none" fo:border-top="none" fo:border-bottom="0.05pt solid #000000"/>
    </style:style>
    <style:style style:name="Tableau5.B57" style:family="table-cell">
      <style:table-cell-properties fo:padding="0.097cm" fo:border-left="0.05pt solid #000000" fo:border-right="none" fo:border-top="none" fo:border-bottom="0.05pt solid #000000"/>
    </style:style>
    <style:style style:name="Tableau5.C57" style:family="table-cell">
      <style:table-cell-properties fo:padding="0.097cm" fo:border-left="0.05pt solid #000000" fo:border-right="none" fo:border-top="none" fo:border-bottom="0.05pt solid #000000"/>
    </style:style>
    <style:style style:name="Tableau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8" style:family="table-cell">
      <style:table-cell-properties fo:padding="0.097cm" fo:border-left="0.05pt solid #000000" fo:border-right="none" fo:border-top="none" fo:border-bottom="0.05pt solid #000000"/>
    </style:style>
    <style:style style:name="Tableau5.B58" style:family="table-cell">
      <style:table-cell-properties fo:padding="0.097cm" fo:border-left="0.05pt solid #000000" fo:border-right="none" fo:border-top="none" fo:border-bottom="0.05pt solid #000000"/>
    </style:style>
    <style:style style:name="Tableau5.C58" style:family="table-cell">
      <style:table-cell-properties fo:padding="0.097cm" fo:border-left="0.05pt solid #000000" fo:border-right="none" fo:border-top="none" fo:border-bottom="0.05pt solid #000000"/>
    </style:style>
    <style:style style:name="Tableau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9" style:family="table-cell">
      <style:table-cell-properties fo:padding="0.097cm" fo:border-left="0.05pt solid #000000" fo:border-right="none" fo:border-top="none" fo:border-bottom="0.05pt solid #000000"/>
    </style:style>
    <style:style style:name="Tableau5.B59" style:family="table-cell">
      <style:table-cell-properties fo:padding="0.097cm" fo:border-left="0.05pt solid #000000" fo:border-right="none" fo:border-top="none" fo:border-bottom="0.05pt solid #000000"/>
    </style:style>
    <style:style style:name="Tableau5.C59" style:family="table-cell">
      <style:table-cell-properties fo:padding="0.097cm" fo:border-left="0.05pt solid #000000" fo:border-right="none" fo:border-top="none" fo:border-bottom="0.05pt solid #000000"/>
    </style:style>
    <style:style style:name="Tableau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0" style:family="table-cell">
      <style:table-cell-properties fo:padding="0.097cm" fo:border-left="0.05pt solid #000000" fo:border-right="none" fo:border-top="none" fo:border-bottom="0.05pt solid #000000"/>
    </style:style>
    <style:style style:name="Tableau5.B60" style:family="table-cell">
      <style:table-cell-properties fo:padding="0.097cm" fo:border-left="0.05pt solid #000000" fo:border-right="none" fo:border-top="none" fo:border-bottom="0.05pt solid #000000"/>
    </style:style>
    <style:style style:name="Tableau5.C60" style:family="table-cell">
      <style:table-cell-properties fo:padding="0.097cm" fo:border-left="0.05pt solid #000000" fo:border-right="none" fo:border-top="none" fo:border-bottom="0.05pt solid #000000"/>
    </style:style>
    <style:style style:name="Tableau5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1" style:family="table-cell">
      <style:table-cell-properties fo:padding="0.097cm" fo:border-left="0.05pt solid #000000" fo:border-right="none" fo:border-top="none" fo:border-bottom="0.05pt solid #000000"/>
    </style:style>
    <style:style style:name="Tableau5.B61" style:family="table-cell">
      <style:table-cell-properties fo:padding="0.097cm" fo:border-left="0.05pt solid #000000" fo:border-right="none" fo:border-top="none" fo:border-bottom="0.05pt solid #000000"/>
    </style:style>
    <style:style style:name="Tableau5.C61" style:family="table-cell">
      <style:table-cell-properties fo:padding="0.097cm" fo:border-left="0.05pt solid #000000" fo:border-right="none" fo:border-top="none" fo:border-bottom="0.05pt solid #000000"/>
    </style:style>
    <style:style style:name="Tableau5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2" style:family="table-cell">
      <style:table-cell-properties fo:padding="0.097cm" fo:border-left="0.05pt solid #000000" fo:border-right="none" fo:border-top="none" fo:border-bottom="0.05pt solid #000000"/>
    </style:style>
    <style:style style:name="Tableau5.B62" style:family="table-cell">
      <style:table-cell-properties fo:padding="0.097cm" fo:border-left="0.05pt solid #000000" fo:border-right="none" fo:border-top="none" fo:border-bottom="0.05pt solid #000000"/>
    </style:style>
    <style:style style:name="Tableau5.C62" style:family="table-cell">
      <style:table-cell-properties fo:padding="0.097cm" fo:border-left="0.05pt solid #000000" fo:border-right="none" fo:border-top="none" fo:border-bottom="0.05pt solid #000000"/>
    </style:style>
    <style:style style:name="Tableau5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3" style:family="table-cell">
      <style:table-cell-properties fo:padding="0.097cm" fo:border-left="0.05pt solid #000000" fo:border-right="none" fo:border-top="none" fo:border-bottom="0.05pt solid #000000"/>
    </style:style>
    <style:style style:name="Tableau5.B63" style:family="table-cell">
      <style:table-cell-properties fo:padding="0.097cm" fo:border-left="0.05pt solid #000000" fo:border-right="none" fo:border-top="none" fo:border-bottom="0.05pt solid #000000"/>
    </style:style>
    <style:style style:name="Tableau5.C63" style:family="table-cell">
      <style:table-cell-properties fo:padding="0.097cm" fo:border-left="0.05pt solid #000000" fo:border-right="none" fo:border-top="none" fo:border-bottom="0.05pt solid #000000"/>
    </style:style>
    <style:style style:name="Tableau5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4" style:family="table-cell">
      <style:table-cell-properties fo:padding="0.097cm" fo:border-left="0.05pt solid #000000" fo:border-right="none" fo:border-top="none" fo:border-bottom="0.05pt solid #000000"/>
    </style:style>
    <style:style style:name="Tableau5.B64" style:family="table-cell">
      <style:table-cell-properties fo:padding="0.097cm" fo:border-left="0.05pt solid #000000" fo:border-right="none" fo:border-top="none" fo:border-bottom="0.05pt solid #000000"/>
    </style:style>
    <style:style style:name="Tableau5.C64" style:family="table-cell">
      <style:table-cell-properties fo:padding="0.097cm" fo:border-left="0.05pt solid #000000" fo:border-right="none" fo:border-top="none" fo:border-bottom="0.05pt solid #000000"/>
    </style:style>
    <style:style style:name="Tableau5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5" style:family="table-cell">
      <style:table-cell-properties fo:padding="0.097cm" fo:border-left="0.05pt solid #000000" fo:border-right="none" fo:border-top="none" fo:border-bottom="0.05pt solid #000000"/>
    </style:style>
    <style:style style:name="Tableau5.B65" style:family="table-cell">
      <style:table-cell-properties fo:padding="0.097cm" fo:border-left="0.05pt solid #000000" fo:border-right="none" fo:border-top="none" fo:border-bottom="0.05pt solid #000000"/>
    </style:style>
    <style:style style:name="Tableau5.C65" style:family="table-cell">
      <style:table-cell-properties fo:padding="0.097cm" fo:border-left="0.05pt solid #000000" fo:border-right="none" fo:border-top="none" fo:border-bottom="0.05pt solid #000000"/>
    </style:style>
    <style:style style:name="Tableau5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6" style:family="table-cell">
      <style:table-cell-properties fo:padding="0.097cm" fo:border-left="0.05pt solid #000000" fo:border-right="none" fo:border-top="none" fo:border-bottom="0.05pt solid #000000"/>
    </style:style>
    <style:style style:name="Tableau5.B66" style:family="table-cell">
      <style:table-cell-properties fo:padding="0.097cm" fo:border-left="0.05pt solid #000000" fo:border-right="none" fo:border-top="none" fo:border-bottom="0.05pt solid #000000"/>
    </style:style>
    <style:style style:name="Tableau5.C66" style:family="table-cell">
      <style:table-cell-properties fo:padding="0.097cm" fo:border-left="0.05pt solid #000000" fo:border-right="none" fo:border-top="none" fo:border-bottom="0.05pt solid #000000"/>
    </style:style>
    <style:style style:name="Tableau5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7" style:family="table-cell">
      <style:table-cell-properties fo:padding="0.097cm" fo:border-left="0.05pt solid #000000" fo:border-right="none" fo:border-top="none" fo:border-bottom="0.05pt solid #000000"/>
    </style:style>
    <style:style style:name="Tableau5.B67" style:family="table-cell">
      <style:table-cell-properties fo:padding="0.097cm" fo:border-left="0.05pt solid #000000" fo:border-right="none" fo:border-top="none" fo:border-bottom="0.05pt solid #000000"/>
    </style:style>
    <style:style style:name="Tableau5.C67" style:family="table-cell">
      <style:table-cell-properties fo:padding="0.097cm" fo:border-left="0.05pt solid #000000" fo:border-right="none" fo:border-top="none" fo:border-bottom="0.05pt solid #000000"/>
    </style:style>
    <style:style style:name="Tableau5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8" style:family="table-cell">
      <style:table-cell-properties fo:padding="0.097cm" fo:border-left="0.05pt solid #000000" fo:border-right="none" fo:border-top="none" fo:border-bottom="0.05pt solid #000000"/>
    </style:style>
    <style:style style:name="Tableau5.B68" style:family="table-cell">
      <style:table-cell-properties fo:padding="0.097cm" fo:border-left="0.05pt solid #000000" fo:border-right="none" fo:border-top="none" fo:border-bottom="0.05pt solid #000000"/>
    </style:style>
    <style:style style:name="Tableau5.C68" style:family="table-cell">
      <style:table-cell-properties fo:padding="0.097cm" fo:border-left="0.05pt solid #000000" fo:border-right="none" fo:border-top="none" fo:border-bottom="0.05pt solid #000000"/>
    </style:style>
    <style:style style:name="Tableau5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9" style:family="table-cell">
      <style:table-cell-properties fo:padding="0.097cm" fo:border-left="0.05pt solid #000000" fo:border-right="none" fo:border-top="none" fo:border-bottom="0.05pt solid #000000"/>
    </style:style>
    <style:style style:name="Tableau5.B69" style:family="table-cell">
      <style:table-cell-properties fo:padding="0.097cm" fo:border-left="0.05pt solid #000000" fo:border-right="none" fo:border-top="none" fo:border-bottom="0.05pt solid #000000"/>
    </style:style>
    <style:style style:name="Tableau5.C69" style:family="table-cell">
      <style:table-cell-properties fo:padding="0.097cm" fo:border-left="0.05pt solid #000000" fo:border-right="none" fo:border-top="none" fo:border-bottom="0.05pt solid #000000"/>
    </style:style>
    <style:style style:name="Tableau5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0" style:family="table-cell">
      <style:table-cell-properties fo:padding="0.097cm" fo:border-left="0.05pt solid #000000" fo:border-right="none" fo:border-top="none" fo:border-bottom="0.05pt solid #000000"/>
    </style:style>
    <style:style style:name="Tableau5.B70" style:family="table-cell">
      <style:table-cell-properties fo:padding="0.097cm" fo:border-left="0.05pt solid #000000" fo:border-right="none" fo:border-top="none" fo:border-bottom="0.05pt solid #000000"/>
    </style:style>
    <style:style style:name="Tableau5.C70" style:family="table-cell">
      <style:table-cell-properties fo:padding="0.097cm" fo:border-left="0.05pt solid #000000" fo:border-right="none" fo:border-top="none" fo:border-bottom="0.05pt solid #000000"/>
    </style:style>
    <style:style style:name="Tableau5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1" style:family="table-cell">
      <style:table-cell-properties fo:padding="0.097cm" fo:border-left="0.05pt solid #000000" fo:border-right="none" fo:border-top="none" fo:border-bottom="0.05pt solid #000000"/>
    </style:style>
    <style:style style:name="Tableau5.B71" style:family="table-cell">
      <style:table-cell-properties fo:padding="0.097cm" fo:border-left="0.05pt solid #000000" fo:border-right="none" fo:border-top="none" fo:border-bottom="0.05pt solid #000000"/>
    </style:style>
    <style:style style:name="Tableau5.C71" style:family="table-cell">
      <style:table-cell-properties fo:padding="0.097cm" fo:border-left="0.05pt solid #000000" fo:border-right="none" fo:border-top="none" fo:border-bottom="0.05pt solid #000000"/>
    </style:style>
    <style:style style:name="Tableau5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2" style:family="table-cell">
      <style:table-cell-properties fo:padding="0.097cm" fo:border-left="0.05pt solid #000000" fo:border-right="none" fo:border-top="none" fo:border-bottom="0.05pt solid #000000"/>
    </style:style>
    <style:style style:name="Tableau5.B72" style:family="table-cell">
      <style:table-cell-properties fo:padding="0.097cm" fo:border-left="0.05pt solid #000000" fo:border-right="none" fo:border-top="none" fo:border-bottom="0.05pt solid #000000"/>
    </style:style>
    <style:style style:name="Tableau5.C72" style:family="table-cell">
      <style:table-cell-properties fo:padding="0.097cm" fo:border-left="0.05pt solid #000000" fo:border-right="none" fo:border-top="none" fo:border-bottom="0.05pt solid #000000"/>
    </style:style>
    <style:style style:name="Tableau5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3" style:family="table-cell">
      <style:table-cell-properties fo:padding="0.097cm" fo:border-left="0.05pt solid #000000" fo:border-right="none" fo:border-top="none" fo:border-bottom="0.05pt solid #000000"/>
    </style:style>
    <style:style style:name="Tableau5.B73" style:family="table-cell">
      <style:table-cell-properties fo:padding="0.097cm" fo:border-left="0.05pt solid #000000" fo:border-right="none" fo:border-top="none" fo:border-bottom="0.05pt solid #000000"/>
    </style:style>
    <style:style style:name="Tableau5.C73" style:family="table-cell">
      <style:table-cell-properties fo:padding="0.097cm" fo:border-left="0.05pt solid #000000" fo:border-right="none" fo:border-top="none" fo:border-bottom="0.05pt solid #000000"/>
    </style:style>
    <style:style style:name="Tableau5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4" style:family="table-cell">
      <style:table-cell-properties fo:padding="0.097cm" fo:border-left="0.05pt solid #000000" fo:border-right="none" fo:border-top="none" fo:border-bottom="0.05pt solid #000000"/>
    </style:style>
    <style:style style:name="Tableau5.B74" style:family="table-cell">
      <style:table-cell-properties fo:padding="0.097cm" fo:border-left="0.05pt solid #000000" fo:border-right="none" fo:border-top="none" fo:border-bottom="0.05pt solid #000000"/>
    </style:style>
    <style:style style:name="Tableau5.C74" style:family="table-cell">
      <style:table-cell-properties fo:padding="0.097cm" fo:border-left="0.05pt solid #000000" fo:border-right="none" fo:border-top="none" fo:border-bottom="0.05pt solid #000000"/>
    </style:style>
    <style:style style:name="Tableau5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5" style:family="table-cell">
      <style:table-cell-properties fo:padding="0.097cm" fo:border-left="0.05pt solid #000000" fo:border-right="none" fo:border-top="none" fo:border-bottom="0.05pt solid #000000"/>
    </style:style>
    <style:style style:name="Tableau5.B75" style:family="table-cell">
      <style:table-cell-properties fo:padding="0.097cm" fo:border-left="0.05pt solid #000000" fo:border-right="none" fo:border-top="none" fo:border-bottom="0.05pt solid #000000"/>
    </style:style>
    <style:style style:name="Tableau5.C75" style:family="table-cell">
      <style:table-cell-properties fo:padding="0.097cm" fo:border-left="0.05pt solid #000000" fo:border-right="none" fo:border-top="none" fo:border-bottom="0.05pt solid #000000"/>
    </style:style>
    <style:style style:name="Tableau5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6" style:family="table-cell">
      <style:table-cell-properties fo:padding="0.097cm" fo:border-left="0.05pt solid #000000" fo:border-right="none" fo:border-top="none" fo:border-bottom="0.05pt solid #000000"/>
    </style:style>
    <style:style style:name="Tableau5.B76" style:family="table-cell">
      <style:table-cell-properties fo:padding="0.097cm" fo:border-left="0.05pt solid #000000" fo:border-right="none" fo:border-top="none" fo:border-bottom="0.05pt solid #000000"/>
    </style:style>
    <style:style style:name="Tableau5.C76" style:family="table-cell">
      <style:table-cell-properties fo:padding="0.097cm" fo:border-left="0.05pt solid #000000" fo:border-right="none" fo:border-top="none" fo:border-bottom="0.05pt solid #000000"/>
    </style:style>
    <style:style style:name="Tableau5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7" style:family="table-cell">
      <style:table-cell-properties fo:padding="0.097cm" fo:border-left="0.05pt solid #000000" fo:border-right="none" fo:border-top="none" fo:border-bottom="0.05pt solid #000000"/>
    </style:style>
    <style:style style:name="Tableau5.B77" style:family="table-cell">
      <style:table-cell-properties fo:padding="0.097cm" fo:border-left="0.05pt solid #000000" fo:border-right="none" fo:border-top="none" fo:border-bottom="0.05pt solid #000000"/>
    </style:style>
    <style:style style:name="Tableau5.C77" style:family="table-cell">
      <style:table-cell-properties fo:padding="0.097cm" fo:border-left="0.05pt solid #000000" fo:border-right="none" fo:border-top="none" fo:border-bottom="0.05pt solid #000000"/>
    </style:style>
    <style:style style:name="Tableau5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8" style:family="table-cell">
      <style:table-cell-properties fo:padding="0.097cm" fo:border-left="0.05pt solid #000000" fo:border-right="none" fo:border-top="none" fo:border-bottom="0.05pt solid #000000"/>
    </style:style>
    <style:style style:name="Tableau5.B78" style:family="table-cell">
      <style:table-cell-properties fo:padding="0.097cm" fo:border-left="0.05pt solid #000000" fo:border-right="none" fo:border-top="none" fo:border-bottom="0.05pt solid #000000"/>
    </style:style>
    <style:style style:name="Tableau5.C78" style:family="table-cell">
      <style:table-cell-properties fo:padding="0.097cm" fo:border-left="0.05pt solid #000000" fo:border-right="none" fo:border-top="none" fo:border-bottom="0.05pt solid #000000"/>
    </style:style>
    <style:style style:name="Tableau5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9" style:family="table-cell">
      <style:table-cell-properties fo:padding="0.097cm" fo:border-left="0.05pt solid #000000" fo:border-right="none" fo:border-top="none" fo:border-bottom="0.05pt solid #000000"/>
    </style:style>
    <style:style style:name="Tableau5.B79" style:family="table-cell">
      <style:table-cell-properties fo:padding="0.097cm" fo:border-left="0.05pt solid #000000" fo:border-right="none" fo:border-top="none" fo:border-bottom="0.05pt solid #000000"/>
    </style:style>
    <style:style style:name="Tableau5.C79" style:family="table-cell">
      <style:table-cell-properties fo:padding="0.097cm" fo:border-left="0.05pt solid #000000" fo:border-right="none" fo:border-top="none" fo:border-bottom="0.05pt solid #000000"/>
    </style:style>
    <style:style style:name="Tableau5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0" style:family="table-cell">
      <style:table-cell-properties fo:padding="0.097cm" fo:border-left="0.05pt solid #000000" fo:border-right="none" fo:border-top="none" fo:border-bottom="0.05pt solid #000000"/>
    </style:style>
    <style:style style:name="Tableau5.B80" style:family="table-cell">
      <style:table-cell-properties fo:padding="0.097cm" fo:border-left="0.05pt solid #000000" fo:border-right="none" fo:border-top="none" fo:border-bottom="0.05pt solid #000000"/>
    </style:style>
    <style:style style:name="Tableau5.C80" style:family="table-cell">
      <style:table-cell-properties fo:padding="0.097cm" fo:border-left="0.05pt solid #000000" fo:border-right="none" fo:border-top="none" fo:border-bottom="0.05pt solid #000000"/>
    </style:style>
    <style:style style:name="Tableau5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1" style:family="table-cell">
      <style:table-cell-properties fo:padding="0.097cm" fo:border-left="0.05pt solid #000000" fo:border-right="none" fo:border-top="none" fo:border-bottom="0.05pt solid #000000"/>
    </style:style>
    <style:style style:name="Tableau5.B81" style:family="table-cell">
      <style:table-cell-properties fo:padding="0.097cm" fo:border-left="0.05pt solid #000000" fo:border-right="none" fo:border-top="none" fo:border-bottom="0.05pt solid #000000"/>
    </style:style>
    <style:style style:name="Tableau5.C81" style:family="table-cell">
      <style:table-cell-properties fo:padding="0.097cm" fo:border-left="0.05pt solid #000000" fo:border-right="none" fo:border-top="none" fo:border-bottom="0.05pt solid #000000"/>
    </style:style>
    <style:style style:name="Tableau5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2" style:family="table-cell">
      <style:table-cell-properties fo:padding="0.097cm" fo:border-left="0.05pt solid #000000" fo:border-right="none" fo:border-top="none" fo:border-bottom="0.05pt solid #000000"/>
    </style:style>
    <style:style style:name="Tableau5.B82" style:family="table-cell">
      <style:table-cell-properties fo:padding="0.097cm" fo:border-left="0.05pt solid #000000" fo:border-right="none" fo:border-top="none" fo:border-bottom="0.05pt solid #000000"/>
    </style:style>
    <style:style style:name="Tableau5.C82" style:family="table-cell">
      <style:table-cell-properties fo:padding="0.097cm" fo:border-left="0.05pt solid #000000" fo:border-right="none" fo:border-top="none" fo:border-bottom="0.05pt solid #000000"/>
    </style:style>
    <style:style style:name="Tableau5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3" style:family="table-cell">
      <style:table-cell-properties fo:padding="0.097cm" fo:border-left="0.05pt solid #000000" fo:border-right="none" fo:border-top="none" fo:border-bottom="0.05pt solid #000000"/>
    </style:style>
    <style:style style:name="Tableau5.B83" style:family="table-cell">
      <style:table-cell-properties fo:padding="0.097cm" fo:border-left="0.05pt solid #000000" fo:border-right="none" fo:border-top="none" fo:border-bottom="0.05pt solid #000000"/>
    </style:style>
    <style:style style:name="Tableau5.C83" style:family="table-cell">
      <style:table-cell-properties fo:padding="0.097cm" fo:border-left="0.05pt solid #000000" fo:border-right="none" fo:border-top="none" fo:border-bottom="0.05pt solid #000000"/>
    </style:style>
    <style:style style:name="Tableau5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4" style:family="table-cell">
      <style:table-cell-properties fo:padding="0.097cm" fo:border-left="0.05pt solid #000000" fo:border-right="none" fo:border-top="none" fo:border-bottom="0.05pt solid #000000"/>
    </style:style>
    <style:style style:name="Tableau5.B84" style:family="table-cell">
      <style:table-cell-properties fo:padding="0.097cm" fo:border-left="0.05pt solid #000000" fo:border-right="none" fo:border-top="none" fo:border-bottom="0.05pt solid #000000"/>
    </style:style>
    <style:style style:name="Tableau5.C84" style:family="table-cell">
      <style:table-cell-properties fo:padding="0.097cm" fo:border-left="0.05pt solid #000000" fo:border-right="none" fo:border-top="none" fo:border-bottom="0.05pt solid #000000"/>
    </style:style>
    <style:style style:name="Tableau5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5" style:family="table-cell">
      <style:table-cell-properties fo:padding="0.097cm" fo:border-left="0.05pt solid #000000" fo:border-right="none" fo:border-top="none" fo:border-bottom="0.05pt solid #000000"/>
    </style:style>
    <style:style style:name="Tableau5.B85" style:family="table-cell">
      <style:table-cell-properties fo:padding="0.097cm" fo:border-left="0.05pt solid #000000" fo:border-right="none" fo:border-top="none" fo:border-bottom="0.05pt solid #000000"/>
    </style:style>
    <style:style style:name="Tableau5.C85" style:family="table-cell">
      <style:table-cell-properties fo:padding="0.097cm" fo:border-left="0.05pt solid #000000" fo:border-right="none" fo:border-top="none" fo:border-bottom="0.05pt solid #000000"/>
    </style:style>
    <style:style style:name="Tableau5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6" style:family="table-cell">
      <style:table-cell-properties fo:padding="0.097cm" fo:border-left="0.05pt solid #000000" fo:border-right="none" fo:border-top="none" fo:border-bottom="0.05pt solid #000000"/>
    </style:style>
    <style:style style:name="Tableau5.B86" style:family="table-cell">
      <style:table-cell-properties fo:padding="0.097cm" fo:border-left="0.05pt solid #000000" fo:border-right="none" fo:border-top="none" fo:border-bottom="0.05pt solid #000000"/>
    </style:style>
    <style:style style:name="Tableau5.C86" style:family="table-cell">
      <style:table-cell-properties fo:padding="0.097cm" fo:border-left="0.05pt solid #000000" fo:border-right="none" fo:border-top="none" fo:border-bottom="0.05pt solid #000000"/>
    </style:style>
    <style:style style:name="Tableau5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7" style:family="table-cell">
      <style:table-cell-properties fo:padding="0.097cm" fo:border-left="0.05pt solid #000000" fo:border-right="none" fo:border-top="none" fo:border-bottom="0.05pt solid #000000"/>
    </style:style>
    <style:style style:name="Tableau5.B87" style:family="table-cell">
      <style:table-cell-properties fo:padding="0.097cm" fo:border-left="0.05pt solid #000000" fo:border-right="none" fo:border-top="none" fo:border-bottom="0.05pt solid #000000"/>
    </style:style>
    <style:style style:name="Tableau5.C87" style:family="table-cell">
      <style:table-cell-properties fo:padding="0.097cm" fo:border-left="0.05pt solid #000000" fo:border-right="none" fo:border-top="none" fo:border-bottom="0.05pt solid #000000"/>
    </style:style>
    <style:style style:name="Tableau5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8" style:family="table-cell">
      <style:table-cell-properties fo:padding="0.097cm" fo:border-left="0.05pt solid #000000" fo:border-right="none" fo:border-top="none" fo:border-bottom="0.05pt solid #000000"/>
    </style:style>
    <style:style style:name="Tableau5.B88" style:family="table-cell">
      <style:table-cell-properties fo:padding="0.097cm" fo:border-left="0.05pt solid #000000" fo:border-right="none" fo:border-top="none" fo:border-bottom="0.05pt solid #000000"/>
    </style:style>
    <style:style style:name="Tableau5.C88" style:family="table-cell">
      <style:table-cell-properties fo:padding="0.097cm" fo:border-left="0.05pt solid #000000" fo:border-right="none" fo:border-top="none" fo:border-bottom="0.05pt solid #000000"/>
    </style:style>
    <style:style style:name="Tableau5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9" style:family="table-cell">
      <style:table-cell-properties fo:padding="0.097cm" fo:border-left="0.05pt solid #000000" fo:border-right="none" fo:border-top="none" fo:border-bottom="0.05pt solid #000000"/>
    </style:style>
    <style:style style:name="Tableau5.B89" style:family="table-cell">
      <style:table-cell-properties fo:padding="0.097cm" fo:border-left="0.05pt solid #000000" fo:border-right="none" fo:border-top="none" fo:border-bottom="0.05pt solid #000000"/>
    </style:style>
    <style:style style:name="Tableau5.C89" style:family="table-cell">
      <style:table-cell-properties fo:padding="0.097cm" fo:border-left="0.05pt solid #000000" fo:border-right="none" fo:border-top="none" fo:border-bottom="0.05pt solid #000000"/>
    </style:style>
    <style:style style:name="Tableau5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0" style:family="table-cell">
      <style:table-cell-properties fo:padding="0.097cm" fo:border-left="0.05pt solid #000000" fo:border-right="none" fo:border-top="none" fo:border-bottom="0.05pt solid #000000"/>
    </style:style>
    <style:style style:name="Tableau5.B90" style:family="table-cell">
      <style:table-cell-properties fo:padding="0.097cm" fo:border-left="0.05pt solid #000000" fo:border-right="none" fo:border-top="none" fo:border-bottom="0.05pt solid #000000"/>
    </style:style>
    <style:style style:name="Tableau5.C90" style:family="table-cell">
      <style:table-cell-properties fo:padding="0.097cm" fo:border-left="0.05pt solid #000000" fo:border-right="none" fo:border-top="none" fo:border-bottom="0.05pt solid #000000"/>
    </style:style>
    <style:style style:name="Tableau5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1" style:family="table-cell">
      <style:table-cell-properties fo:padding="0.097cm" fo:border-left="0.05pt solid #000000" fo:border-right="none" fo:border-top="none" fo:border-bottom="0.05pt solid #000000"/>
    </style:style>
    <style:style style:name="Tableau5.B91" style:family="table-cell">
      <style:table-cell-properties fo:padding="0.097cm" fo:border-left="0.05pt solid #000000" fo:border-right="none" fo:border-top="none" fo:border-bottom="0.05pt solid #000000"/>
    </style:style>
    <style:style style:name="Tableau5.C91" style:family="table-cell">
      <style:table-cell-properties fo:padding="0.097cm" fo:border-left="0.05pt solid #000000" fo:border-right="none" fo:border-top="none" fo:border-bottom="0.05pt solid #000000"/>
    </style:style>
    <style:style style:name="Tableau5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45d8f" officeooo:paragraph-rsid="00cf367d"/>
    </style:style>
    <style:style style:name="P27" style:family="paragraph" style:parent-style-name="Table_20_Contents">
      <style:text-properties officeooo:rsid="00263fc5" officeooo:paragraph-rsid="00263fc5"/>
    </style:style>
    <style:style style:name="P28" style:family="paragraph" style:parent-style-name="Table_20_Contents">
      <style:text-properties officeooo:rsid="0026f8a2" officeooo:paragraph-rsid="0026f8a2"/>
    </style:style>
    <style:style style:name="P29" style:family="paragraph" style:parent-style-name="Table_20_Contents">
      <style:text-properties officeooo:rsid="0027c6d2" officeooo:paragraph-rsid="0027c6d2"/>
    </style:style>
    <style:style style:name="P30" style:family="paragraph" style:parent-style-name="Table_20_Contents">
      <style:text-properties officeooo:rsid="0029c4d2" officeooo:paragraph-rsid="0029c4d2"/>
    </style:style>
    <style:style style:name="P31" style:family="paragraph" style:parent-style-name="Table_20_Contents">
      <style:text-properties officeooo:rsid="002b0878" officeooo:paragraph-rsid="002b0878"/>
    </style:style>
    <style:style style:name="P32" style:family="paragraph" style:parent-style-name="Table_20_Contents">
      <style:text-properties officeooo:rsid="002beeea" officeooo:paragraph-rsid="002beeea"/>
    </style:style>
    <style:style style:name="P33" style:family="paragraph" style:parent-style-name="Table_20_Contents">
      <style:text-properties officeooo:rsid="002ceb18" officeooo:paragraph-rsid="002ceb18"/>
    </style:style>
    <style:style style:name="P34" style:family="paragraph" style:parent-style-name="Table_20_Contents">
      <style:text-properties officeooo:rsid="002d2635" officeooo:paragraph-rsid="002d2635"/>
    </style:style>
    <style:style style:name="P35" style:family="paragraph" style:parent-style-name="Table_20_Contents">
      <style:text-properties officeooo:rsid="002eace2" officeooo:paragraph-rsid="002eace2"/>
    </style:style>
    <style:style style:name="P36" style:family="paragraph" style:parent-style-name="Table_20_Contents">
      <style:text-properties officeooo:rsid="00303bf2" officeooo:paragraph-rsid="00303bf2"/>
    </style:style>
    <style:style style:name="P37" style:family="paragraph" style:parent-style-name="Table_20_Contents">
      <style:text-properties officeooo:rsid="0031ea08" officeooo:paragraph-rsid="0031ea08"/>
    </style:style>
    <style:style style:name="P38" style:family="paragraph" style:parent-style-name="Table_20_Contents">
      <style:text-properties officeooo:rsid="00320cd8" officeooo:paragraph-rsid="00320cd8"/>
    </style:style>
    <style:style style:name="P39" style:family="paragraph" style:parent-style-name="Table_20_Contents">
      <style:text-properties officeooo:rsid="0032809b" officeooo:paragraph-rsid="0032809b"/>
    </style:style>
    <style:style style:name="P40" style:family="paragraph" style:parent-style-name="Table_20_Contents">
      <style:text-properties officeooo:rsid="00333356" officeooo:paragraph-rsid="00333356"/>
    </style:style>
    <style:style style:name="P41" style:family="paragraph" style:parent-style-name="Table_20_Contents">
      <style:text-properties officeooo:rsid="00343d47" officeooo:paragraph-rsid="00343d47"/>
    </style:style>
    <style:style style:name="P42" style:family="paragraph" style:parent-style-name="Table_20_Contents">
      <style:text-properties officeooo:rsid="0034d573" officeooo:paragraph-rsid="0034d573"/>
    </style:style>
    <style:style style:name="P43" style:family="paragraph" style:parent-style-name="Table_20_Contents">
      <style:text-properties officeooo:rsid="00366bc2" officeooo:paragraph-rsid="00366bc2"/>
    </style:style>
    <style:style style:name="P44" style:family="paragraph" style:parent-style-name="Table_20_Contents">
      <style:text-properties officeooo:rsid="00368dcc" officeooo:paragraph-rsid="00368dcc"/>
    </style:style>
    <style:style style:name="P45" style:family="paragraph" style:parent-style-name="Table_20_Contents">
      <style:text-properties officeooo:rsid="0037df86" officeooo:paragraph-rsid="0037df86"/>
    </style:style>
    <style:style style:name="P46" style:family="paragraph" style:parent-style-name="Table_20_Contents">
      <style:text-properties officeooo:rsid="0039376c" officeooo:paragraph-rsid="0039376c"/>
    </style:style>
    <style:style style:name="P47" style:family="paragraph" style:parent-style-name="Table_20_Contents">
      <style:text-properties officeooo:rsid="003970ef" officeooo:paragraph-rsid="003970ef"/>
    </style:style>
    <style:style style:name="P48" style:family="paragraph" style:parent-style-name="Table_20_Contents">
      <style:text-properties officeooo:rsid="003a7cc5" officeooo:paragraph-rsid="003a7cc5"/>
    </style:style>
    <style:style style:name="P49" style:family="paragraph" style:parent-style-name="Table_20_Contents">
      <style:text-properties officeooo:rsid="003c6433" officeooo:paragraph-rsid="003c6433"/>
    </style:style>
    <style:style style:name="P50" style:family="paragraph" style:parent-style-name="Table_20_Contents">
      <style:text-properties officeooo:rsid="003cf525" officeooo:paragraph-rsid="003cf525"/>
    </style:style>
    <style:style style:name="P51" style:family="paragraph" style:parent-style-name="Table_20_Contents">
      <style:text-properties officeooo:rsid="003de2fb" officeooo:paragraph-rsid="003de2fb"/>
    </style:style>
    <style:style style:name="P52" style:family="paragraph" style:parent-style-name="Table_20_Contents">
      <style:text-properties officeooo:rsid="003e3484" officeooo:paragraph-rsid="003e3484"/>
    </style:style>
    <style:style style:name="P53" style:family="paragraph" style:parent-style-name="Table_20_Contents">
      <style:text-properties officeooo:rsid="003e590d" officeooo:paragraph-rsid="003e590d"/>
    </style:style>
    <style:style style:name="P54" style:family="paragraph" style:parent-style-name="Table_20_Contents">
      <style:text-properties officeooo:rsid="003fcda6" officeooo:paragraph-rsid="003fcda6"/>
    </style:style>
    <style:style style:name="P55" style:family="paragraph" style:parent-style-name="Table_20_Contents">
      <style:text-properties officeooo:rsid="003fcda6" officeooo:paragraph-rsid="00ad3baf"/>
    </style:style>
    <style:style style:name="P56" style:family="paragraph" style:parent-style-name="Table_20_Contents">
      <style:text-properties officeooo:rsid="0041b6bb" officeooo:paragraph-rsid="0041b6bb"/>
    </style:style>
    <style:style style:name="P57" style:family="paragraph" style:parent-style-name="Table_20_Contents">
      <style:text-properties officeooo:rsid="0042e2b0" officeooo:paragraph-rsid="0042e2b0"/>
    </style:style>
    <style:style style:name="P58" style:family="paragraph" style:parent-style-name="Table_20_Contents">
      <style:text-properties officeooo:rsid="0043e98f" officeooo:paragraph-rsid="0043e98f"/>
    </style:style>
    <style:style style:name="P59" style:family="paragraph" style:parent-style-name="Table_20_Contents">
      <style:text-properties officeooo:rsid="0045688d" officeooo:paragraph-rsid="0045688d"/>
    </style:style>
    <style:style style:name="P60" style:family="paragraph" style:parent-style-name="Table_20_Contents">
      <style:text-properties officeooo:rsid="0045d648" officeooo:paragraph-rsid="0045d648"/>
    </style:style>
    <style:style style:name="P61" style:family="paragraph" style:parent-style-name="Table_20_Contents">
      <style:text-properties officeooo:rsid="0046bc8e" officeooo:paragraph-rsid="0046bc8e"/>
    </style:style>
    <style:style style:name="P62" style:family="paragraph" style:parent-style-name="Table_20_Contents">
      <style:text-properties officeooo:rsid="00472f1d" officeooo:paragraph-rsid="00472f1d"/>
    </style:style>
    <style:style style:name="P63" style:family="paragraph" style:parent-style-name="Table_20_Contents">
      <style:text-properties officeooo:rsid="00474cc6" officeooo:paragraph-rsid="00474cc6"/>
    </style:style>
    <style:style style:name="P64" style:family="paragraph" style:parent-style-name="Table_20_Contents">
      <style:text-properties officeooo:rsid="0048cfd5" officeooo:paragraph-rsid="0048cfd5"/>
    </style:style>
    <style:style style:name="P65" style:family="paragraph" style:parent-style-name="Table_20_Contents">
      <style:text-properties officeooo:rsid="0049f883" officeooo:paragraph-rsid="0049f883"/>
    </style:style>
    <style:style style:name="P66" style:family="paragraph" style:parent-style-name="Table_20_Contents">
      <style:text-properties officeooo:rsid="004bf1bd" officeooo:paragraph-rsid="004bf1bd"/>
    </style:style>
    <style:style style:name="P67" style:family="paragraph" style:parent-style-name="Table_20_Contents">
      <style:text-properties officeooo:rsid="004cde15" officeooo:paragraph-rsid="004cde15"/>
    </style:style>
    <style:style style:name="P68" style:family="paragraph" style:parent-style-name="Table_20_Contents">
      <style:text-properties officeooo:rsid="004cf1a7" officeooo:paragraph-rsid="004cf1a7"/>
    </style:style>
    <style:style style:name="P69" style:family="paragraph" style:parent-style-name="Table_20_Contents">
      <style:text-properties officeooo:rsid="004df04a" officeooo:paragraph-rsid="004df04a"/>
    </style:style>
    <style:style style:name="P70" style:family="paragraph" style:parent-style-name="Table_20_Contents">
      <style:text-properties officeooo:rsid="004e073d" officeooo:paragraph-rsid="004e073d"/>
    </style:style>
    <style:style style:name="P71" style:family="paragraph" style:parent-style-name="Table_20_Contents">
      <style:text-properties officeooo:rsid="004f8563" officeooo:paragraph-rsid="004f8563"/>
    </style:style>
    <style:style style:name="P72" style:family="paragraph" style:parent-style-name="Table_20_Contents">
      <style:text-properties officeooo:rsid="004f8563" officeooo:paragraph-rsid="00cb725f"/>
    </style:style>
    <style:style style:name="P73" style:family="paragraph" style:parent-style-name="Table_20_Contents">
      <style:text-properties officeooo:rsid="00507f5f" officeooo:paragraph-rsid="00507f5f"/>
    </style:style>
    <style:style style:name="P74" style:family="paragraph" style:parent-style-name="Table_20_Contents">
      <style:text-properties officeooo:rsid="00523c58" officeooo:paragraph-rsid="00523c58"/>
    </style:style>
    <style:style style:name="P75" style:family="paragraph" style:parent-style-name="Table_20_Contents">
      <style:text-properties officeooo:rsid="005264da" officeooo:paragraph-rsid="005264da"/>
    </style:style>
    <style:style style:name="P76" style:family="paragraph" style:parent-style-name="Table_20_Contents">
      <style:text-properties officeooo:rsid="00537df8" officeooo:paragraph-rsid="00537df8"/>
    </style:style>
    <style:style style:name="P77" style:family="paragraph" style:parent-style-name="Table_20_Contents">
      <style:text-properties officeooo:rsid="00537df8" officeooo:paragraph-rsid="00bb402d"/>
    </style:style>
    <style:style style:name="P78" style:family="paragraph" style:parent-style-name="Table_20_Contents">
      <style:text-properties officeooo:rsid="0056e486" officeooo:paragraph-rsid="0056e486"/>
    </style:style>
    <style:style style:name="P79" style:family="paragraph" style:parent-style-name="Table_20_Contents">
      <style:text-properties officeooo:rsid="0057e7ca" officeooo:paragraph-rsid="0057e7ca"/>
    </style:style>
    <style:style style:name="P80" style:family="paragraph" style:parent-style-name="Table_20_Contents">
      <style:text-properties officeooo:rsid="00584394" officeooo:paragraph-rsid="00584394"/>
    </style:style>
    <style:style style:name="P81" style:family="paragraph" style:parent-style-name="Table_20_Contents">
      <style:text-properties officeooo:rsid="0058d31b" officeooo:paragraph-rsid="0058d31b"/>
    </style:style>
    <style:style style:name="P82" style:family="paragraph" style:parent-style-name="Table_20_Contents">
      <style:text-properties officeooo:rsid="005c274b" officeooo:paragraph-rsid="005c274b"/>
    </style:style>
    <style:style style:name="P83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4" style:family="paragraph" style:parent-style-name="Table_20_Contents">
      <style:text-properties officeooo:rsid="005c84d0" officeooo:paragraph-rsid="005c84d0"/>
    </style:style>
    <style:style style:name="P85" style:family="paragraph" style:parent-style-name="Table_20_Contents">
      <style:text-properties officeooo:rsid="005e8234" officeooo:paragraph-rsid="005e8234"/>
    </style:style>
    <style:style style:name="P86" style:family="paragraph" style:parent-style-name="Table_20_Contents">
      <style:text-properties officeooo:rsid="006071d2" officeooo:paragraph-rsid="006071d2"/>
    </style:style>
    <style:style style:name="P87" style:family="paragraph" style:parent-style-name="Table_20_Contents">
      <style:text-properties officeooo:rsid="0060afb5" officeooo:paragraph-rsid="0060afb5"/>
    </style:style>
    <style:style style:name="P88" style:family="paragraph" style:parent-style-name="Table_20_Contents">
      <style:text-properties officeooo:rsid="00610f0b" officeooo:paragraph-rsid="00610f0b"/>
    </style:style>
    <style:style style:name="P89" style:family="paragraph" style:parent-style-name="Table_20_Contents">
      <style:text-properties officeooo:rsid="006124e2" officeooo:paragraph-rsid="006124e2"/>
    </style:style>
    <style:style style:name="P90" style:family="paragraph" style:parent-style-name="Table_20_Contents">
      <style:text-properties officeooo:rsid="0062cee5" officeooo:paragraph-rsid="0062cee5"/>
    </style:style>
    <style:style style:name="P91" style:family="paragraph" style:parent-style-name="Table_20_Contents">
      <style:text-properties officeooo:rsid="0063770a" officeooo:paragraph-rsid="0063770a"/>
    </style:style>
    <style:style style:name="P92" style:family="paragraph" style:parent-style-name="Table_20_Contents">
      <style:text-properties officeooo:rsid="00638aea" officeooo:paragraph-rsid="00638aea"/>
    </style:style>
    <style:style style:name="P93" style:family="paragraph" style:parent-style-name="Table_20_Contents">
      <style:text-properties officeooo:rsid="006419ed" officeooo:paragraph-rsid="006419ed"/>
    </style:style>
    <style:style style:name="P94" style:family="paragraph" style:parent-style-name="Table_20_Contents">
      <style:text-properties officeooo:rsid="0064879a" officeooo:paragraph-rsid="0064879a"/>
    </style:style>
    <style:style style:name="P95" style:family="paragraph" style:parent-style-name="Table_20_Contents">
      <style:text-properties officeooo:rsid="0065451c" officeooo:paragraph-rsid="0065451c"/>
    </style:style>
    <style:style style:name="P96" style:family="paragraph" style:parent-style-name="Table_20_Contents">
      <style:text-properties officeooo:rsid="00665184" officeooo:paragraph-rsid="00665184"/>
    </style:style>
    <style:style style:name="P97" style:family="paragraph" style:parent-style-name="Table_20_Contents">
      <style:text-properties officeooo:rsid="0067ee95" officeooo:paragraph-rsid="0067ee95"/>
    </style:style>
    <style:style style:name="P98" style:family="paragraph" style:parent-style-name="Table_20_Contents">
      <style:text-properties officeooo:rsid="00686e7d" officeooo:paragraph-rsid="00686e7d"/>
    </style:style>
    <style:style style:name="P99" style:family="paragraph" style:parent-style-name="Table_20_Contents">
      <style:text-properties officeooo:rsid="006953c2" officeooo:paragraph-rsid="006953c2"/>
    </style:style>
    <style:style style:name="P100" style:family="paragraph" style:parent-style-name="Table_20_Contents">
      <style:text-properties officeooo:rsid="006a1e53" officeooo:paragraph-rsid="006a1e53"/>
    </style:style>
    <style:style style:name="P101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2" style:family="paragraph" style:parent-style-name="Table_20_Contents">
      <style:text-properties officeooo:rsid="006a2230" officeooo:paragraph-rsid="006a2230"/>
    </style:style>
    <style:style style:name="P103" style:family="paragraph" style:parent-style-name="Table_20_Contents">
      <style:text-properties officeooo:rsid="006a2376" officeooo:paragraph-rsid="006a2376"/>
    </style:style>
    <style:style style:name="P104" style:family="paragraph" style:parent-style-name="Table_20_Contents">
      <style:text-properties officeooo:rsid="006a479e" officeooo:paragraph-rsid="006a479e"/>
    </style:style>
    <style:style style:name="P105" style:family="paragraph" style:parent-style-name="Table_20_Contents">
      <style:text-properties officeooo:rsid="006aa1e3" officeooo:paragraph-rsid="006aa1e3"/>
    </style:style>
    <style:style style:name="P106" style:family="paragraph" style:parent-style-name="Table_20_Contents">
      <style:text-properties officeooo:rsid="006bff25" officeooo:paragraph-rsid="006bff25"/>
    </style:style>
    <style:style style:name="P107" style:family="paragraph" style:parent-style-name="Table_20_Contents">
      <style:text-properties officeooo:rsid="006c249d" officeooo:paragraph-rsid="006c249d"/>
    </style:style>
    <style:style style:name="P108" style:family="paragraph" style:parent-style-name="Table_20_Contents">
      <style:text-properties officeooo:rsid="006daf62" officeooo:paragraph-rsid="006daf62"/>
    </style:style>
    <style:style style:name="P109" style:family="paragraph" style:parent-style-name="Table_20_Contents">
      <style:text-properties officeooo:rsid="006f419e" officeooo:paragraph-rsid="006f419e"/>
    </style:style>
    <style:style style:name="P110" style:family="paragraph" style:parent-style-name="Table_20_Contents">
      <style:text-properties officeooo:rsid="006f4971" officeooo:paragraph-rsid="006f4971"/>
    </style:style>
    <style:style style:name="P111" style:family="paragraph" style:parent-style-name="Table_20_Contents">
      <style:text-properties officeooo:rsid="007092fc" officeooo:paragraph-rsid="00bb402d"/>
    </style:style>
    <style:style style:name="P112" style:family="paragraph" style:parent-style-name="Table_20_Contents">
      <style:text-properties officeooo:rsid="00715c67" officeooo:paragraph-rsid="00bb402d"/>
    </style:style>
    <style:style style:name="P113" style:family="paragraph" style:parent-style-name="Table_20_Contents">
      <style:text-properties officeooo:rsid="0071c1a0" officeooo:paragraph-rsid="00bb402d"/>
    </style:style>
    <style:style style:name="P114" style:family="paragraph" style:parent-style-name="Table_20_Contents">
      <style:text-properties officeooo:rsid="0072cb73" officeooo:paragraph-rsid="00bb402d"/>
    </style:style>
    <style:style style:name="P115" style:family="paragraph" style:parent-style-name="Table_20_Contents">
      <style:text-properties officeooo:rsid="00752395" officeooo:paragraph-rsid="00bb402d"/>
    </style:style>
    <style:style style:name="P116" style:family="paragraph" style:parent-style-name="Table_20_Contents">
      <style:text-properties officeooo:rsid="0075c097" officeooo:paragraph-rsid="00bb402d"/>
    </style:style>
    <style:style style:name="P117" style:family="paragraph" style:parent-style-name="Table_20_Contents">
      <style:text-properties officeooo:rsid="0075e0b9" officeooo:paragraph-rsid="00bb402d"/>
    </style:style>
    <style:style style:name="P118" style:family="paragraph" style:parent-style-name="Table_20_Contents">
      <style:text-properties officeooo:rsid="0075e4b1" officeooo:paragraph-rsid="00bb402d"/>
    </style:style>
    <style:style style:name="P119" style:family="paragraph" style:parent-style-name="Table_20_Contents">
      <style:text-properties officeooo:rsid="0077ace9" officeooo:paragraph-rsid="00bb402d"/>
    </style:style>
    <style:style style:name="P120" style:family="paragraph" style:parent-style-name="Table_20_Contents">
      <style:text-properties officeooo:rsid="0077ebc7" officeooo:paragraph-rsid="00bb402d"/>
    </style:style>
    <style:style style:name="P121" style:family="paragraph" style:parent-style-name="Table_20_Contents">
      <style:text-properties officeooo:rsid="00791bca" officeooo:paragraph-rsid="00bb402d"/>
    </style:style>
    <style:style style:name="P122" style:family="paragraph" style:parent-style-name="Table_20_Contents">
      <style:text-properties officeooo:rsid="007ab412" officeooo:paragraph-rsid="00bb402d"/>
    </style:style>
    <style:style style:name="P123" style:family="paragraph" style:parent-style-name="Table_20_Contents">
      <style:text-properties officeooo:rsid="007bcb5d" officeooo:paragraph-rsid="00bb402d"/>
    </style:style>
    <style:style style:name="P124" style:family="paragraph" style:parent-style-name="Table_20_Contents">
      <style:text-properties officeooo:rsid="007d6291" officeooo:paragraph-rsid="00bb402d"/>
    </style:style>
    <style:style style:name="P125" style:family="paragraph" style:parent-style-name="Table_20_Contents">
      <style:text-properties officeooo:rsid="007d7e6f" officeooo:paragraph-rsid="00bb402d"/>
    </style:style>
    <style:style style:name="P126" style:family="paragraph" style:parent-style-name="Table_20_Contents">
      <style:text-properties officeooo:rsid="007ecdbe" officeooo:paragraph-rsid="00bb402d"/>
    </style:style>
    <style:style style:name="P127" style:family="paragraph" style:parent-style-name="Table_20_Contents">
      <style:text-properties officeooo:rsid="007fdff7" officeooo:paragraph-rsid="00bb402d"/>
    </style:style>
    <style:style style:name="P128" style:family="paragraph" style:parent-style-name="Table_20_Contents">
      <style:text-properties officeooo:rsid="008065b6" officeooo:paragraph-rsid="00bb402d"/>
    </style:style>
    <style:style style:name="P129" style:family="paragraph" style:parent-style-name="Table_20_Contents">
      <style:text-properties officeooo:rsid="0081f102" officeooo:paragraph-rsid="00bb402d"/>
    </style:style>
    <style:style style:name="P130" style:family="paragraph" style:parent-style-name="Table_20_Contents">
      <style:text-properties officeooo:rsid="008357aa" officeooo:paragraph-rsid="00bb402d"/>
    </style:style>
    <style:style style:name="P131" style:family="paragraph" style:parent-style-name="Table_20_Contents">
      <style:text-properties officeooo:rsid="0084edf6" officeooo:paragraph-rsid="00bb402d"/>
    </style:style>
    <style:style style:name="P132" style:family="paragraph" style:parent-style-name="Table_20_Contents">
      <style:text-properties officeooo:rsid="0085b835" officeooo:paragraph-rsid="00bb402d"/>
    </style:style>
    <style:style style:name="P133" style:family="paragraph" style:parent-style-name="Table_20_Contents">
      <style:text-properties officeooo:rsid="0086f57e" officeooo:paragraph-rsid="0086f57e"/>
    </style:style>
    <style:style style:name="P134" style:family="paragraph" style:parent-style-name="Table_20_Contents">
      <style:text-properties officeooo:rsid="008774c6" officeooo:paragraph-rsid="008774c6"/>
    </style:style>
    <style:style style:name="P135" style:family="paragraph" style:parent-style-name="Table_20_Contents">
      <style:text-properties officeooo:rsid="008a6676" officeooo:paragraph-rsid="008a6676"/>
    </style:style>
    <style:style style:name="P136" style:family="paragraph" style:parent-style-name="Table_20_Contents">
      <style:text-properties officeooo:rsid="008b5347" officeooo:paragraph-rsid="008b5347"/>
    </style:style>
    <style:style style:name="P137" style:family="paragraph" style:parent-style-name="Table_20_Contents">
      <style:text-properties officeooo:rsid="008bd5ea" officeooo:paragraph-rsid="008bd5ea"/>
    </style:style>
    <style:style style:name="P138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9" style:family="paragraph" style:parent-style-name="Table_20_Contents">
      <style:text-properties officeooo:rsid="008d71cb" officeooo:paragraph-rsid="008d71cb"/>
    </style:style>
    <style:style style:name="P140" style:family="paragraph" style:parent-style-name="Table_20_Contents">
      <style:text-properties officeooo:rsid="0091fdf2" officeooo:paragraph-rsid="0091fdf2"/>
    </style:style>
    <style:style style:name="P141" style:family="paragraph" style:parent-style-name="Table_20_Contents">
      <style:text-properties officeooo:rsid="0094f0ee" officeooo:paragraph-rsid="0037df86"/>
    </style:style>
    <style:style style:name="P142" style:family="paragraph" style:parent-style-name="Table_20_Contents">
      <style:text-properties officeooo:rsid="0094f0ee" officeooo:paragraph-rsid="003a7cc5"/>
    </style:style>
    <style:style style:name="P143" style:family="paragraph" style:parent-style-name="Table_20_Contents">
      <style:text-properties officeooo:rsid="009a8377" officeooo:paragraph-rsid="009a8377"/>
    </style:style>
    <style:style style:name="P144" style:family="paragraph" style:parent-style-name="Table_20_Contents">
      <style:text-properties officeooo:rsid="009c3e04" officeooo:paragraph-rsid="009c3e04"/>
    </style:style>
    <style:style style:name="P145" style:family="paragraph" style:parent-style-name="Table_20_Contents">
      <style:text-properties officeooo:rsid="00a00f36" officeooo:paragraph-rsid="00a00f36"/>
    </style:style>
    <style:style style:name="P146" style:family="paragraph" style:parent-style-name="Table_20_Contents">
      <style:text-properties officeooo:rsid="00a216eb"/>
    </style:style>
    <style:style style:name="P147" style:family="paragraph" style:parent-style-name="Table_20_Contents">
      <style:text-properties officeooo:rsid="00a72051" officeooo:paragraph-rsid="00a72051"/>
    </style:style>
    <style:style style:name="P148" style:family="paragraph" style:parent-style-name="Table_20_Contents">
      <style:text-properties officeooo:rsid="00a87503" officeooo:paragraph-rsid="00a87503"/>
    </style:style>
    <style:style style:name="P149" style:family="paragraph" style:parent-style-name="Table_20_Contents">
      <style:text-properties officeooo:rsid="00b36064" officeooo:paragraph-rsid="00b36064"/>
    </style:style>
    <style:style style:name="P150" style:family="paragraph" style:parent-style-name="Table_20_Contents">
      <style:text-properties fo:font-weight="bold" officeooo:rsid="00b36064" officeooo:paragraph-rsid="00b36064"/>
    </style:style>
    <style:style style:name="P151" style:family="paragraph" style:parent-style-name="Table_20_Contents">
      <style:text-properties officeooo:rsid="00b3ef2e" officeooo:paragraph-rsid="00b3ef2e"/>
    </style:style>
    <style:style style:name="P152" style:family="paragraph" style:parent-style-name="Table_20_Contents">
      <style:text-properties officeooo:rsid="00b505ad" officeooo:paragraph-rsid="00b505ad"/>
    </style:style>
    <style:style style:name="P153" style:family="paragraph" style:parent-style-name="Table_20_Contents">
      <style:text-properties officeooo:rsid="00b5cb54" officeooo:paragraph-rsid="00b5cb54"/>
    </style:style>
    <style:style style:name="P154" style:family="paragraph" style:parent-style-name="Table_20_Contents">
      <style:text-properties officeooo:rsid="00b7b19a" officeooo:paragraph-rsid="00b7b19a"/>
    </style:style>
    <style:style style:name="P155" style:family="paragraph" style:parent-style-name="Table_20_Contents">
      <style:text-properties officeooo:rsid="00b88046" officeooo:paragraph-rsid="00b88046"/>
    </style:style>
    <style:style style:name="P156" style:family="paragraph" style:parent-style-name="Table_20_Contents">
      <style:text-properties officeooo:rsid="00b95355" officeooo:paragraph-rsid="00b95355"/>
    </style:style>
    <style:style style:name="P157" style:family="paragraph" style:parent-style-name="Table_20_Contents">
      <style:text-properties officeooo:rsid="00bd05e3" officeooo:paragraph-rsid="00bd05e3"/>
    </style:style>
    <style:style style:name="P158" style:family="paragraph" style:parent-style-name="Table_20_Contents">
      <style:text-properties officeooo:rsid="00be92ad" officeooo:paragraph-rsid="00be92ad"/>
    </style:style>
    <style:style style:name="P159" style:family="paragraph" style:parent-style-name="Table_20_Contents">
      <style:text-properties officeooo:rsid="00c0658b" officeooo:paragraph-rsid="00c0658b"/>
    </style:style>
    <style:style style:name="P160" style:family="paragraph" style:parent-style-name="Table_20_Contents">
      <style:text-properties officeooo:rsid="00c0658b" officeooo:paragraph-rsid="00c3be8f"/>
    </style:style>
    <style:style style:name="P161" style:family="paragraph" style:parent-style-name="Table_20_Contents">
      <style:text-properties officeooo:rsid="00c26284" officeooo:paragraph-rsid="00c26284"/>
    </style:style>
    <style:style style:name="P162" style:family="paragraph" style:parent-style-name="Table_20_Contents">
      <style:text-properties officeooo:rsid="00c26284" officeooo:paragraph-rsid="00c3be8f"/>
    </style:style>
    <style:style style:name="P163" style:family="paragraph" style:parent-style-name="Table_20_Contents">
      <style:text-properties officeooo:rsid="00c26284" officeooo:paragraph-rsid="00c52df1"/>
    </style:style>
    <style:style style:name="P164" style:family="paragraph" style:parent-style-name="Table_20_Contents">
      <style:text-properties officeooo:rsid="00c3be8f" officeooo:paragraph-rsid="00c3be8f"/>
    </style:style>
    <style:style style:name="P165" style:family="paragraph" style:parent-style-name="Table_20_Contents">
      <style:text-properties officeooo:rsid="00c3c4e5" officeooo:paragraph-rsid="00c3c4e5"/>
    </style:style>
    <style:style style:name="P166" style:family="paragraph" style:parent-style-name="Table_20_Contents">
      <style:text-properties officeooo:rsid="00c52df1" officeooo:paragraph-rsid="00c52df1"/>
    </style:style>
    <style:style style:name="P167" style:family="paragraph" style:parent-style-name="Table_20_Contents">
      <style:text-properties officeooo:rsid="00c82dc3" officeooo:paragraph-rsid="00c82dc3"/>
    </style:style>
    <style:style style:name="P168" style:family="paragraph" style:parent-style-name="Table_20_Contents">
      <style:text-properties officeooo:rsid="00c9087e" officeooo:paragraph-rsid="00c9087e"/>
    </style:style>
    <style:style style:name="P169" style:family="paragraph" style:parent-style-name="Table_20_Contents">
      <style:text-properties officeooo:rsid="00cab95c" officeooo:paragraph-rsid="00cab95c"/>
    </style:style>
    <style:style style:name="P170" style:family="paragraph" style:parent-style-name="Table_20_Contents">
      <style:text-properties officeooo:rsid="00cb725f" officeooo:paragraph-rsid="00cb725f"/>
    </style:style>
    <style:style style:name="P171" style:family="paragraph" style:parent-style-name="Table_20_Contents">
      <style:text-properties officeooo:rsid="009322d4" officeooo:paragraph-rsid="009322d4"/>
    </style:style>
    <style:style style:name="P172" style:family="paragraph" style:parent-style-name="Table_20_Contents">
      <style:text-properties officeooo:rsid="00cf367d" officeooo:paragraph-rsid="00cf367d"/>
    </style:style>
    <style:style style:name="P173" style:family="paragraph" style:parent-style-name="Table_20_Contents">
      <style:text-properties officeooo:rsid="00d12ddf" officeooo:paragraph-rsid="00d12ddf"/>
    </style:style>
    <style:style style:name="P174" style:family="paragraph" style:parent-style-name="Table_20_Contents">
      <style:text-properties officeooo:rsid="00d2f8f5" officeooo:paragraph-rsid="00d2f8f5"/>
    </style:style>
    <style:style style:name="P175" style:family="paragraph" style:parent-style-name="Table_20_Contents">
      <style:text-properties officeooo:rsid="00d3095b" officeooo:paragraph-rsid="00d3095b"/>
    </style:style>
    <style:style style:name="P176" style:family="paragraph" style:parent-style-name="Table_20_Contents">
      <style:text-properties officeooo:rsid="00d480b8" officeooo:paragraph-rsid="00d480b8"/>
    </style:style>
    <style:style style:name="P177" style:family="paragraph" style:parent-style-name="Table_20_Contents">
      <style:text-properties officeooo:rsid="00d63779" officeooo:paragraph-rsid="00d63779"/>
    </style:style>
    <style:style style:name="P178" style:family="paragraph" style:parent-style-name="Table_20_Contents">
      <style:text-properties officeooo:rsid="00d7291a" officeooo:paragraph-rsid="00d7291a"/>
    </style:style>
    <style:style style:name="P179" style:family="paragraph" style:parent-style-name="Table_20_Contents">
      <style:text-properties officeooo:rsid="00d90d88" officeooo:paragraph-rsid="00d90d88"/>
    </style:style>
    <style:style style:name="P180" style:family="paragraph" style:parent-style-name="Footnote">
      <style:text-properties officeooo:rsid="000b161d" officeooo:paragraph-rsid="000b161d"/>
    </style:style>
    <style:style style:name="P181" style:family="paragraph" style:parent-style-name="Table_20_Heading">
      <style:text-properties officeooo:rsid="00084874" officeooo:paragraph-rsid="00084874"/>
    </style:style>
    <style:style style:name="P182" style:family="paragraph" style:parent-style-name="Table_20_Heading">
      <style:text-properties officeooo:rsid="00084874" officeooo:paragraph-rsid="00533014"/>
    </style:style>
    <style:style style:name="P183" style:family="paragraph" style:parent-style-name="Table_20_Heading">
      <style:text-properties officeooo:rsid="00084874" officeooo:paragraph-rsid="00bb402d"/>
    </style:style>
    <style:style style:name="P184" style:family="paragraph" style:parent-style-name="Table_20_Heading">
      <style:text-properties officeooo:rsid="00084874" officeooo:paragraph-rsid="00cb725f"/>
    </style:style>
    <style:style style:name="P185" style:family="paragraph" style:parent-style-name="Table_20_Heading">
      <style:text-properties officeooo:rsid="00098c23" officeooo:paragraph-rsid="00098c23"/>
    </style:style>
    <style:style style:name="P186" style:family="paragraph" style:parent-style-name="Table_20_Heading">
      <style:text-properties officeooo:rsid="00098c23" officeooo:paragraph-rsid="00533014"/>
    </style:style>
    <style:style style:name="P187" style:family="paragraph" style:parent-style-name="Table_20_Heading">
      <style:text-properties officeooo:rsid="00098c23" officeooo:paragraph-rsid="00bb402d"/>
    </style:style>
    <style:style style:name="P188" style:family="paragraph" style:parent-style-name="Table_20_Heading">
      <style:text-properties officeooo:rsid="00098c23" officeooo:paragraph-rsid="00cb725f"/>
    </style:style>
    <style:style style:name="P189" style:family="paragraph" style:parent-style-name="Table_20_Heading">
      <style:text-properties officeooo:rsid="0016f893" officeooo:paragraph-rsid="0016f893"/>
    </style:style>
    <style:style style:name="P190" style:family="paragraph" style:parent-style-name="Table_20_Heading">
      <style:text-properties officeooo:rsid="0016f893" officeooo:paragraph-rsid="00533014"/>
    </style:style>
    <style:style style:name="P191" style:family="paragraph" style:parent-style-name="Table_20_Heading">
      <style:text-properties officeooo:rsid="0016f893" officeooo:paragraph-rsid="00bb402d"/>
    </style:style>
    <style:style style:name="P192" style:family="paragraph" style:parent-style-name="Table_20_Heading">
      <style:text-properties officeooo:rsid="0016f893" officeooo:paragraph-rsid="00cb725f"/>
    </style:style>
    <style:style style:name="P193" style:family="paragraph" style:parent-style-name="Table_20_Contents">
      <style:text-properties officeooo:rsid="0029c4d2" officeooo:paragraph-rsid="0029c4d2"/>
    </style:style>
    <style:style style:name="P194" style:family="paragraph" style:parent-style-name="Table_20_Contents">
      <style:text-properties officeooo:rsid="00da31d3" officeooo:paragraph-rsid="00da31d3"/>
    </style:style>
    <style:style style:name="P195" style:family="paragraph" style:parent-style-name="Table_20_Contents">
      <style:text-properties officeooo:rsid="0031ea08" officeooo:paragraph-rsid="0031ea08"/>
    </style:style>
    <style:style style:name="P196" style:family="paragraph" style:parent-style-name="Table_20_Contents">
      <style:text-properties officeooo:rsid="004f8563" officeooo:paragraph-rsid="00cb725f"/>
    </style:style>
    <style:style style:name="P197" style:family="paragraph" style:parent-style-name="Table_20_Contents">
      <style:text-properties officeooo:rsid="003fcda6" officeooo:paragraph-rsid="003fcda6"/>
    </style:style>
    <style:style style:name="P198" style:family="paragraph" style:parent-style-name="Table_20_Contents">
      <style:text-properties officeooo:rsid="00523c58" officeooo:paragraph-rsid="00523c58"/>
    </style:style>
    <style:style style:name="P199" style:family="paragraph" style:parent-style-name="Table_20_Contents">
      <style:text-properties officeooo:rsid="00c82dc3" officeooo:paragraph-rsid="00c82dc3"/>
    </style:style>
    <style:style style:name="P200" style:family="paragraph" style:parent-style-name="Table_20_Contents">
      <style:text-properties officeooo:rsid="00c9087e" officeooo:paragraph-rsid="00c9087e"/>
    </style:style>
    <style:style style:name="P201" style:family="paragraph" style:parent-style-name="Heading_20_1">
      <style:text-properties officeooo:paragraph-rsid="00cb725f"/>
    </style:style>
    <style:style style:name="P202" style:family="paragraph" style:parent-style-name="Heading_20_1">
      <style:text-properties officeooo:paragraph-rsid="00533014"/>
    </style:style>
    <style:style style:name="P203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913f00"/>
    </style:style>
    <style:style style:name="T28" style:family="text">
      <style:text-properties officeooo:rsid="009322d4"/>
    </style:style>
    <style:style style:name="T29" style:family="text">
      <style:text-properties officeooo:rsid="0094f0ee"/>
    </style:style>
    <style:style style:name="T30" style:family="text">
      <style:text-properties officeooo:rsid="0096dee7"/>
    </style:style>
    <style:style style:name="T31" style:family="text">
      <style:text-properties officeooo:rsid="00983f09"/>
    </style:style>
    <style:style style:name="T32" style:family="text">
      <style:text-properties officeooo:rsid="009878cd"/>
    </style:style>
    <style:style style:name="T33" style:family="text">
      <style:text-properties officeooo:rsid="0098c07a"/>
    </style:style>
    <style:style style:name="T34" style:family="text">
      <style:text-properties officeooo:rsid="0098eb5d"/>
    </style:style>
    <style:style style:name="T35" style:family="text">
      <style:text-properties officeooo:rsid="009a8377"/>
    </style:style>
    <style:style style:name="T36" style:family="text">
      <style:text-properties officeooo:rsid="009c3e04"/>
    </style:style>
    <style:style style:name="T37" style:family="text">
      <style:text-properties officeooo:rsid="009e67a1"/>
    </style:style>
    <style:style style:name="T38" style:family="text">
      <style:text-properties officeooo:rsid="009f6c05"/>
    </style:style>
    <style:style style:name="T39" style:family="text">
      <style:text-properties officeooo:rsid="00a00f36"/>
    </style:style>
    <style:style style:name="T40" style:family="text">
      <style:text-properties officeooo:rsid="00a12876"/>
    </style:style>
    <style:style style:name="T41" style:family="text">
      <style:text-properties officeooo:rsid="00a18913"/>
    </style:style>
    <style:style style:name="T42" style:family="text">
      <style:text-properties officeooo:rsid="00a216eb"/>
    </style:style>
    <style:style style:name="T43" style:family="text">
      <style:text-properties officeooo:rsid="00a2fe7c"/>
    </style:style>
    <style:style style:name="T44" style:family="text">
      <style:text-properties officeooo:rsid="00a425a4"/>
    </style:style>
    <style:style style:name="T45" style:family="text">
      <style:text-properties officeooo:rsid="00a49f6f"/>
    </style:style>
    <style:style style:name="T46" style:family="text">
      <style:text-properties officeooo:rsid="00a5c386"/>
    </style:style>
    <style:style style:name="T47" style:family="text">
      <style:text-properties officeooo:rsid="00a87503"/>
    </style:style>
    <style:style style:name="T48" style:family="text">
      <style:text-properties officeooo:rsid="00ab6e4d"/>
    </style:style>
    <style:style style:name="T49" style:family="text">
      <style:text-properties officeooo:rsid="00ad3baf"/>
    </style:style>
    <style:style style:name="T50" style:family="text">
      <style:text-properties officeooo:rsid="00ade314"/>
    </style:style>
    <style:style style:name="T51" style:family="text">
      <style:text-properties officeooo:rsid="00af1919"/>
    </style:style>
    <style:style style:name="T52" style:family="text">
      <style:text-properties officeooo:rsid="00b07a6a"/>
    </style:style>
    <style:style style:name="T53" style:family="text">
      <style:text-properties officeooo:rsid="00b36064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b3ef2e"/>
    </style:style>
    <style:style style:name="T56" style:family="text">
      <style:text-properties officeooo:rsid="00b88046"/>
    </style:style>
    <style:style style:name="T57" style:family="text">
      <style:text-properties officeooo:rsid="00c0658b"/>
    </style:style>
    <style:style style:name="T58" style:family="text">
      <style:text-properties officeooo:rsid="00c26284"/>
    </style:style>
    <style:style style:name="T59" style:family="text">
      <style:text-properties officeooo:rsid="00c3be8f"/>
    </style:style>
    <style:style style:name="T60" style:family="text">
      <style:text-properties officeooo:rsid="00c3c4e5"/>
    </style:style>
    <style:style style:name="T61" style:family="text">
      <style:text-properties officeooo:rsid="00c52df1"/>
    </style:style>
    <style:style style:name="T62" style:family="text">
      <style:text-properties officeooo:rsid="00c729d1"/>
    </style:style>
    <style:style style:name="T63" style:family="text">
      <style:text-properties officeooo:rsid="00c82dc3"/>
    </style:style>
    <style:style style:name="T64" style:family="text">
      <style:text-properties officeooo:rsid="00cb725f"/>
    </style:style>
    <style:style style:name="T65" style:family="text">
      <style:text-properties officeooo:rsid="004f8563"/>
    </style:style>
    <style:style style:name="T66" style:family="text">
      <style:text-properties officeooo:rsid="00ccc63f"/>
    </style:style>
    <style:style style:name="T67" style:family="text">
      <style:text-properties officeooo:rsid="00cd19aa"/>
    </style:style>
    <style:style style:name="T68" style:family="text">
      <style:text-properties officeooo:rsid="00ce394e"/>
    </style:style>
    <style:style style:name="T69" style:family="text">
      <style:text-properties officeooo:rsid="00cf367d"/>
    </style:style>
    <style:style style:name="T70" style:family="text">
      <style:text-properties officeooo:rsid="00d12ddf"/>
    </style:style>
    <style:style style:name="T71" style:family="text">
      <style:text-properties officeooo:rsid="00d25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1" text:outline-level="1">MLED 14.<text:span text:style-name="T64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92">Package</text:p>
            </table:table-cell>
            <table:table-cell table:style-name="Tableau5.B1" office:value-type="string">
              <text:p text:style-name="P188">Version<text:note text:id="ftn1" text:note-class="footnote"><text:note-citation>1</text:note-citation><text:note-body><text:p text:style-name="P180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84">Source</text:p>
            </table:table-cell>
            <table:table-cell table:style-name="Tableau5.D1" office:value-type="string">
              <text:p text:style-name="P184">Comment<text:span text:style-name="T7">s</text:span></text:p>
            </table:table-cell>
          </table:table-row>
        </table:table-header-rows>
        <table:table-row>
          <table:table-cell table:style-name="Tableau5.A22" office:value-type="string">
            <text:p text:style-name="P1">aero</text:p>
          </table:table-cell>
          <table:table-cell table:style-name="Tableau5.B22" office:value-type="string">
            <text:p text:style-name="P25">1.0 (none)</text:p>
          </table:table-cell>
          <table:table-cell table:style-name="Tableau5.C22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22" office:value-type="string">
            <text:p text:style-name="P25">OK.</text:p>
          </table:table-cell>
        </table:table-row>
        <table:table-row>
          <table:table-cell table:style-name="Tableau5.A22" office:value-type="string">
            <text:p text:style-name="P172">apple-fonts</text:p>
          </table:table-cell>
          <table:table-cell table:style-name="Tableau5.B22" office:value-type="string">
            <text:p text:style-name="P26">1.0 (none)</text:p>
          </table:table-cell>
          <table:table-cell table:style-name="Tableau5.C22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22" office:value-type="string">
            <text:p text:style-name="P172">OK.</text:p>
          </table:table-cell>
        </table:table-row>
        <table:table-row>
          <table:table-cell table:style-name="Tableau5.A22" office:value-type="string">
            <text:p text:style-name="P167">bamf</text:p>
          </table:table-cell>
          <table:table-cell table:style-name="Tableau5.B22" office:value-type="string">
            <text:p text:style-name="P167">0.5.1 / - / -</text:p>
          </table:table-cell>
          <table:table-cell table:style-name="Tableau5.C22" office:value-type="string">
            <text:p text:style-name="P167"/>
          </table:table-cell>
          <table:table-cell table:style-name="Tableau5.D22" office:value-type="string">
            <text:p text:style-name="P167">OK.</text:p>
          </table:table-cell>
        </table:table-row>
        <table:table-row>
          <table:table-cell table:style-name="Tableau5.A22" office:value-type="string">
            <text:p text:style-name="P177">celt</text:p>
          </table:table-cell>
          <table:table-cell table:style-name="Tableau5.B22" office:value-type="string">
            <text:p text:style-name="P177">0.11.3 / - / -</text:p>
          </table:table-cell>
          <table:table-cell table:style-name="Tableau5.C22" office:value-type="string">
            <text:p text:style-name="P30"/>
          </table:table-cell>
          <table:table-cell table:style-name="Tableau5.D22" office:value-type="string">
            <text:p text:style-name="P177">OK.</text:p>
          </table:table-cell>
        </table:table-row>
        <table:table-row>
          <table:table-cell table:style-name="Tableau5.A22" office:value-type="string">
            <text:p text:style-name="P194">chromaprint</text:p>
          </table:table-cell>
          <table:table-cell table:style-name="Tableau5.B22" office:value-type="string">
            <text:p text:style-name="P194">1.2 / - / -</text:p>
          </table:table-cell>
          <table:table-cell table:style-name="Tableau5.C22" office:value-type="string">
            <text:p text:style-name="P30"/>
          </table:table-cell>
          <table:table-cell table:style-name="Tableau5.D22" office:value-type="string">
            <text:p text:style-name="P194">OK.</text:p>
          </table:table-cell>
        </table:table-row>
        <table:table-row>
          <table:table-cell table:style-name="Tableau5.A22" office:value-type="string">
            <text:p text:style-name="P1">clearlooks-phenix-theme</text:p>
          </table:table-cell>
          <table:table-cell table:style-name="Tableau5.B22" office:value-type="string">
            <text:p text:style-name="P30"><text:span text:style-name="T69">6.0.3</text:span> / - / 6.0.3</text:p>
          </table:table-cell>
          <table:table-cell table:style-name="Tableau5.C22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22" office:value-type="string">
            <text:p text:style-name="P140">OK.</text:p>
          </table:table-cell>
        </table:table-row>
        <table:table-row>
          <table:table-cell table:style-name="Tableau5.A22" office:value-type="string">
            <text:p text:style-name="P176">dirac</text:p>
          </table:table-cell>
          <table:table-cell table:style-name="Tableau5.B22" office:value-type="string">
            <text:p text:style-name="P176">1.0.2 / - / -</text:p>
          </table:table-cell>
          <table:table-cell table:style-name="Tableau5.C22" office:value-type="string">
            <text:p text:style-name="P27"/>
          </table:table-cell>
          <table:table-cell table:style-name="Tableau5.D22" office:value-type="string">
            <text:p text:style-name="P176">OK.</text:p>
          </table:table-cell>
        </table:table-row>
        <table:table-row>
          <table:table-cell table:style-name="Tableau5.A22" office:value-type="string">
            <text:p text:style-name="P1">elementary-xfce</text:p>
          </table:table-cell>
          <table:table-cell table:style-name="Tableau5.B22" office:value-type="string">
            <text:p text:style-name="P27"><text:span text:style-name="T28">0.7</text:span> / - / 0.<text:span text:style-name="T66">7</text:span></text:p>
          </table:table-cell>
          <table:table-cell table:style-name="Tableau5.C22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22" office:value-type="string">
            <text:p text:style-name="P171">OK.</text:p>
          </table:table-cell>
        </table:table-row>
        <table:table-row>
          <table:table-cell table:style-name="Tableau5.A22" office:value-type="string">
            <text:p text:style-name="P1">eurostile-fonts</text:p>
          </table:table-cell>
          <table:table-cell table:style-name="Tableau5.B22" office:value-type="string">
            <text:p text:style-name="P31">1.0 (none)</text:p>
          </table:table-cell>
          <table:table-cell table:style-name="Tableau5.C22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22" office:value-type="string">
            <text:p text:style-name="P31">OK.</text:p>
          </table:table-cell>
        </table:table-row>
        <table:table-row>
          <table:table-cell table:style-name="Tableau5.A22" office:value-type="string">
            <text:p text:style-name="P176">faac</text:p>
          </table:table-cell>
          <table:table-cell table:style-name="Tableau5.B22" office:value-type="string">
            <text:p text:style-name="P176">1.28 / - / -</text:p>
          </table:table-cell>
          <table:table-cell table:style-name="Tableau5.C22" office:value-type="string">
            <text:p text:style-name="P33"/>
          </table:table-cell>
          <table:table-cell table:style-name="Tableau5.D22" office:value-type="string">
            <text:p text:style-name="P176">OK.</text:p>
          </table:table-cell>
        </table:table-row>
        <table:table-row>
          <table:table-cell table:style-name="Tableau5.A22" office:value-type="string">
            <text:p text:style-name="P1">faad2</text:p>
          </table:table-cell>
          <table:table-cell table:style-name="Tableau5.B22" office:value-type="string">
            <text:p text:style-name="P33">2.7 / - / 2.7</text:p>
          </table:table-cell>
          <table:table-cell table:style-name="Tableau5.C22" office:value-type="string">
            <text:p text:style-name="P33"/>
          </table:table-cell>
          <table:table-cell table:style-name="Tableau5.D22" office:value-type="string">
            <text:p text:style-name="P33">OK.</text:p>
          </table:table-cell>
        </table:table-row>
        <table:table-row>
          <table:table-cell table:style-name="Tableau5.A22" office:value-type="string">
            <text:p text:style-name="P179">ffmpeg</text:p>
          </table:table-cell>
          <table:table-cell table:style-name="Tableau5.B22" office:value-type="string">
            <text:p text:style-name="P179">2.6.4 / - / -</text:p>
          </table:table-cell>
          <table:table-cell table:style-name="Tableau5.C22" office:value-type="string">
            <text:p text:style-name="P37"/>
          </table:table-cell>
          <table:table-cell table:style-name="Tableau5.D22" office:value-type="string">
            <text:p text:style-name="P179">OK.</text:p>
          </table:table-cell>
        </table:table-row>
        <table:table-row>
          <table:table-cell table:style-name="Tableau5.A22" office:value-type="string">
            <text:p text:style-name="P194">freerdp</text:p>
          </table:table-cell>
          <table:table-cell table:style-name="Tableau5.B22" office:value-type="string">
            <text:p text:style-name="P194">1.2.0b1 / - / - </text:p>
          </table:table-cell>
          <table:table-cell table:style-name="Tableau5.C22" office:value-type="string">
            <text:p text:style-name="P37"/>
          </table:table-cell>
          <table:table-cell table:style-name="Tableau5.D22" office:value-type="string">
            <text:p text:style-name="P194">OK.</text:p>
          </table:table-cell>
        </table:table-row>
        <table:table-row>
          <table:table-cell table:style-name="Tableau5.A22" office:value-type="string">
            <text:p text:style-name="P177">frei0r</text:p>
          </table:table-cell>
          <table:table-cell table:style-name="Tableau5.B22" office:value-type="string">
            <text:p text:style-name="P177">1.4 / - / -</text:p>
          </table:table-cell>
          <table:table-cell table:style-name="Tableau5.C22" office:value-type="string">
            <text:p text:style-name="P37"/>
          </table:table-cell>
          <table:table-cell table:style-name="Tableau5.D22" office:value-type="string">
            <text:p text:style-name="P177">OK.</text:p>
          </table:table-cell>
        </table:table-row>
        <table:table-row>
          <table:table-cell table:style-name="Tableau5.A22" office:value-type="string">
            <text:p text:style-name="P194">ftgl</text:p>
          </table:table-cell>
          <table:table-cell table:style-name="Tableau5.B22" office:value-type="string">
            <text:p text:style-name="P194">2.1.3rc5 / - / -</text:p>
          </table:table-cell>
          <table:table-cell table:style-name="Tableau5.C22" office:value-type="string">
            <text:p text:style-name="P37"/>
          </table:table-cell>
          <table:table-cell table:style-name="Tableau5.D22" office:value-type="string">
            <text:p text:style-name="P194">OK.</text:p>
          </table:table-cell>
        </table:table-row>
        <table:table-row>
          <table:table-cell table:style-name="Tableau5.A22" office:value-type="string">
            <text:p text:style-name="P4">gdm</text:p>
          </table:table-cell>
          <table:table-cell table:style-name="Tableau5.B22" office:value-type="string">
            <text:p text:style-name="P37">2.20.11 / - / -</text:p>
          </table:table-cell>
          <table:table-cell table:style-name="Tableau5.C22" office:value-type="string">
            <text:p text:style-name="P37"/>
          </table:table-cell>
          <table:table-cell table:style-name="Tableau5.D22" office:value-type="string">
            <text:p text:style-name="P37">OK.</text:p>
          </table:table-cell>
        </table:table-row>
        <table:table-row>
          <table:table-cell table:style-name="Tableau5.A22" office:value-type="string">
            <text:p text:style-name="P194">glfw</text:p>
          </table:table-cell>
          <table:table-cell table:style-name="Tableau5.B22" office:value-type="string">
            <text:p text:style-name="P194">2.7.8 / - / -</text:p>
          </table:table-cell>
          <table:table-cell table:style-name="Tableau5.C22" office:value-type="string">
            <text:p text:style-name="P37"/>
          </table:table-cell>
          <table:table-cell table:style-name="Tableau5.D22" office:value-type="string">
            <text:p text:style-name="P194">OK.</text:p>
          </table:table-cell>
        </table:table-row>
        <table:table-row>
          <table:table-cell table:style-name="Tableau5.A22" office:value-type="string">
            <text:p text:style-name="P4">gmtk</text:p>
          </table:table-cell>
          <table:table-cell table:style-name="Tableau5.B22" office:value-type="string">
            <text:p text:style-name="P37">1.0.8 / - / 1.0.8</text:p>
          </table:table-cell>
          <table:table-cell table:style-name="Tableau5.C22" office:value-type="string">
            <text:p text:style-name="P37"/>
          </table:table-cell>
          <table:table-cell table:style-name="Tableau5.D22" office:value-type="string">
            <text:p text:style-name="P37">OK.</text:p>
          </table:table-cell>
        </table:table-row>
        <table:table-row>
          <table:table-cell table:style-name="Tableau5.A22" office:value-type="string">
            <text:p text:style-name="P167">gnome-common</text:p>
          </table:table-cell>
          <table:table-cell table:style-name="Tableau5.B22" office:value-type="string">
            <text:p text:style-name="P167">3.14.0 / - / -</text:p>
          </table:table-cell>
          <table:table-cell table:style-name="Tableau5.C22" office:value-type="string">
            <text:p text:style-name="P167"/>
          </table:table-cell>
          <table:table-cell table:style-name="Tableau5.D22" office:value-type="string">
            <text:p text:style-name="P167">OK.</text:p>
          </table:table-cell>
        </table:table-row>
        <table:table-row>
          <table:table-cell table:style-name="Tableau5.A22" office:value-type="string">
            <text:p text:style-name="P4">gnome-mplayer</text:p>
          </table:table-cell>
          <table:table-cell table:style-name="Tableau5.B22" office:value-type="string">
            <text:p text:style-name="P37">1.0.8 / - / 1.0.8</text:p>
          </table:table-cell>
          <table:table-cell table:style-name="Tableau5.C22" office:value-type="string">
            <text:p text:style-name="P37"/>
          </table:table-cell>
          <table:table-cell table:style-name="Tableau5.D22" office:value-type="string">
            <text:p text:style-name="P37">OK.</text:p>
          </table:table-cell>
        </table:table-row>
        <table:table-row>
          <table:table-cell table:style-name="Tableau5.A22" office:value-type="string">
            <text:p text:style-name="P4">google-droid-fonts</text:p>
          </table:table-cell>
          <table:table-cell table:style-name="Tableau5.B22" office:value-type="string">
            <text:p text:style-name="P38">20100409 / - / -</text:p>
          </table:table-cell>
          <table:table-cell table:style-name="Tableau5.C22" office:value-type="string">
            <text:p text:style-name="P38"/>
          </table:table-cell>
          <table:table-cell table:style-name="Tableau5.D22" office:value-type="string">
            <text:p text:style-name="P38">Droid Sans missing in later versions.</text:p>
          </table:table-cell>
        </table:table-row>
        <table:table-row>
          <table:table-cell table:style-name="Tableau5.A78" office:value-type="string">
            <text:p text:style-name="P174">gsm</text:p>
          </table:table-cell>
          <table:table-cell table:style-name="Tableau5.B78" office:value-type="string">
            <text:p text:style-name="P174">1.0.13 / - / 1.0.14</text:p>
          </table:table-cell>
          <table:table-cell table:style-name="Tableau5.C78" office:value-type="string">
            <text:p text:style-name="P43"/>
          </table:table-cell>
          <table:table-cell table:style-name="Tableau5.D78" office:value-type="string">
            <text:p text:style-name="P174">OK.</text:p>
          </table:table-cell>
        </table:table-row>
        <table:table-row>
          <table:table-cell table:style-name="Tableau5.A78" office:value-type="string">
            <text:p text:style-name="P4">gthumb</text:p>
          </table:table-cell>
          <table:table-cell table:style-name="Tableau5.B78" office:value-type="string">
            <text:p text:style-name="P43">3.2.9.1 / 3.2.8 / -</text:p>
          </table:table-cell>
          <table:table-cell table:style-name="Tableau5.C78" office:value-type="string">
            <text:p text:style-name="P43"/>
          </table:table-cell>
          <table:table-cell table:style-name="Tableau5.D78" office:value-type="string">
            <text:p text:style-name="P43">OK.</text:p>
          </table:table-cell>
        </table:table-row>
        <text:soft-page-break/>
        <table:table-row>
          <table:table-cell table:style-name="Tableau5.A78" office:value-type="string">
            <text:p text:style-name="P4">gtk-engines</text:p>
          </table:table-cell>
          <table:table-cell table:style-name="Tableau5.B78" office:value-type="string">
            <text:p text:style-name="P44">2.20.2 / - / -</text:p>
          </table:table-cell>
          <table:table-cell table:style-name="Tableau5.C78" office:value-type="string">
            <text:p text:style-name="P44"/>
          </table:table-cell>
          <table:table-cell table:style-name="Tableau5.D78" office:value-type="string">
            <text:p text:style-name="P44">OK.</text:p>
          </table:table-cell>
        </table:table-row>
        <table:table-row>
          <table:table-cell table:style-name="Tableau5.A78" office:value-type="string">
            <text:p text:style-name="P4">jdk</text:p>
          </table:table-cell>
          <table:table-cell table:style-name="Tableau5.B78" office:value-type="string">
            <text:p text:style-name="P46">8u<text:span text:style-name="T70">65</text:span> / - / 8u<text:span text:style-name="T70">65</text:span></text:p>
          </table:table-cell>
          <table:table-cell table:style-name="Tableau5.C78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5.D78" office:value-type="string">
            <text:p text:style-name="P46">OK.</text:p>
          </table:table-cell>
        </table:table-row>
        <table:table-row>
          <table:table-cell table:style-name="Tableau5.A78" office:value-type="string">
            <text:p text:style-name="P167">json-glib</text:p>
          </table:table-cell>
          <table:table-cell table:style-name="Tableau5.B78" office:value-type="string">
            <text:p text:style-name="P167">0.14.2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67">OK.</text:p>
          </table:table-cell>
        </table:table-row>
        <table:table-row>
          <table:table-cell table:style-name="Tableau5.A78" office:value-type="string">
            <text:p text:style-name="P178">ladspa_sdk</text:p>
          </table:table-cell>
          <table:table-cell table:style-name="Tableau5.B78" office:value-type="string">
            <text:p text:style-name="P178">1.13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8">OK.</text:p>
          </table:table-cell>
        </table:table-row>
        <table:table-row>
          <table:table-cell table:style-name="Tableau5.A78" office:value-type="string">
            <text:p text:style-name="P176">lame</text:p>
          </table:table-cell>
          <table:table-cell table:style-name="Tableau5.B78" office:value-type="string">
            <text:p text:style-name="P176">3.99.5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6">OK.</text:p>
          </table:table-cell>
        </table:table-row>
        <table:table-row>
          <table:table-cell table:style-name="Tableau5.A78" office:value-type="string">
            <text:p text:style-name="P175">libass</text:p>
          </table:table-cell>
          <table:table-cell table:style-name="Tableau5.B78" office:value-type="string">
            <text:p text:style-name="P175">0.12.1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5">OK.</text:p>
          </table:table-cell>
        </table:table-row>
        <table:table-row>
          <table:table-cell table:style-name="Tableau5.A78" office:value-type="string">
            <text:p text:style-name="P175">libavc1394</text:p>
          </table:table-cell>
          <table:table-cell table:style-name="Tableau5.B78" office:value-type="string">
            <text:p text:style-name="P175">0.5.4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5">OK.</text:p>
          </table:table-cell>
        </table:table-row>
        <table:table-row>
          <table:table-cell table:style-name="Tableau5.A78" office:value-type="string">
            <text:p text:style-name="P177">libbluray</text:p>
          </table:table-cell>
          <table:table-cell table:style-name="Tableau5.B78" office:value-type="string">
            <text:p text:style-name="P177">0.9.0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7">OK.</text:p>
          </table:table-cell>
        </table:table-row>
        <table:table-row>
          <table:table-cell table:style-name="Tableau5.A78" office:value-type="string">
            <text:p text:style-name="P176">libcuefile</text:p>
          </table:table-cell>
          <table:table-cell table:style-name="Tableau5.B78" office:value-type="string">
            <text:p text:style-name="P176">r475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6">OK.</text:p>
          </table:table-cell>
        </table:table-row>
        <table:table-row>
          <table:table-cell table:style-name="Tableau5.A78" office:value-type="string">
            <text:p text:style-name="P167">libdbusmenu</text:p>
          </table:table-cell>
          <table:table-cell table:style-name="Tableau5.B78" office:value-type="string">
            <text:p text:style-name="P167">12.10.2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67">OK.</text:p>
          </table:table-cell>
        </table:table-row>
        <table:table-row>
          <table:table-cell table:style-name="Tableau5.A78" office:value-type="string">
            <text:p text:style-name="P177">libdc1394</text:p>
          </table:table-cell>
          <table:table-cell table:style-name="Tableau5.B78" office:value-type="string">
            <text:p text:style-name="P177">2.2.2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7">OK.</text:p>
          </table:table-cell>
        </table:table-row>
        <table:table-row>
          <table:table-cell table:style-name="Tableau5.A78" office:value-type="string">
            <text:p text:style-name="P175">libdca</text:p>
          </table:table-cell>
          <table:table-cell table:style-name="Tableau5.B78" office:value-type="string">
            <text:p text:style-name="P175">0.0.5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5">OK.</text:p>
          </table:table-cell>
        </table:table-row>
        <table:table-row>
          <table:table-cell table:style-name="Tableau5.A78" office:value-type="string">
            <text:p text:style-name="P175">libdvbpsi</text:p>
          </table:table-cell>
          <table:table-cell table:style-name="Tableau5.B78" office:value-type="string">
            <text:p text:style-name="P175">1.1.1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5">OK.</text:p>
          </table:table-cell>
        </table:table-row>
        <table:table-row>
          <table:table-cell table:style-name="Tableau5.A78" office:value-type="string">
            <text:p text:style-name="P175">libdvdcss</text:p>
          </table:table-cell>
          <table:table-cell table:style-name="Tableau5.B78" office:value-type="string">
            <text:p text:style-name="P175">1.2.13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5">OK.</text:p>
          </table:table-cell>
        </table:table-row>
        <table:table-row>
          <table:table-cell table:style-name="Tableau5.A78" office:value-type="string">
            <text:p text:style-name="P194">libebml</text:p>
          </table:table-cell>
          <table:table-cell table:style-name="Tableau5.B78" office:value-type="string">
            <text:p text:style-name="P194">1.3.1 / - / - 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94">OK.</text:p>
          </table:table-cell>
        </table:table-row>
        <table:table-row>
          <table:table-cell table:style-name="Tableau5.A78" office:value-type="string">
            <text:p text:style-name="P178">libfdk-aac</text:p>
          </table:table-cell>
          <table:table-cell table:style-name="Tableau5.B78" office:value-type="string">
            <text:p text:style-name="P178">0.1.4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8">OK.</text:p>
          </table:table-cell>
        </table:table-row>
        <table:table-row>
          <table:table-cell table:style-name="Tableau5.A78" office:value-type="string">
            <text:p text:style-name="P167">libgee</text:p>
          </table:table-cell>
          <table:table-cell table:style-name="Tableau5.B78" office:value-type="string">
            <text:p text:style-name="P167">0.16.1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67">OK.</text:p>
          </table:table-cell>
        </table:table-row>
        <table:table-row>
          <table:table-cell table:style-name="Tableau5.A78" office:value-type="string">
            <text:p text:style-name="P4">libgnomecanvas</text:p>
          </table:table-cell>
          <table:table-cell table:style-name="Tableau5.B78" office:value-type="string">
            <text:p text:style-name="P50">2.30.3 / - / -</text:p>
          </table:table-cell>
          <table:table-cell table:style-name="Tableau5.C78" office:value-type="string">
            <text:p text:style-name="P50"/>
          </table:table-cell>
          <table:table-cell table:style-name="Tableau5.D78" office:value-type="string">
            <text:p text:style-name="P50">OK.</text:p>
          </table:table-cell>
        </table:table-row>
        <table:table-row>
          <table:table-cell table:style-name="Tableau5.A78" office:value-type="string">
            <text:p text:style-name="P167">libgtop</text:p>
          </table:table-cell>
          <table:table-cell table:style-name="Tableau5.B78" office:value-type="string">
            <text:p text:style-name="P167">2.28.5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67">OK.</text:p>
          </table:table-cell>
        </table:table-row>
        <table:table-row>
          <table:table-cell table:style-name="Tableau5.A78" office:value-type="string">
            <text:p text:style-name="P177">libiec61883</text:p>
          </table:table-cell>
          <table:table-cell table:style-name="Tableau5.B78" office:value-type="string">
            <text:p text:style-name="P177">1.2.0 / - / -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177">OK.</text:p>
          </table:table-cell>
        </table:table-row>
        <table:table-row>
          <table:table-cell table:style-name="Tableau5.A78" office:value-type="string">
            <text:p text:style-name="P177">libilbc</text:p>
          </table:table-cell>
          <table:table-cell table:style-name="Tableau5.B78" office:value-type="string">
            <text:p text:style-name="P177">2.0.2 / - / -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177">OK.</text:p>
          </table:table-cell>
        </table:table-row>
        <table:table-row>
          <table:table-cell table:style-name="Tableau5.A78" office:value-type="string">
            <text:p text:style-name="P194">libjpeg-turbo</text:p>
          </table:table-cell>
          <table:table-cell table:style-name="Tableau5.B78" office:value-type="string">
            <text:p text:style-name="P194">1.4.2 / - / -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194">OK.</text:p>
          </table:table-cell>
        </table:table-row>
        <table:table-row>
          <table:table-cell table:style-name="Tableau5.A78" office:value-type="string">
            <text:p text:style-name="P175">libkate</text:p>
          </table:table-cell>
          <table:table-cell table:style-name="Tableau5.B78" office:value-type="string">
            <text:p text:style-name="P175">0.4.1 / - / -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175">OK.</text:p>
          </table:table-cell>
        </table:table-row>
        <table:table-row>
          <table:table-cell table:style-name="Tableau5.A78" office:value-type="string">
            <text:p text:style-name="P194">libmatroska</text:p>
          </table:table-cell>
          <table:table-cell table:style-name="Tableau5.B78" office:value-type="string">
            <text:p text:style-name="P194">1.4.2 / - / -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194">OK.</text:p>
          </table:table-cell>
        </table:table-row>
        <table:table-row>
          <table:table-cell table:style-name="Tableau5.A78" office:value-type="string">
            <text:p text:style-name="P175">libminizip</text:p>
          </table:table-cell>
          <table:table-cell table:style-name="Tableau5.B78" office:value-type="string">
            <text:p text:style-name="P175">1.2.8 / - / -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175">OK.</text:p>
          </table:table-cell>
        </table:table-row>
        <table:table-row>
          <table:table-cell table:style-name="Tableau5.A78" office:value-type="string">
            <text:p text:style-name="P178">libmodplug</text:p>
          </table:table-cell>
          <table:table-cell table:style-name="Tableau5.B78" office:value-type="string">
            <text:p text:style-name="P178">0.8.8.5 / - / -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178">OK.</text:p>
          </table:table-cell>
        </table:table-row>
        <text:soft-page-break/>
        <table:table-row>
          <table:table-cell table:style-name="Tableau5.A78" office:value-type="string">
            <text:p text:style-name="P176">libmp4v2</text:p>
          </table:table-cell>
          <table:table-cell table:style-name="Tableau5.B78" office:value-type="string">
            <text:p text:style-name="P176">2.0.0 / - / -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176">OK.</text:p>
          </table:table-cell>
        </table:table-row>
        <table:table-row>
          <table:table-cell table:style-name="Tableau5.A78" office:value-type="string">
            <text:p text:style-name="P175">libmpeg2</text:p>
          </table:table-cell>
          <table:table-cell table:style-name="Tableau5.B78" office:value-type="string">
            <text:p text:style-name="P175">0.5.1 / - / -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175">OK.</text:p>
          </table:table-cell>
        </table:table-row>
        <table:table-row>
          <table:table-cell table:style-name="Tableau5.A78" office:value-type="string">
            <text:p text:style-name="P178">libquvi</text:p>
          </table:table-cell>
          <table:table-cell table:style-name="Tableau5.B78" office:value-type="string">
            <text:p text:style-name="P178">0.4.1 / - / -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178">OK.</text:p>
          </table:table-cell>
        </table:table-row>
        <table:table-row>
          <table:table-cell table:style-name="Tableau5.A78" office:value-type="string">
            <text:p text:style-name="P178">libquvi-scripts</text:p>
          </table:table-cell>
          <table:table-cell table:style-name="Tableau5.B78" office:value-type="string">
            <text:p text:style-name="P178">0.4.21 / - / -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178">OK.</text:p>
          </table:table-cell>
        </table:table-row>
        <table:table-row>
          <table:table-cell table:style-name="Tableau5.A78" office:value-type="string">
            <text:p text:style-name="P4">libreoffice</text:p>
          </table:table-cell>
          <table:table-cell table:style-name="Tableau5.B78" office:value-type="string">
            <text:p text:style-name="P173">5.0.3 / - / 5.0.3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54">OK.</text:p>
          </table:table-cell>
        </table:table-row>
        <table:table-row>
          <table:table-cell table:style-name="Tableau5.A78" office:value-type="string">
            <text:p text:style-name="P4">libreoffice-helppack</text:p>
          </table:table-cell>
          <table:table-cell table:style-name="Tableau5.B78" office:value-type="string">
            <text:p text:style-name="P173">5.0.3 / - / 5.0.3</text:p>
          </table:table-cell>
          <table:table-cell table:style-name="Tableau5.C78" office:value-type="string">
            <text:p text:style-name="P54"/>
          </table:table-cell>
          <table:table-cell table:style-name="Tableau5.D78" office:value-type="string">
            <text:p text:style-name="P54">OK.</text:p>
          </table:table-cell>
        </table:table-row>
        <table:table-row>
          <table:table-cell table:style-name="Tableau5.A78" office:value-type="string">
            <text:p text:style-name="P4">libreoffice-langpack</text:p>
          </table:table-cell>
          <table:table-cell table:style-name="Tableau5.B78" office:value-type="string">
            <text:p text:style-name="P173">5.0.3 / - / 5.0.3</text:p>
          </table:table-cell>
          <table:table-cell table:style-name="Tableau5.C78" office:value-type="string">
            <text:p text:style-name="P54"><text:a xlink:type="simple" xlink:href="http://slackbuilds.org/repository/14.1/office/libreoffice-langpack/" text:style-name="Internet_20_link" text:visited-style-name="Visited_20_Internet_20_Link"/></text:p>
          </table:table-cell>
          <table:table-cell table:style-name="Tableau5.D78" office:value-type="string">
            <text:p text:style-name="P54">OK.</text:p>
          </table:table-cell>
        </table:table-row>
        <table:table-row>
          <table:table-cell table:style-name="Tableau5.A78" office:value-type="string">
            <text:p text:style-name="P176">libreplaygain</text:p>
          </table:table-cell>
          <table:table-cell table:style-name="Tableau5.B78" office:value-type="string">
            <text:p text:style-name="P176">r475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6">OK.</text:p>
          </table:table-cell>
        </table:table-row>
        <table:table-row>
          <table:table-cell table:style-name="Tableau5.A78" office:value-type="string">
            <text:p text:style-name="P175">libshout</text:p>
          </table:table-cell>
          <table:table-cell table:style-name="Tableau5.B78" office:value-type="string">
            <text:p text:style-name="P175">2.3.1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5">OK.</text:p>
          </table:table-cell>
        </table:table-row>
        <table:table-row>
          <table:table-cell table:style-name="Tableau5.A78" office:value-type="string">
            <text:p text:style-name="P194">libtar</text:p>
          </table:table-cell>
          <table:table-cell table:style-name="Tableau5.B78" office:value-type="string">
            <text:p text:style-name="P194">1.2.20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94">OK.</text:p>
          </table:table-cell>
        </table:table-row>
        <table:table-row>
          <table:table-cell table:style-name="Tableau5.A78" office:value-type="string">
            <text:p text:style-name="P175">libupnp</text:p>
          </table:table-cell>
          <table:table-cell table:style-name="Tableau5.B78" office:value-type="string">
            <text:p text:style-name="P175">1.6.17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75">OK.</text:p>
          </table:table-cell>
        </table:table-row>
        <table:table-row>
          <table:table-cell table:style-name="Tableau5.A78" office:value-type="string">
            <text:p text:style-name="P194">libva</text:p>
          </table:table-cell>
          <table:table-cell table:style-name="Tableau5.B78" office:value-type="string">
            <text:p text:style-name="P194">1.6.1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94">OK.</text:p>
          </table:table-cell>
        </table:table-row>
        <table:table-row>
          <table:table-cell table:style-name="Tableau5.A78" office:value-type="string">
            <text:p text:style-name="P167">libwnck3</text:p>
          </table:table-cell>
          <table:table-cell table:style-name="Tableau5.B78" office:value-type="string">
            <text:p text:style-name="P167">3.4.9 / - / -</text:p>
          </table:table-cell>
          <table:table-cell table:style-name="Tableau5.C78" office:value-type="string">
            <text:p text:style-name="P167"/>
          </table:table-cell>
          <table:table-cell table:style-name="Tableau5.D78" office:value-type="string">
            <text:p text:style-name="P167">OK.</text:p>
          </table:table-cell>
        </table:table-row>
        <table:table-row>
          <table:table-cell table:style-name="Tableau5.A78" office:value-type="string">
            <text:p text:style-name="P194">live555</text:p>
          </table:table-cell>
          <table:table-cell table:style-name="Tableau5.B78" office:value-type="string">
            <text:p text:style-name="P194">2015.10.29 / - / -</text:p>
          </table:table-cell>
          <table:table-cell table:style-name="Tableau5.C78" office:value-type="string">
            <text:p text:style-name="P168"/>
          </table:table-cell>
          <table:table-cell table:style-name="Tableau5.D78" office:value-type="string">
            <text:p text:style-name="P194">OK.</text:p>
          </table:table-cell>
        </table:table-row>
        <table:table-row>
          <table:table-cell table:style-name="Tableau5.A78" office:value-type="string">
            <text:p text:style-name="P174">lua</text:p>
          </table:table-cell>
          <table:table-cell table:style-name="Tableau5.B78" office:value-type="string">
            <text:p text:style-name="P174">5.1.5 / - / 5.3.1</text:p>
          </table:table-cell>
          <table:table-cell table:style-name="Tableau5.C78" office:value-type="string">
            <text:p text:style-name="P168"/>
          </table:table-cell>
          <table:table-cell table:style-name="Tableau5.D78" office:value-type="string">
            <text:p text:style-name="P174">OK.</text:p>
          </table:table-cell>
        </table:table-row>
        <table:table-row>
          <table:table-cell table:style-name="Tableau5.A78" office:value-type="string">
            <text:p text:style-name="P172">luna-wallpapers</text:p>
          </table:table-cell>
          <table:table-cell table:style-name="Tableau5.B78" office:value-type="string">
            <text:p text:style-name="P172">0.2 / - / - </text:p>
          </table:table-cell>
          <table:table-cell table:style-name="Tableau5.C78" office:value-type="string">
            <text:p text:style-name="P168"/>
          </table:table-cell>
          <table:table-cell table:style-name="Tableau5.D78" office:value-type="string">
            <text:p text:style-name="P172">OK.</text:p>
          </table:table-cell>
        </table:table-row>
        <table:table-row>
          <table:table-cell table:style-name="Tableau5.A78" office:value-type="string">
            <text:p text:style-name="P4">microlinux-wallpapers</text:p>
          </table:table-cell>
          <table:table-cell table:style-name="Tableau5.B78" office:value-type="string">
            <text:p text:style-name="P61">1.0 (none)</text:p>
          </table:table-cell>
          <table:table-cell table:style-name="Tableau5.C78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5.D78" office:value-type="string">
            <text:p text:style-name="P61">OK.</text:p>
          </table:table-cell>
        </table:table-row>
        <table:table-row>
          <table:table-cell table:style-name="Tableau5.A78" office:value-type="string">
            <text:p text:style-name="P176">musepack-tools</text:p>
          </table:table-cell>
          <table:table-cell table:style-name="Tableau5.B78" office:value-type="string">
            <text:p text:style-name="P176">r475 / - / -</text:p>
          </table:table-cell>
          <table:table-cell table:style-name="Tableau5.C78" office:value-type="string">
            <text:p text:style-name="P168"/>
          </table:table-cell>
          <table:table-cell table:style-name="Tableau5.D78" office:value-type="string">
            <text:p text:style-name="P176">OK.</text:p>
          </table:table-cell>
        </table:table-row>
        <table:table-row>
          <table:table-cell table:style-name="Tableau5.A78" office:value-type="string">
            <text:p text:style-name="P178">numpy</text:p>
          </table:table-cell>
          <table:table-cell table:style-name="Tableau5.B78" office:value-type="string">
            <text:p text:style-name="P178">1.9.1 / - / -</text:p>
          </table:table-cell>
          <table:table-cell table:style-name="Tableau5.C78" office:value-type="string">
            <text:p text:style-name="P168"/>
          </table:table-cell>
          <table:table-cell table:style-name="Tableau5.D78" office:value-type="string">
            <text:p text:style-name="P178">OK.</text:p>
          </table:table-cell>
        </table:table-row>
        <table:table-row>
          <table:table-cell table:style-name="Tableau5.A78" office:value-type="string">
            <text:p text:style-name="P179">OpenAL</text:p>
          </table:table-cell>
          <table:table-cell table:style-name="Tableau5.B78" office:value-type="string">
            <text:p text:style-name="P179">1.16.0 / - / -</text:p>
          </table:table-cell>
          <table:table-cell table:style-name="Tableau5.C78" office:value-type="string">
            <text:p text:style-name="P168"/>
          </table:table-cell>
          <table:table-cell table:style-name="Tableau5.D78" office:value-type="string">
            <text:p text:style-name="P179">OK.</text:p>
          </table:table-cell>
        </table:table-row>
        <table:table-row>
          <table:table-cell table:style-name="Tableau5.A78" office:value-type="string">
            <text:p text:style-name="P178">opencore-amr</text:p>
          </table:table-cell>
          <table:table-cell table:style-name="Tableau5.B78" office:value-type="string">
            <text:p text:style-name="P178">0.1.3 / - / -</text:p>
          </table:table-cell>
          <table:table-cell table:style-name="Tableau5.C78" office:value-type="string">
            <text:p text:style-name="P168"/>
          </table:table-cell>
          <table:table-cell table:style-name="Tableau5.D78" office:value-type="string">
            <text:p text:style-name="P178">OK.</text:p>
          </table:table-cell>
        </table:table-row>
        <table:table-row>
          <table:table-cell table:style-name="Tableau5.A78" office:value-type="string">
            <text:p text:style-name="P178">opencv</text:p>
          </table:table-cell>
          <table:table-cell table:style-name="Tableau5.B78" office:value-type="string">
            <text:p text:style-name="P178">3.0.0 / - / -</text:p>
          </table:table-cell>
          <table:table-cell table:style-name="Tableau5.C78" office:value-type="string">
            <text:p text:style-name="P168"/>
          </table:table-cell>
          <table:table-cell table:style-name="Tableau5.D78" office:value-type="string">
            <text:p text:style-name="P178">OK.</text:p>
          </table:table-cell>
        </table:table-row>
        <table:table-row>
          <table:table-cell table:style-name="Tableau5.A78" office:value-type="string">
            <text:p text:style-name="P176">opus</text:p>
          </table:table-cell>
          <table:table-cell table:style-name="Tableau5.B78" office:value-type="string">
            <text:p text:style-name="P176">1.1 / - / -</text:p>
          </table:table-cell>
          <table:table-cell table:style-name="Tableau5.C78" office:value-type="string">
            <text:p text:style-name="P168"/>
          </table:table-cell>
          <table:table-cell table:style-name="Tableau5.D78" office:value-type="string">
            <text:p text:style-name="P176">OK.</text:p>
          </table:table-cell>
        </table:table-row>
        <table:table-row>
          <table:table-cell table:style-name="Tableau5.A78" office:value-type="string">
            <text:p text:style-name="P168">plank</text:p>
          </table:table-cell>
          <table:table-cell table:style-name="Tableau5.B78" office:value-type="string">
            <text:p text:style-name="P168">0.10.1 / - / -</text:p>
          </table:table-cell>
          <table:table-cell table:style-name="Tableau5.C78" office:value-type="string">
            <text:p text:style-name="P168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78" office:value-type="string">
            <text:p text:style-name="P168">OK.</text:p>
          </table:table-cell>
        </table:table-row>
        <table:table-row>
          <table:table-cell table:style-name="Tableau5.A78" office:value-type="string">
            <text:p text:style-name="P194">projectM</text:p>
          </table:table-cell>
          <table:table-cell table:style-name="Tableau5.B78" office:value-type="string">
            <text:p text:style-name="P194">2.1.0 / - / -</text:p>
          </table:table-cell>
          <table:table-cell table:style-name="Tableau5.C78" office:value-type="string">
            <text:p text:style-name="P72"/>
          </table:table-cell>
          <table:table-cell table:style-name="Tableau5.D78" office:value-type="string">
            <text:p text:style-name="P194">OK.</text:p>
          </table:table-cell>
        </table:table-row>
        <table:table-row>
          <table:table-cell table:style-name="Tableau5.A78" office:value-type="string">
            <text:p text:style-name="P176">rtmpdump</text:p>
          </table:table-cell>
          <table:table-cell table:style-name="Tableau5.B78" office:value-type="string">
            <text:p text:style-name="P176">20150115 / - / - </text:p>
          </table:table-cell>
          <table:table-cell table:style-name="Tableau5.C78" office:value-type="string">
            <text:p text:style-name="P72"/>
          </table:table-cell>
          <table:table-cell table:style-name="Tableau5.D78" office:value-type="string">
            <text:p text:style-name="P176">OK.</text:p>
          </table:table-cell>
        </table:table-row>
        <text:soft-page-break/>
        <table:table-row>
          <table:table-cell table:style-name="Tableau5.A78" office:value-type="string">
            <text:p text:style-name="P176">schroedinger</text:p>
          </table:table-cell>
          <table:table-cell table:style-name="Tableau5.B78" office:value-type="string">
            <text:p text:style-name="P176">1.0.11 / - / -</text:p>
          </table:table-cell>
          <table:table-cell table:style-name="Tableau5.C78" office:value-type="string">
            <text:p text:style-name="P72"/>
          </table:table-cell>
          <table:table-cell table:style-name="Tableau5.D78" office:value-type="string">
            <text:p text:style-name="P176">OK.</text:p>
          </table:table-cell>
        </table:table-row>
        <table:table-row>
          <table:table-cell table:style-name="Tableau5.A78" office:value-type="string">
            <text:p text:style-name="P170">slackpkg+</text:p>
          </table:table-cell>
          <table:table-cell table:style-name="Tableau5.B78" office:value-type="string">
            <text:p text:style-name="P170">1.5.<text:span text:style-name="T66">1</text:span> / - / 1.5.<text:span text:style-name="T66">1</text:span></text:p>
          </table:table-cell>
          <table:table-cell table:style-name="Tableau5.C78" office:value-type="string">
            <text:p text:style-name="P72"><text:a xlink:type="simple" xlink:href="http://sourceforge.net/projects/slackpkgplus/files/" text:style-name="Internet_20_link" text:visited-style-name="Visited_20_Internet_20_Link"><text:span text:style-name="T65">http://sourceforge.net/projects/slackpkgplus/files/</text:span></text:a> </text:p>
          </table:table-cell>
          <table:table-cell table:style-name="Tableau5.D78" office:value-type="string">
            <text:p text:style-name="P15">OK.</text:p>
          </table:table-cell>
        </table:table-row>
        <table:table-row>
          <table:table-cell table:style-name="Tableau5.A81" office:value-type="string">
            <text:p text:style-name="P174">speex</text:p>
          </table:table-cell>
          <table:table-cell table:style-name="Tableau5.B81" office:value-type="string">
            <text:p text:style-name="P174">1.2rc2 / - / 1.2rc2</text:p>
          </table:table-cell>
          <table:table-cell table:style-name="Tableau5.C81" office:value-type="string">
            <text:p text:style-name="P24"/>
          </table:table-cell>
          <table:table-cell table:style-name="Tableau5.D81" office:value-type="string">
            <text:p text:style-name="P174">OK.</text:p>
          </table:table-cell>
        </table:table-row>
        <table:table-row>
          <table:table-cell table:style-name="Tableau5.A81" office:value-type="string">
            <text:p text:style-name="P174">twolame</text:p>
          </table:table-cell>
          <table:table-cell table:style-name="Tableau5.B81" office:value-type="string">
            <text:p text:style-name="P174">0.3.13 / - / 0.3.13</text:p>
          </table:table-cell>
          <table:table-cell table:style-name="Tableau5.C81" office:value-type="string">
            <text:p text:style-name="P24"/>
          </table:table-cell>
          <table:table-cell table:style-name="Tableau5.D81" office:value-type="string">
            <text:p text:style-name="P174">OK.</text:p>
          </table:table-cell>
        </table:table-row>
        <table:table-row>
          <table:table-cell table:style-name="Tableau5.A81" office:value-type="string">
            <text:p text:style-name="P170">user-settings-console</text:p>
          </table:table-cell>
          <table:table-cell table:style-name="Tableau5.B81" office:value-type="string">
            <text:p text:style-name="P170">14.2 / - / - </text:p>
          </table:table-cell>
          <table:table-cell table:style-name="Tableau5.C81" office:value-type="string">
            <text:p text:style-name="P24">-</text:p>
          </table:table-cell>
          <table:table-cell table:style-name="Tableau5.D81" office:value-type="string">
            <text:p text:style-name="P24">OK.</text:p>
          </table:table-cell>
        </table:table-row>
        <table:table-row>
          <table:table-cell table:style-name="Tableau5.A86" office:value-type="string">
            <text:p text:style-name="P167">vala</text:p>
          </table:table-cell>
          <table:table-cell table:style-name="Tableau5.B86" office:value-type="string">
            <text:p text:style-name="P167">0.28.<text:span text:style-name="T68">1</text:span> / - / -</text:p>
          </table:table-cell>
          <table:table-cell table:style-name="Tableau5.C86" office:value-type="string">
            <text:p text:style-name="P167"/>
          </table:table-cell>
          <table:table-cell table:style-name="Tableau5.D86" office:value-type="string">
            <text:p text:style-name="P167">OK.</text:p>
          </table:table-cell>
        </table:table-row>
        <table:table-row>
          <table:table-cell table:style-name="Tableau5.A86" office:value-type="string">
            <text:p text:style-name="P176">vcdimager</text:p>
          </table:table-cell>
          <table:table-cell table:style-name="Tableau5.B86" office:value-type="string">
            <text:p text:style-name="P176">0.7.24 / - / -</text:p>
          </table:table-cell>
          <table:table-cell table:style-name="Tableau5.C86" office:value-type="string">
            <text:p text:style-name="P74"/>
          </table:table-cell>
          <table:table-cell table:style-name="Tableau5.D86" office:value-type="string">
            <text:p text:style-name="P176">OK.</text:p>
          </table:table-cell>
        </table:table-row>
        <table:table-row>
          <table:table-cell table:style-name="Tableau5.A86" office:value-type="string">
            <text:p text:style-name="P194">vlc</text:p>
          </table:table-cell>
          <table:table-cell table:style-name="Tableau5.B86" office:value-type="string">
            <text:p text:style-name="P194">2.1.6 / - / -</text:p>
          </table:table-cell>
          <table:table-cell table:style-name="Tableau5.C86" office:value-type="string">
            <text:p text:style-name="P74"/>
          </table:table-cell>
          <table:table-cell table:style-name="Tableau5.D86" office:value-type="string">
            <text:p text:style-name="P194">OK.</text:p>
          </table:table-cell>
        </table:table-row>
        <table:table-row>
          <table:table-cell table:style-name="Tableau5.A86" office:value-type="string">
            <text:p text:style-name="P194">vsxu</text:p>
          </table:table-cell>
          <table:table-cell table:style-name="Tableau5.B86" office:value-type="string">
            <text:p text:style-name="P194">0.4.2 / - / -</text:p>
          </table:table-cell>
          <table:table-cell table:style-name="Tableau5.C86" office:value-type="string">
            <text:p text:style-name="P74"/>
          </table:table-cell>
          <table:table-cell table:style-name="Tableau5.D86" office:value-type="string">
            <text:p text:style-name="P194">OK.</text:p>
          </table:table-cell>
        </table:table-row>
        <table:table-row>
          <table:table-cell table:style-name="Tableau5.A86" office:value-type="string">
            <text:p text:style-name="P5">webcore-fonts</text:p>
          </table:table-cell>
          <table:table-cell table:style-name="Tableau5.B86" office:value-type="string">
            <text:p text:style-name="P74">3.0 / - / -</text:p>
          </table:table-cell>
          <table:table-cell table:style-name="Tableau5.C86" office:value-type="string">
            <text:p text:style-name="P74"/>
          </table:table-cell>
          <table:table-cell table:style-name="Tableau5.D86" office:value-type="string">
            <text:p text:style-name="P74">OK.</text:p>
          </table:table-cell>
        </table:table-row>
        <table:table-row>
          <table:table-cell table:style-name="Tableau5.A87" office:value-type="string">
            <text:p text:style-name="P176">x264</text:p>
          </table:table-cell>
          <table:table-cell table:style-name="Tableau5.B87" office:value-type="string">
            <text:p text:style-name="P176">20150223 / - / -</text:p>
          </table:table-cell>
          <table:table-cell table:style-name="Tableau5.C87" office:value-type="string">
            <text:p text:style-name="P19"/>
          </table:table-cell>
          <table:table-cell table:style-name="Tableau5.D87" office:value-type="string">
            <text:p text:style-name="P176">OK.</text:p>
          </table:table-cell>
        </table:table-row>
        <table:table-row>
          <table:table-cell table:style-name="Tableau5.A89" office:value-type="string">
            <text:p text:style-name="P178">x265</text:p>
          </table:table-cell>
          <table:table-cell table:style-name="Tableau5.B89" office:value-type="string">
            <text:p text:style-name="P178">1.7 / - / -</text:p>
          </table:table-cell>
          <table:table-cell table:style-name="Tableau5.C89" office:value-type="string">
            <text:p text:style-name="P19"/>
          </table:table-cell>
          <table:table-cell table:style-name="Tableau5.D89" office:value-type="string">
            <text:p text:style-name="P178">OK.</text:p>
          </table:table-cell>
        </table:table-row>
        <table:table-row>
          <table:table-cell table:style-name="Tableau5.A89" office:value-type="string">
            <text:p text:style-name="P5">xfce4-whiskermenu-plugin</text:p>
          </table:table-cell>
          <table:table-cell table:style-name="Tableau5.B89" office:value-type="string">
            <text:p text:style-name="P19">1.5.<text:span text:style-name="T66">1</text:span> / - / 1.5.<text:span text:style-name="T66">1</text:span></text:p>
          </table:table-cell>
          <table:table-cell table:style-name="Tableau5.C89" office:value-type="string">
            <text:p text:style-name="P19"/>
          </table:table-cell>
          <table:table-cell table:style-name="Tableau5.D89" office:value-type="string">
            <text:p text:style-name="P19">OK.</text:p>
          </table:table-cell>
        </table:table-row>
        <table:table-row>
          <table:table-cell table:style-name="Tableau5.A90" office:value-type="string">
            <text:p text:style-name="P177">xvidcore</text:p>
          </table:table-cell>
          <table:table-cell table:style-name="Tableau5.B90" office:value-type="string">
            <text:p text:style-name="P177">1.3.3 / - / -</text:p>
          </table:table-cell>
          <table:table-cell table:style-name="Tableau5.C90" office:value-type="string">
            <text:p text:style-name="P19"/>
          </table:table-cell>
          <table:table-cell table:style-name="Tableau5.D90" office:value-type="string">
            <text:p text:style-name="P177">OK.</text:p>
          </table:table-cell>
        </table:table-row>
        <table:table-row>
          <table:table-cell table:style-name="Tableau5.A91" office:value-type="string">
            <text:p text:style-name="P178">zvbi</text:p>
          </table:table-cell>
          <table:table-cell table:style-name="Tableau5.B91" office:value-type="string">
            <text:p text:style-name="P178">0.2.35 / - / -</text:p>
          </table:table-cell>
          <table:table-cell table:style-name="Tableau5.C91" office:value-type="string">
            <text:p text:style-name="P19"/>
          </table:table-cell>
          <table:table-cell table:style-name="Tableau5.D91" office:value-type="string">
            <text:p text:style-name="P178">OK.</text:p>
          </table:table-cell>
        </table:table-row>
      </table:table>
      <text:h text:style-name="P201" text:outline-level="1">MLE<text:span text:style-name="T64">S</text:span> 14.<text:span text:style-name="T64">2</text:span> <text:span text:style-name="T64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92">Package</text:p>
            </table:table-cell>
            <table:table-cell table:style-name="Tableau6.B1" office:value-type="string">
              <text:p text:style-name="P188">Version<text:note text:id="ftn2" text:note-class="footnote"><text:note-citation>2</text:note-citation><text:note-body><text:p text:style-name="P180">MLE<text:span text:style-name="T64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84">Source</text:p>
            </table:table-cell>
            <table:table-cell table:style-name="Tableau6.D1" office:value-type="string">
              <text:p text:style-name="P184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0">slackpkg+</text:p>
          </table:table-cell>
          <table:table-cell table:style-name="Tableau6.B2" office:value-type="string">
            <text:p text:style-name="P170">1.5.0 / - / 1.5.0</text:p>
          </table:table-cell>
          <table:table-cell table:style-name="Tableau6.C2" office:value-type="string">
            <text:p text:style-name="P7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70">user-settings-console</text:p>
          </table:table-cell>
          <table:table-cell table:style-name="Tableau6.B3" office:value-type="string">
            <text:p text:style-name="P170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201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89">Package</text:p>
            </table:table-cell>
            <table:table-cell table:style-name="Tableau1.B1" office:value-type="string">
              <text:p text:style-name="P185">Version<text:note text:id="ftn3" text:note-class="footnote"><text:note-citation>3</text:note-citation><text:note-body><text:p text:style-name="P180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81">Source</text:p>
            </table:table-cell>
            <table:table-cell table:style-name="Tableau1.D1" office:value-type="string">
              <text:p text:style-name="P181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ext:soft-page-break/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6" office:value-type="string">
            <text:p text:style-name="P169">antiword</text:p>
          </table:table-cell>
          <table:table-cell table:style-name="Tableau1.B8" office:value-type="string">
            <text:p text:style-name="P169">0.37 / 0.37 / 0.37</text:p>
          </table:table-cell>
          <table:table-cell table:style-name="Tableau1.C8" office:value-type="string">
            <text:p text:style-name="P169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72">apple-fonts</text:p>
          </table:table-cell>
          <table:table-cell table:style-name="Tableau1.B8" office:value-type="string">
            <text:p text:style-name="P26">1.0 (none)</text:p>
          </table:table-cell>
          <table:table-cell table:style-name="Tableau1.C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52">apsw</text:p>
          </table:table-cell>
          <table:table-cell table:style-name="Tableau1.B8" office:value-type="string">
            <text:p text:style-name="P152">3.7.17r1 / 3.7.17r1 / 3.8.11.1r1</text:p>
          </table:table-cell>
          <table:table-cell table:style-name="Tableau1.C8" office:value-type="string">
            <text:p text:style-name="P152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7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7">OK.</text:span>.</text:p>
          </table:table-cell>
        </table:table-row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8">2.22.7 / 2.22.7 / 2.22.7</text:p>
          </table:table-cell>
          <table:table-cell table:style-name="Tableau1.C9" office:value-type="string">
            <text:p text:style-name="P28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8">OK.</text:p>
          </table:table-cell>
        </table:table-row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8">3.<text:span text:style-name="T42">6</text:span>.2 / 3.3.4 / 3.6.2</text:p>
          </table:table-cell>
          <table:table-cell table:style-name="Tableau1.C10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8"><text:span text:style-name="T42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8">3.<text:span text:style-name="T42">6</text:span>.2 / 3.3.4 / 3.6.2</text:p>
          </table:table-cell>
          <table:table-cell table:style-name="Tableau1.C11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7">2.<text:span text:style-name="T40">1.0</text:span> / 2.1.0 / 2.1.0</text:p>
          </table:table-cell>
          <table:table-cell table:style-name="Tableau1.C12" office:value-type="string">
            <text:p text:style-name="P27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7"><text:span text:style-name="T40">OK</text:span>.</text:p>
          </table:table-cell>
        </table:table-row>
        <table:table-row>
          <table:table-cell table:style-name="Tableau1.A36" office:value-type="string">
            <text:p text:style-name="P149">backports-ssl-match-hostname</text:p>
          </table:table-cell>
          <table:table-cell table:style-name="Tableau1.B13" office:value-type="string">
            <text:p text:style-name="P149">3.4.0.2 / 3.4.0.2 / -</text:p>
          </table:table-cell>
          <table:table-cell table:style-name="Tableau1.C13" office:value-type="string">
            <text:p text:style-name="P150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4">ttp://tinyurl.com/qaxqkup</text:span></text:a><text:span text:style-name="T54"> </text:span></text:p>
          </table:table-cell>
          <table:table-cell table:style-name="Tableau1.D13" office:value-type="string">
            <text:p text:style-name="P149">OK.</text:p>
          </table:table-cell>
        </table:table-row>
        <table:table-row>
          <table:table-cell table:style-name="Tableau1.A36" office:value-type="string">
            <text:p text:style-name="P167">bamf</text:p>
          </table:table-cell>
          <table:table-cell table:style-name="Tableau1.B15" office:value-type="string">
            <text:p text:style-name="P167">0.5.1 / 0.5.1 / -</text:p>
          </table:table-cell>
          <table:table-cell table:style-name="Tableau1.C15" office:value-type="string">
            <text:p text:style-name="P167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7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9">3.2.1 / 3.2.1 / 3.2.1</text:p>
          </table:table-cell>
          <table:table-cell table:style-name="Tableau1.C15" office:value-type="string">
            <text:p text:style-name="P29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9">OK.</text:p>
          </table:table-cell>
        </table:table-row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9">3.1<text:span text:style-name="T43">2.1</text:span> / 3.12.1 / 3.12.1</text:p>
          </table:table-cell>
          <table:table-cell table:style-name="Tableau1.C16" office:value-type="string">
            <text:p text:style-name="P29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9"><text:span text:style-name="T43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30">1.10.0 / 1.10.0 / -</text:p>
          </table:table-cell>
          <table:table-cell table:style-name="Tableau1.C17" office:value-type="string">
            <text:p text:style-name="P30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30">OK.</text:p>
          </table:table-cell>
        </table:table-row>
        <table:table-row>
          <table:table-cell table:style-name="Tableau1.A18" office:value-type="string">
            <text:p text:style-name="P155">calibre</text:p>
          </table:table-cell>
          <table:table-cell table:style-name="Tableau1.B18" office:value-type="string">
            <text:p text:style-name="P155">1.48.0 / 1.48.0 / 2.40.0</text:p>
          </table:table-cell>
          <table:table-cell table:style-name="Tableau1.C18" office:value-type="string">
            <text:p text:style-name="P155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30">1.4 / 1.4 / 1.4</text:p>
          </table:table-cell>
          <table:table-cell table:style-name="Tableau1.C19" office:value-type="string">
            <text:p text:style-name="P30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30">OK.</text:p>
          </table:table-cell>
        </table:table-row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30"><text:span text:style-name="T34">4.0</text:span> / 4.0 / 6.0.3</text:p>
          </table:table-cell>
          <table:table-cell table:style-name="Tableau1.C20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40">OK. <text:span text:style-name="T34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1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1">5.6.2 / 5.6.2 / 5.6.2</text:p>
          </table:table-cell>
          <table:table-cell table:style-name="Tableau1.C22" office:value-type="string">
            <text:p text:style-name="P31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52">cssselect</text:p>
          </table:table-cell>
          <table:table-cell table:style-name="Tableau1.B26" office:value-type="string">
            <text:p text:style-name="P152">0.9.1 / 0.9.1 / 0.9.1</text:p>
          </table:table-cell>
          <table:table-cell table:style-name="Tableau1.C26" office:value-type="string">
            <text:p text:style-name="P152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cssutils</text:p>
          </table:table-cell>
          <table:table-cell table:style-name="Tableau1.B26" office:value-type="string">
            <text:p text:style-name="P153">1.0 / 1.0 / -</text:p>
          </table:table-cell>
          <table:table-cell table:style-name="Tableau1.C26" office:value-type="string">
            <text:p text:style-name="P153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3">OK.</text:p>
          </table:table-cell>
        </table:table-row>
        <table:table-row>
          <table:table-cell table:style-name="Tableau1.A36" office:value-type="string">
            <text:p text:style-name="P154">dns-python</text:p>
          </table:table-cell>
          <table:table-cell table:style-name="Tableau1.B26" office:value-type="string">
            <text:p text:style-name="P154">1.12.0 / 1.12.0 / <text:span text:style-name="T56">1.12.0</text:span></text:p>
          </table:table-cell>
          <table:table-cell table:style-name="Tableau1.C26" office:value-type="string">
            <text:p text:style-name="P155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7"><text:span text:style-name="T28">0.7</text:span> / 0.5 / 0.<text:span text:style-name="T66">7</text:span></text:p>
          </table:table-cell>
          <table:table-cell table:style-name="Tableau1.C26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1">1.0 (none)</text:p>
          </table:table-cell>
          <table:table-cell table:style-name="Tableau1.C2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2">3.12.2 / 3.12.2 / -</text:p>
          </table:table-cell>
          <table:table-cell table:style-name="Tableau1.C28" office:value-type="string">
            <text:p text:style-name="P32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2">OK.</text:p>
          </table:table-cell>
        </table:table-row>
        <text:soft-page-break/>
        <table:table-row>
          <table:table-cell table:style-name="Tableau1.A36" office:value-type="string">
            <text:p text:style-name="P169">exiftool</text:p>
          </table:table-cell>
          <table:table-cell table:style-name="Tableau1.B30" office:value-type="string">
            <text:p text:style-name="P169">10.00 / 10.00 / 10.00</text:p>
          </table:table-cell>
          <table:table-cell table:style-name="Tableau1.C30" office:value-type="string">
            <text:p text:style-name="P169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3">1.28 / 1.28 / 1.28</text:p>
          </table:table-cell>
          <table:table-cell table:style-name="Tableau1.C31" office:value-type="string">
            <text:p text:style-name="P33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3">2.7 / 2.7 / 2.7</text:p>
          </table:table-cell>
          <table:table-cell table:style-name="Tableau1.C32" office:value-type="string">
            <text:p text:style-name="P3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4">2.<text:span text:style-name="T38">6.3</text:span> / 2.6.3 / 2.7.1</text:p>
          </table:table-cell>
          <table:table-cell table:style-name="Tableau1.C33" office:value-type="string">
            <text:p text:style-name="P3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4"><text:span text:style-name="T38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5">2.0.<text:span text:style-name="T43">10</text:span> / 2.0.10 / 2.0.10</text:p>
          </table:table-cell>
          <table:table-cell table:style-name="Tableau1.C34" office:value-type="string">
            <text:p text:style-name="P35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5"><text:span text:style-name="T43">OK</text:span>.</text:p>
          </table:table-cell>
        </table:table-row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6">11.2.202.<text:span text:style-name="T63">540</text:span> / 11.2.202.<text:span text:style-name="T53">540</text:span> / -</text:p>
          </table:table-cell>
          <table:table-cell table:style-name="Tableau1.C35" office:value-type="string">
            <text:p text:style-name="P36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6"><text:span text:style-name="T25">OK</text:span>.</text:p>
          </table:table-cell>
        </table:table-row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6">1.4 / 1.4 / 1.4</text:p>
          </table:table-cell>
          <table:table-cell table:style-name="Tableau1.C36" office:value-type="string">
            <text:p text:style-name="P36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6">2.1.3 / 2.1.3 / 2.1.3</text:p>
          </table:table-cell>
          <table:table-cell table:style-name="Tableau1.C37" office:value-type="string">
            <text:p text:style-name="P36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7">2.20.11 / 2.20.11 / -</text:p>
          </table:table-cell>
          <table:table-cell table:style-name="Tableau1.C39" office:value-type="string">
            <text:p text:style-name="P37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7">2.36.2 / 2.36.2 / -</text:p>
          </table:table-cell>
          <table:table-cell table:style-name="Tableau1.C40" office:value-type="string">
            <text:p text:style-name="P37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7">1.0.8 / 1.0.8 / 1.0.8</text:p>
          </table:table-cell>
          <table:table-cell table:style-name="Tableau1.C41" office:value-type="string">
            <text:p text:style-name="P37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167">gnome-common</text:p>
          </table:table-cell>
          <table:table-cell table:style-name="Tableau1.B43" office:value-type="string">
            <text:p text:style-name="P167">3.14.0 / 3.14.0 / -</text:p>
          </table:table-cell>
          <table:table-cell table:style-name="Tableau1.C43" office:value-type="string">
            <text:p text:style-name="P167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7">1.0.8 / 1.0.8 / 1.0.8</text:p>
          </table:table-cell>
          <table:table-cell table:style-name="Tableau1.C43" office:value-type="string">
            <text:p text:style-name="P37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8">0.8.4 / - / 3.16.1</text:p>
          </table:table-cell>
          <table:table-cell table:style-name="Tableau1.C44" office:value-type="string">
            <text:p text:style-name="P38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8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8">0.15 / 0.15 / -</text:p>
          </table:table-cell>
          <table:table-cell table:style-name="Tableau1.C45" office:value-type="string">
            <text:p text:style-name="P38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8">OK.</text:p>
          </table:table-cell>
        </table:table-row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8">20100409 / 20141010 / -</text:p>
          </table:table-cell>
          <table:table-cell table:style-name="Tableau1.C46" office:value-type="string">
            <text:p text:style-name="P38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8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9">1.16 / 1.16 / 1.16</text:p>
          </table:table-cell>
          <table:table-cell table:style-name="Tableau1.C47" office:value-type="string">
            <text:p text:style-name="P39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40">0.10.13 / 0.10.13 / -</text:p>
          </table:table-cell>
          <table:table-cell table:style-name="Tableau1.C48" office:value-type="string">
            <text:p text:style-name="P40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40">0.10.23 / 0.10.23 / -</text:p>
          </table:table-cell>
          <table:table-cell table:style-name="Tableau1.C49" office:value-type="string">
            <text:p text:style-name="P40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40">0.10.19 / 0.10.19 / -</text:p>
          </table:table-cell>
          <table:table-cell table:style-name="Tableau1.C50" office:value-type="string">
            <text:p text:style-name="P40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40">1.4.<text:span text:style-name="T41">5</text:span> / 1.4.5 / -</text:p>
          </table:table-cell>
          <table:table-cell table:style-name="Tableau1.C51" office:value-type="string">
            <text:p text:style-name="P40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40">1.4.<text:span text:style-name="T41">5</text:span> / 1.4.5 / -</text:p>
          </table:table-cell>
          <table:table-cell table:style-name="Tableau1.C52" office:value-type="string">
            <text:p text:style-name="P40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40">1.4.<text:span text:style-name="T41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1">1.4.<text:span text:style-name="T41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1"><text:span text:style-name="T41">OK</text:span>.</text:p>
          </table:table-cell>
        </table:table-row>
        <text:soft-page-break/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2">1.4.<text:span text:style-name="T41">5</text:span> / 1.4.5 / -</text:p>
          </table:table-cell>
          <table:table-cell table:style-name="Tableau1.C55" office:value-type="string">
            <text:p text:style-name="P42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2"><text:span text:style-name="T41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3">3.2.9.1 / 3.2.8 / 3.4.0</text:p>
          </table:table-cell>
          <table:table-cell table:style-name="Tableau1.C56" office:value-type="string">
            <text:p text:style-name="P43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4">2.20.2 / 2.20.2 / 2.20.2</text:p>
          </table:table-cell>
          <table:table-cell table:style-name="Tableau1.C57" office:value-type="string">
            <text:p text:style-name="P44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4">0.2.0 / 0.2.0 / 0.2.0</text:p>
          </table:table-cell>
          <table:table-cell table:style-name="Tableau1.C59" office:value-type="string">
            <text:p text:style-name="P44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4">2.24.4 / 2.24.4 / 2.24.4</text:p>
          </table:table-cell>
          <table:table-cell table:style-name="Tableau1.C60" office:value-type="string">
            <text:p text:style-name="P44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4">OK.</text:p>
          </table:table-cell>
        </table:table-row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4">3.8.1 / 3.8.1 / 3.8.1</text:p>
          </table:table-cell>
          <table:table-cell table:style-name="Tableau1.C61" office:value-type="string">
            <text:p text:style-name="P44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5">3.8.3 / 3.8.3 / 3.8.3</text:p>
          </table:table-cell>
          <table:table-cell table:style-name="Tableau1.C62" office:value-type="string">
            <text:p text:style-name="P45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5">1.4.<text:span text:style-name="T29">7</text:span> / 1.4.7 / 1.4.7</text:p>
          </table:table-cell>
          <table:table-cell table:style-name="Tableau1.C63" office:value-type="string">
            <text:p text:style-name="P45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5">0.<text:span text:style-name="T44">91</text:span> / 0.91 / 0.91</text:p>
          </table:table-cell>
          <table:table-cell table:style-name="Tableau1.C64" office:value-type="string">
            <text:p text:style-name="P45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5"><text:span text:style-name="T44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6">8u<text:span text:style-name="T70">65</text:span> / 8u<text:span text:style-name="T70">60</text:span> / 8u<text:span text:style-name="T70">65</text:span></text:p>
          </table:table-cell>
          <table:table-cell table:style-name="Tableau1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167">json-glib</text:p>
          </table:table-cell>
          <table:table-cell table:style-name="Tableau1.B67" office:value-type="string">
            <text:p text:style-name="P167">0.14.2 / 0.14.2 / -</text:p>
          </table:table-cell>
          <table:table-cell table:style-name="Tableau1.C67" office:value-type="string">
            <text:p text:style-name="P167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7">3.99.5 / 3.99.5 / 3.99.5</text:p>
          </table:table-cell>
          <table:table-cell table:style-name="Tableau1.C67" office:value-type="string">
            <text:p text:style-name="P4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8">0.8.18.1 / 0.8.18.1 / 0.8.17 (?)</text:p>
          </table:table-cell>
          <table:table-cell table:style-name="Tableau1.C68" office:value-type="string">
            <text:p text:style-name="P48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8">1.<text:span text:style-name="T29">4.0</text:span> / 1.4.0 / 1.4.0</text:p>
          </table:table-cell>
          <table:table-cell table:style-name="Tableau1.C69" office:value-type="string">
            <text:p text:style-name="P48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2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9">0.99.12p2 / 0.99.12p2 / 0.99.12p2</text:p>
          </table:table-cell>
          <table:table-cell table:style-name="Tableau1.C70" office:value-type="string">
            <text:p text:style-name="P49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9">r475 / r475 / r475</text:p>
          </table:table-cell>
          <table:table-cell table:style-name="Tableau1.C71" office:value-type="string">
            <text:p text:style-name="P4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167">libdbusmenu</text:p>
          </table:table-cell>
          <table:table-cell table:style-name="Tableau1.B73" office:value-type="string">
            <text:p text:style-name="P167">12.10.2 / 12.10.2 / -</text:p>
          </table:table-cell>
          <table:table-cell table:style-name="Tableau1.C73" office:value-type="string">
            <text:p text:style-name="P167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9">1.0.0 / 1.0.0 / 1.0.0</text:p>
          </table:table-cell>
          <table:table-cell table:style-name="Tableau1.C73" office:value-type="string">
            <text:p text:style-name="P49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50">1.2.13 / 1.2.13 / 1.2.13</text:p>
          </table:table-cell>
          <table:table-cell table:style-name="Tableau1.C74" office:value-type="string">
            <text:p text:style-name="P50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50">4.2.0 / 4.2.0 / 5.0.0</text:p>
          </table:table-cell>
          <table:table-cell table:style-name="Tableau1.C75" office:value-type="string">
            <text:p text:style-name="P50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50">0.3.5 / 0.3.5 / 0.4.0</text:p>
          </table:table-cell>
          <table:table-cell table:style-name="Tableau1.C76" office:value-type="string">
            <text:p text:style-name="P50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7">libgee</text:p>
          </table:table-cell>
          <table:table-cell table:style-name="Tableau1.B78" office:value-type="string">
            <text:p text:style-name="P167">0.16.1 / 0.16.1 / -</text:p>
          </table:table-cell>
          <table:table-cell table:style-name="Tableau1.C78" office:value-type="string">
            <text:p text:style-name="P167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50">2.30.3 / 2.30.3 / 2.30.3</text:p>
          </table:table-cell>
          <table:table-cell table:style-name="Tableau1.C78" office:value-type="string">
            <text:p text:style-name="P50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50">0.2.3 / 0.2.3 / 0.2.3</text:p>
          </table:table-cell>
          <table:table-cell table:style-name="Tableau1.C79" office:value-type="string">
            <text:p text:style-name="P50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1">2.18.8 / 2.18.8 / 2.18.8</text:p>
          </table:table-cell>
          <table:table-cell table:style-name="Tableau1.C80" office:value-type="string">
            <text:p text:style-name="P51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1">OK.</text:p>
          </table:table-cell>
        </table:table-row>
        <text:soft-page-break/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1">2.18.6 / 2.18.6 / 2.18.6</text:p>
          </table:table-cell>
          <table:table-cell table:style-name="Tableau1.C81" office:value-type="string">
            <text:p text:style-name="P51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67">libgtop</text:p>
          </table:table-cell>
          <table:table-cell table:style-name="Tableau1.B83" office:value-type="string">
            <text:p text:style-name="P167">2.28.5 / 2.28.5 / -</text:p>
          </table:table-cell>
          <table:table-cell table:style-name="Tableau1.C83" office:value-type="string">
            <text:p text:style-name="P167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8">1.<text:span text:style-name="T29">4.0</text:span> / 1.4.0 / 1.4.0</text:p>
          </table:table-cell>
          <table:table-cell table:style-name="Tableau1.C83" office:value-type="string">
            <text:p text:style-name="P48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8"><text:span text:style-name="T29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2">2.0.0 / 2.0.0 / 2.0.0</text:p>
          </table:table-cell>
          <table:table-cell table:style-name="Tableau1.C84" office:value-type="string">
            <text:p text:style-name="P52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2">0.5.1 / 0.5.1 / 0.5.1</text:p>
          </table:table-cell>
          <table:table-cell table:style-name="Tableau1.C85" office:value-type="string">
            <text:p text:style-name="P52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156">libofx</text:p>
          </table:table-cell>
          <table:table-cell table:style-name="Tableau1.B87" office:value-type="string">
            <text:p text:style-name="P156">0.9.9 / 0.9.9 / -</text:p>
          </table:table-cell>
          <table:table-cell table:style-name="Tableau1.C87" office:value-type="string">
            <text:p text:style-name="P156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6">OK.</text:p>
          </table:table-cell>
        </table:table-row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2">0.0.9 / 0.0.9 / 0.0.9</text:p>
          </table:table-cell>
          <table:table-cell table:style-name="Tableau1.C87" office:value-type="string">
            <text:p text:style-name="P53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3">1.2.4 / 1.2.4 / 1.2.4</text:p>
          </table:table-cell>
          <table:table-cell table:style-name="Tableau1.C88" office:value-type="string">
            <text:p text:style-name="P53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89" office:value-type="string">
            <text:p text:style-name="P54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0" office:value-type="string">
            <text:p text:style-name="P54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1" office:value-type="string">
            <text:p text:style-name="P54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6">2.2.11 / 2.2.11 / 2.2.11</text:p>
          </table:table-cell>
          <table:table-cell table:style-name="Tableau1.C92" office:value-type="string">
            <text:p text:style-name="P5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6">1.1.6 / 1.1.6 / 1.1.6</text:p>
          </table:table-cell>
          <table:table-cell table:style-name="Tableau1.C93" office:value-type="string">
            <text:p text:style-name="P57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7">OK.</text:p>
          </table:table-cell>
        </table:table-row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7">1.6.17 / 1.6.17 / <text:span text:style-name="T18">1.6.19</text:span></text:p>
          </table:table-cell>
          <table:table-cell table:style-name="Tableau1.C94" office:value-type="string">
            <text:p text:style-name="P58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8"><text:span text:style-name="T29">OK</text:span>. <text:span text:style-name="T29">Later version doesn't build.</text:span></text:p>
          </table:table-cell>
        </table:table-row>
        <table:table-row>
          <table:table-cell table:style-name="Tableau1.A149" office:value-type="string">
            <text:p text:style-name="P167">libwnck3</text:p>
          </table:table-cell>
          <table:table-cell table:style-name="Tableau1.B96" office:value-type="string">
            <text:p text:style-name="P167">3.4.9 / 3.4.9 / -</text:p>
          </table:table-cell>
          <table:table-cell table:style-name="Tableau1.C96" office:value-type="string">
            <text:p text:style-name="P167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7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156">libxml++</text:p>
          </table:table-cell>
          <table:table-cell table:style-name="Tableau1.B99" office:value-type="string">
            <text:p text:style-name="P156">2.36.0 / 2.36.0 / -</text:p>
          </table:table-cell>
          <table:table-cell table:style-name="Tableau1.C99" office:value-type="string">
            <text:p text:style-name="P156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6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9">5.1.5 / 5.1.5 / 5.1.5</text:p>
          </table:table-cell>
          <table:table-cell table:style-name="Tableau1.C99" office:value-type="string">
            <text:p text:style-name="P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9"><text:span text:style-name="T29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60">0.2 / 0.2 / 0.2</text:p>
          </table:table-cell>
          <table:table-cell table:style-name="Tableau1.C100" office:value-type="string">
            <text:p text:style-name="P60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1">3.4.<text:span text:style-name="T30">4</text:span> / 3.4.4 / 3.4.4</text:p>
          </table:table-cell>
          <table:table-cell table:style-name="Tableau1.C101" office:value-type="string">
            <text:p text:style-name="P61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2"><text:span text:style-name="T30">OK</text:span>.</text:p>
          </table:table-cell>
        </table:table-row>
        <table:table-row>
          <table:table-cell table:style-name="Tableau1.A149" office:value-type="string">
            <text:p text:style-name="P149">matplotlib</text:p>
          </table:table-cell>
          <table:table-cell table:style-name="Tableau1.B104" office:value-type="string">
            <text:p text:style-name="P149">1.4.2 / 1.4.2 / 1.4.3</text:p>
          </table:table-cell>
          <table:table-cell table:style-name="Tableau1.C104" office:value-type="string">
            <text:p text:style-name="P149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2">mechanize</text:p>
          </table:table-cell>
          <table:table-cell table:style-name="Tableau1.B104" office:value-type="string">
            <text:p text:style-name="P152">0.2.5 / 0.2.5 / 0.2.5</text:p>
          </table:table-cell>
          <table:table-cell table:style-name="Tableau1.C104" office:value-type="string">
            <text:p text:style-name="P152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2">OK.</text:p>
          </table:table-cell>
        </table:table-row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1">1.0 (none)</text:p>
          </table:table-cell>
          <table:table-cell table:style-name="Tableau1.C104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1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2">0.9.<text:span text:style-name="T39">6</text:span> / 0.9.6 / 0.9.6</text:p>
          </table:table-cell>
          <table:table-cell table:style-name="Tableau1.C105" office:value-type="string">
            <text:p text:style-name="P62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5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3">0.9.<text:span text:style-name="T31">7</text:span> / 0.9.7 / 0.9.7</text:p>
          </table:table-cell>
          <table:table-cell table:style-name="Tableau1.C106" office:value-type="string">
            <text:p text:style-name="P63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3"><text:span text:style-name="T31">OK</text:span>.</text:p>
          </table:table-cell>
        </table:table-row>
        <text:soft-page-break/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3"><text:span text:style-name="T52">38.4.0</text:span> / - / 3<text:span text:style-name="T52">8.4.0</text:span></text:p>
          </table:table-cell>
          <table:table-cell table:style-name="Tableau1.C107" office:value-type="string">
            <text:p text:style-name="P63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3">3<text:span text:style-name="T26">8</text:span>.<text:span text:style-name="T53">3</text:span>.0 / - / 3<text:span text:style-name="T26">8</text:span>.<text:span text:style-name="T53">3</text:span>.0</text:p>
          </table:table-cell>
          <table:table-cell table:style-name="Tableau1.C108" office:value-type="string">
            <text:p text:style-name="P63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4">20110131 / 20110131 / -</text:p>
          </table:table-cell>
          <table:table-cell table:style-name="Tableau1.C109" office:value-type="string">
            <text:p text:style-name="P64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4">20061022 / 20061022 / -</text:p>
          </table:table-cell>
          <table:table-cell table:style-name="Tableau1.C110" office:value-type="string">
            <text:p text:style-name="P64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5">1.1.1 / 1.1_20130819 / 1.1.1</text:p>
          </table:table-cell>
          <table:table-cell table:style-name="Tableau1.C111" office:value-type="string">
            <text:p text:style-name="P65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5">2.2.<text:span text:style-name="T32">4</text:span> / 2.2.4 / 2.2.4</text:p>
          </table:table-cell>
          <table:table-cell table:style-name="Tableau1.C112" office:value-type="string">
            <text:p text:style-name="P65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5"><text:span text:style-name="T32">OK</text:span>.</text:p>
          </table:table-cell>
        </table:table-row>
        <table:table-row>
          <table:table-cell table:style-name="Tableau1.A149" office:value-type="string">
            <text:p text:style-name="P153">netifaces</text:p>
          </table:table-cell>
          <table:table-cell table:style-name="Tableau1.B114" office:value-type="string">
            <text:p text:style-name="P153">0.10.4 / 0.10.4 / -</text:p>
          </table:table-cell>
          <table:table-cell table:style-name="Tableau1.C114" office:value-type="string">
            <text:p text:style-name="P153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3">OK.</text:p>
          </table:table-cell>
        </table:table-row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5">1.2 / 1.2 / - </text:p>
          </table:table-cell>
          <table:table-cell table:style-name="Tableau1.C114" office:value-type="string">
            <text:p text:style-name="P65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6">1.9.1 / 1.9.1 / -</text:p>
          </table:table-cell>
          <table:table-cell table:style-name="Tableau1.C115" office:value-type="string">
            <text:p text:style-name="P66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6">1.4.3 / 1.4.3 / 1.4.3</text:p>
          </table:table-cell>
          <table:table-cell table:style-name="Tableau1.C116" office:value-type="string">
            <text:p text:style-name="P66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3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3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7">0.4.2<text:span text:style-name="T35">4</text:span> / 0.4.23 / 0.4.24</text:p>
          </table:table-cell>
          <table:table-cell table:style-name="Tableau1.C118" office:value-type="string">
            <text:p text:style-name="P67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7"><text:span text:style-name="T35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7">9.20.1 / 9.20.1 / 9.38.1</text:p>
          </table:table-cell>
          <table:table-cell table:style-name="Tableau1.C119" office:value-type="string">
            <text:p text:style-name="P67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7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7">0.40<text:span text:style-name="T35">4</text:span> / 0.404 / 0.404</text:p>
          </table:table-cell>
          <table:table-cell table:style-name="Tableau1.C121" office:value-type="string">
            <text:p text:style-name="P67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7">1.15 / 1.15 / 1.15</text:p>
          </table:table-cell>
          <table:table-cell table:style-name="Tableau1.C122" office:value-type="string">
            <text:p text:style-name="P67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8">1.30<text:span text:style-name="T35">7</text:span> / 1.307 / 1.307</text:p>
          </table:table-cell>
          <table:table-cell table:style-name="Tableau1.C123" office:value-type="string">
            <text:p text:style-name="P68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8"><text:span text:style-name="T35">OK</text:span>.</text:p>
          </table:table-cell>
        </table:table-row>
        <table:table-row>
          <table:table-cell table:style-name="Tableau1.A149" office:value-type="string">
            <text:p text:style-name="P154">podofo</text:p>
          </table:table-cell>
          <table:table-cell table:style-name="Tableau1.B128" office:value-type="string">
            <text:p text:style-name="P154">0.9.3 / 0.9.3 / 0.9.3</text:p>
          </table:table-cell>
          <table:table-cell table:style-name="Tableau1.C128" office:value-type="string">
            <text:p text:style-name="P154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9">portaudio</text:p>
          </table:table-cell>
          <table:table-cell table:style-name="Tableau1.B128" office:value-type="string">
            <text:p text:style-name="P149">V19 / V19 / <text:span text:style-name="T55">V19</text:span></text:p>
          </table:table-cell>
          <table:table-cell table:style-name="Tableau1.C128" office:value-type="string">
            <text:p text:style-name="P151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sutil</text:p>
          </table:table-cell>
          <table:table-cell table:style-name="Tableau1.B128" office:value-type="string">
            <text:p text:style-name="P155">3.1.1 / 3.2.1 / 3.2.1</text:p>
          </table:table-cell>
          <table:table-cell table:style-name="Tableau1.C128" office:value-type="string">
            <text:p text:style-name="P155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51">PyAudio</text:p>
          </table:table-cell>
          <table:table-cell table:style-name="Tableau1.B128" office:value-type="string">
            <text:p text:style-name="P151">0.2.4 / 0.2.4 / 0.2.8</text:p>
          </table:table-cell>
          <table:table-cell table:style-name="Tableau1.C128" office:value-type="string">
            <text:p text:style-name="P151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9">0.14.1 / 0.14.1 / 0.14.1</text:p>
          </table:table-cell>
          <table:table-cell table:style-name="Tableau1.C128" office:value-type="string">
            <text:p text:style-name="P69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49">pyparsing</text:p>
          </table:table-cell>
          <table:table-cell table:style-name="Tableau1.B132" office:value-type="string">
            <text:p text:style-name="P149">2.0.3 / 2.0.3 / 2.0.3</text:p>
          </table:table-cell>
          <table:table-cell table:style-name="Tableau1.C132" office:value-type="string">
            <text:p text:style-name="P149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1">pysetuptools </text:p>
          </table:table-cell>
          <table:table-cell table:style-name="Tableau1.B132" office:value-type="string">
            <text:p text:style-name="P151">18.2 / 18.2 / 18.3.2</text:p>
          </table:table-cell>
          <table:table-cell table:style-name="Tableau1.C132" office:value-type="string">
            <text:p text:style-name="P15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ython-dateutil</text:p>
          </table:table-cell>
          <table:table-cell table:style-name="Tableau1.B132" office:value-type="string">
            <text:p text:style-name="P155">2.4.1 / 2.4.2 / -</text:p>
          </table:table-cell>
          <table:table-cell table:style-name="Tableau1.C132" office:value-type="string">
            <text:p text:style-name="P155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49">pytz</text:p>
          </table:table-cell>
          <table:table-cell table:style-name="Tableau1.B132" office:value-type="string">
            <text:p text:style-name="P149">2014.10 / 2014.10 / 2015.2</text:p>
          </table:table-cell>
          <table:table-cell table:style-name="Tableau1.C132" office:value-type="string">
            <text:p text:style-name="P149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9">OK.</text:p>
          </table:table-cell>
        </table:table-row>
        <text:soft-page-break/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70">0.25 / 0.25 / 0.25</text:p>
          </table:table-cell>
          <table:table-cell table:style-name="Tableau1.C133" office:value-type="string">
            <text:p text:style-name="P70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70">3.7beta2 / 3.7beta2 / 3.7beta2</text:p>
          </table:table-cell>
          <table:table-cell table:style-name="Tableau1.C134" office:value-type="string">
            <text:p text:style-name="P70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169">recoll</text:p>
          </table:table-cell>
          <table:table-cell table:style-name="Tableau1.B136" office:value-type="string">
            <text:p text:style-name="P169">1.21.2 / 1.21.2 / 1.21.3</text:p>
          </table:table-cell>
          <table:table-cell table:style-name="Tableau1.C136" office:value-type="string">
            <text:p text:style-name="P169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9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70">0.37.0 / - / 0.37.0</text:p>
          </table:table-cell>
          <table:table-cell table:style-name="Tableau1.C136" office:value-type="string">
            <text:p text:style-name="P70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70">2.3.<text:span text:style-name="T35">5</text:span> / 2.3.4 / 2.3.5</text:p>
          </table:table-cell>
          <table:table-cell table:style-name="Tableau1.C137" office:value-type="string">
            <text:p text:style-name="P70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70"><text:span text:style-name="T35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70">1.4.<text:span text:style-name="T45">5</text:span> / 1.4.4 / 1.4.5</text:p>
          </table:table-cell>
          <table:table-cell table:style-name="Tableau1.C138" office:value-type="string">
            <text:p text:style-name="P70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70"><text:span text:style-name="T45">OK</text:span>.</text:p>
          </table:table-cell>
        </table:table-row>
        <table:table-row>
          <table:table-cell table:style-name="Tableau1.A149" office:value-type="string">
            <text:p text:style-name="P149">simplejson</text:p>
          </table:table-cell>
          <table:table-cell table:style-name="Tableau1.B139" office:value-type="string">
            <text:p text:style-name="P149">3.5.3 / 3.5.3 / 3.8.0</text:p>
          </table:table-cell>
          <table:table-cell table:style-name="Tableau1.C139" office:value-type="string">
            <text:p text:style-name="P149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5">six</text:p>
          </table:table-cell>
          <table:table-cell table:style-name="Tableau1.B141" office:value-type="string">
            <text:p text:style-name="P155">1.9.0 / 1.9.0 / 1.9.0</text:p>
          </table:table-cell>
          <table:table-cell table:style-name="Tableau1.C141" office:value-type="string">
            <text:p text:style-name="P155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1">1.3.2 / - / 1.<text:span text:style-name="T47">5.0</text:span></text:p>
          </table:table-cell>
          <table:table-cell table:style-name="Tableau1.C141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49">SQLAlchemy</text:p>
          </table:table-cell>
          <table:table-cell table:style-name="Tableau1.B142" office:value-type="string">
            <text:p text:style-name="P149">1.0.8 / 1.0.8 / 1.0.8</text:p>
          </table:table-cell>
          <table:table-cell table:style-name="Tableau1.C142" office:value-type="string">
            <text:p text:style-name="P149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1">0.3.1 / 0.3.1 / 0.3.1</text:p>
          </table:table-cell>
          <table:table-cell table:style-name="Tableau1.C143" office:value-type="string">
            <text:p text:style-name="P71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1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3">1.0.93 / 1.0.93 / -</text:p>
          </table:table-cell>
          <table:table-cell table:style-name="Tableau1.C146" office:value-type="string">
            <text:p text:style-name="P73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149">tornado</text:p>
          </table:table-cell>
          <table:table-cell table:style-name="Tableau1.B148" office:value-type="string">
            <text:p text:style-name="P149">4.1 / 4.1 / 4.2.1</text:p>
          </table:table-cell>
          <table:table-cell table:style-name="Tableau1.C148" office:value-type="string">
            <text:p text:style-name="P149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3">3.4.5 / 3.4.5 / 3.4.5</text:p>
          </table:table-cell>
          <table:table-cell table:style-name="Tableau1.C148" office:value-type="string">
            <text:p text:style-name="P73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3">2.84 / 2.84 / 2.84</text:p>
          </table:table-cell>
          <table:table-cell table:style-name="Tableau1.C149" office:value-type="string">
            <text:p text:style-name="P73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3">OK.</text:p>
          </table:table-cell>
        </table:table-row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4">5.<text:span text:style-name="T47">2.6</text:span> / 5.2.6 / -</text:p>
          </table:table-cell>
          <table:table-cell table:style-name="Tableau1.C151" office:value-type="string">
            <text:p text:style-name="P7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4"><text:span text:style-name="T47">OK</text:span>.</text:p>
          </table:table-cell>
        </table:table-row>
        <table:table-row>
          <table:table-cell table:style-name="Tableau1.A178" office:value-type="string">
            <text:p text:style-name="P169">unrtf</text:p>
          </table:table-cell>
          <table:table-cell table:style-name="Tableau1.B153" office:value-type="string">
            <text:p text:style-name="P169">0.21.7 / 0.21.7 / 0.21.9</text:p>
          </table:table-cell>
          <table:table-cell table:style-name="Tableau1.C153" office:value-type="string">
            <text:p text:style-name="P169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4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4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167">vala</text:p>
          </table:table-cell>
          <table:table-cell table:style-name="Tableau1.B156" office:value-type="string">
            <text:p text:style-name="P167">0.28.0 / 0.28.0 / -</text:p>
          </table:table-cell>
          <table:table-cell table:style-name="Tableau1.C156" office:value-type="string">
            <text:p text:style-name="P167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7">OK.</text:p>
          </table:table-cell>
        </table:table-row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4">3.0 / 3.0 / -</text:p>
          </table:table-cell>
          <table:table-cell table:style-name="Tableau1.C156" office:value-type="string">
            <text:p text:style-name="P74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5">2.8.12.1 / 2.8.12.1 / -</text:p>
          </table:table-cell>
          <table:table-cell table:style-name="Tableau1.C157" office:value-type="string">
            <text:p text:style-name="P75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5"><text:span text:style-name="T36">20150223</text:span> / 20150223 / -</text:p>
          </table:table-cell>
          <table:table-cell table:style-name="Tableau1.C158" office:value-type="string">
            <text:p text:style-name="P75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5"><text:span text:style-name="T36">OK</text:span>.</text:p>
          </table:table-cell>
        </table:table-row>
        <text:soft-page-break/>
        <table:table-row>
          <table:table-cell table:style-name="Tableau1.A178" office:value-type="string">
            <text:p text:style-name="P169">xapian-core</text:p>
          </table:table-cell>
          <table:table-cell table:style-name="Tableau1.B160" office:value-type="string">
            <text:p text:style-name="P169">1.2.21 / 1.2.21 / -</text:p>
          </table:table-cell>
          <table:table-cell table:style-name="Tableau1.C160" office:value-type="string">
            <text:p text:style-name="P169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5">0.5.4 / 0.5.4 / 0.5.4</text:p>
          </table:table-cell>
          <table:table-cell table:style-name="Tableau1.C160" office:value-type="string">
            <text:p text:style-name="P75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4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7">OK</text:span>. <text:span text:style-name="T37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69">1</text:span> / 1.5.0 / 1.5.<text:span text:style-name="T67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72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7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7">OK</text:span>.</text:p>
          </table:table-cell>
        </table:table-row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5">1.3.3 / 1.3.3 / -</text:p>
          </table:table-cell>
          <table:table-cell table:style-name="Tableau1.C179" office:value-type="string">
            <text:p text:style-name="P75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5">OK.</text:p>
          </table:table-cell>
        </table:table-row>
      </table:table>
      <text:h text:style-name="P202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90">Package</text:p>
            </table:table-cell>
            <table:table-cell table:style-name="Tableau2.B1" office:value-type="string">
              <text:p text:style-name="P186">Version<text:note text:id="ftn4" text:note-class="footnote"><text:note-citation>4</text:note-citation><text:note-body><text:p text:style-name="P180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82">Source</text:p>
            </table:table-cell>
            <table:table-cell table:style-name="Tableau2.D1" office:value-type="string">
              <text:p text:style-name="P182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6">aisleriot</text:p>
          </table:table-cell>
          <table:table-cell table:style-name="Tableau2.B28" office:value-type="string">
            <text:p text:style-name="P133">3.6.2 / - / 3.16.2</text:p>
          </table:table-cell>
          <table:table-cell table:style-name="Tableau2.C28" office:value-type="string">
            <text:p text:style-name="P133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3">OK.</text:p>
          </table:table-cell>
        </table:table-row>
        <text:soft-page-break/>
        <table:table-row>
          <table:table-cell table:style-name="Tableau2.A28" office:value-type="string">
            <text:p text:style-name="P76">aMule</text:p>
          </table:table-cell>
          <table:table-cell table:style-name="Tableau2.B28" office:value-type="string">
            <text:p text:style-name="P133">2.3.1 / 2.3.1 / 2.3.1</text:p>
          </table:table-cell>
          <table:table-cell table:style-name="Tableau2.C28" office:value-type="string">
            <text:p text:style-name="P133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7">anki</text:p>
          </table:table-cell>
          <table:table-cell table:style-name="Tableau2.B28" office:value-type="string">
            <text:p text:style-name="P157">2.0.32 / 2.0.32 / 2.0.32</text:p>
          </table:table-cell>
          <table:table-cell table:style-name="Tableau2.C28" office:value-type="string">
            <text:p text:style-name="P157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6">cdlabelgen</text:p>
          </table:table-cell>
          <table:table-cell table:style-name="Tableau2.B28" office:value-type="string">
            <text:p text:style-name="P133">4.3.0 / - / 4.3.0</text:p>
          </table:table-cell>
          <table:table-cell table:style-name="Tableau2.C28" office:value-type="string">
            <text:p text:style-name="P133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dropbox</text:p>
          </table:table-cell>
          <table:table-cell table:style-name="Tableau2.B28" office:value-type="string">
            <text:p text:style-name="P133"><text:span text:style-name="T50">3.8.5</text:span> / 3.<text:span text:style-name="T50">8.5</text:span> / -</text:p>
          </table:table-cell>
          <table:table-cell table:style-name="Tableau2.C28" office:value-type="string">
            <text:p text:style-name="P134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5"><text:span text:style-name="T50">OK</text:span>.</text:p>
          </table:table-cell>
        </table:table-row>
        <table:table-row>
          <table:table-cell table:style-name="Tableau2.A28" office:value-type="string">
            <text:p text:style-name="P76">easytag</text:p>
          </table:table-cell>
          <table:table-cell table:style-name="Tableau2.B28" office:value-type="string">
            <text:p text:style-name="P134">2.1.10 / 2.1.10 / 2.1.10</text:p>
          </table:table-cell>
          <table:table-cell table:style-name="Tableau2.C28" office:value-type="string">
            <text:p text:style-name="P134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6">filezilla</text:p>
          </table:table-cell>
          <table:table-cell table:style-name="Tableau2.B28" office:value-type="string">
            <text:p text:style-name="P134">3.8.1 / 3.11.0.2 / 3.11.0.2</text:p>
          </table:table-cell>
          <table:table-cell table:style-name="Tableau2.C28" office:value-type="string">
            <text:p text:style-name="P134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4">3.11.x requires wxGTK3.</text:p>
          </table:table-cell>
        </table:table-row>
        <table:table-row>
          <table:table-cell table:style-name="Tableau2.A28" office:value-type="string">
            <text:p text:style-name="P76">fpc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pc-source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reerdp</text:p>
          </table:table-cell>
          <table:table-cell table:style-name="Tableau2.B28" office:value-type="string">
            <text:p text:style-name="P136"><text:span text:style-name="T51">1.2.0b1</text:span> / 1.2.0b1 / -</text:p>
          </table:table-cell>
          <table:table-cell table:style-name="Tableau2.C28" office:value-type="string">
            <text:p text:style-name="P136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compris</text:p>
          </table:table-cell>
          <table:table-cell table:style-name="Tableau2.B28" office:value-type="string">
            <text:p text:style-name="P136">15.02 / 15.02 / 15.02 </text:p>
          </table:table-cell>
          <table:table-cell table:style-name="Tableau2.C28" office:value-type="string">
            <text:p text:style-name="P136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tkcdlabel</text:p>
          </table:table-cell>
          <table:table-cell table:style-name="Tableau2.B28" office:value-type="string">
            <text:p text:style-name="P136">1.15 / - / 1.15</text:p>
          </table:table-cell>
          <table:table-cell table:style-name="Tableau2.C28" office:value-type="string">
            <text:p text:style-name="P136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8">homebank</text:p>
          </table:table-cell>
          <table:table-cell table:style-name="Tableau2.B28" office:value-type="string">
            <text:p text:style-name="P158">5.0.3 / 5.0.2 / 5.0.5</text:p>
          </table:table-cell>
          <table:table-cell table:style-name="Tableau2.C28" office:value-type="string">
            <text:p text:style-name="P158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8">Upgrade.</text:p>
          </table:table-cell>
        </table:table-row>
        <table:table-row>
          <table:table-cell table:style-name="Tableau2.A28" office:value-type="string">
            <text:p text:style-name="P76">lazarus</text:p>
          </table:table-cell>
          <table:table-cell table:style-name="Tableau2.B28" office:value-type="string">
            <text:p text:style-name="P137">1.2.6 / 1.4.0 / 1.4.0</text:p>
          </table:table-cell>
          <table:table-cell table:style-name="Tableau2.C28" office:value-type="string">
            <text:p text:style-name="P137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breakout2</text:p>
          </table:table-cell>
          <table:table-cell table:style-name="Tableau2.B28" office:value-type="string">
            <text:p text:style-name="P137">2.6.3 / 2.6.3 / 2.6.3</text:p>
          </table:table-cell>
          <table:table-cell table:style-name="Tableau2.C28" office:value-type="string">
            <text:p text:style-name="P137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ibrecad</text:p>
          </table:table-cell>
          <table:table-cell table:style-name="Tableau2.B28" office:value-type="string">
            <text:p text:style-name="P137">2.0.7 / 2.0.7 / 2.0.7</text:p>
          </table:table-cell>
          <table:table-cell table:style-name="Tableau2.C28" office:value-type="string">
            <text:p text:style-name="P137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68">plank</text:p>
          </table:table-cell>
          <table:table-cell table:style-name="Tableau2.B28" office:value-type="string">
            <text:p text:style-name="P168">0.10.1 / 0.10.1 / -</text:p>
          </table:table-cell>
          <table:table-cell table:style-name="Tableau2.C28" office:value-type="string">
            <text:p text:style-name="P168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8">OK.</text:p>
          </table:table-cell>
        </table:table-row>
        <table:table-row>
          <table:table-cell table:style-name="Tableau2.A28" office:value-type="string">
            <text:p text:style-name="P76">povray</text:p>
          </table:table-cell>
          <table:table-cell table:style-name="Tableau2.B28" office:value-type="string">
            <text:p text:style-name="P137">3.7.0.0 / 3.7.0.0 / 3.7.0.0</text:p>
          </table:table-cell>
          <table:table-cell table:style-name="Tableau2.C28" office:value-type="string">
            <text:p text:style-name="P137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remmina</text:p>
          </table:table-cell>
          <table:table-cell table:style-name="Tableau2.B28" office:value-type="string">
            <text:p text:style-name="P137"><text:span text:style-name="T51">1.2.0rc1</text:span> / 1.2.0rc1 / 1.0.0</text:p>
          </table:table-cell>
          <table:table-cell table:style-name="Tableau2.C28" office:value-type="string">
            <text:p text:style-name="P137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58">simple-scan</text:p>
          </table:table-cell>
          <table:table-cell table:style-name="Tableau2.B28" office:value-type="string">
            <text:p text:style-name="P158">2.32.0.2 / 2.32.0.2 / -</text:p>
          </table:table-cell>
          <table:table-cell table:style-name="Tableau2.C28" office:value-type="string">
            <text:p text:style-name="P158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8">OK.</text:p>
          </table:table-cell>
        </table:table-row>
        <table:table-row>
          <table:table-cell table:style-name="Tableau2.A28" office:value-type="string">
            <text:p text:style-name="P76">spotify32</text:p>
          </table:table-cell>
          <table:table-cell table:style-name="Tableau2.B28" office:value-type="string">
            <text:p text:style-name="P137">0.9.4.183 / 0.9.4.183 / -</text:p>
          </table:table-cell>
          <table:table-cell table:style-name="Tableau2.C28" office:value-type="string">
            <text:p text:style-name="P137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7">Upgrade ?</text:p>
          </table:table-cell>
        </table:table-row>
        <table:table-row>
          <table:table-cell table:style-name="Tableau2.A28" office:value-type="string">
            <text:p text:style-name="P76">spotify64</text:p>
          </table:table-cell>
          <table:table-cell table:style-name="Tableau2.B28" office:value-type="string">
            <text:p text:style-name="P137">0.9.11.27 / 0.9.17.8 / -</text:p>
          </table:table-cell>
          <table:table-cell table:style-name="Tableau2.C28" office:value-type="string">
            <text:p text:style-name="P137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7">Upgrade.</text:p>
          </table:table-cell>
        </table:table-row>
        <table:table-row>
          <table:table-cell table:style-name="Tableau2.A28" office:value-type="string">
            <text:p text:style-name="P76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8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wine</text:p>
          </table:table-cell>
          <table:table-cell table:style-name="Tableau2.B28" office:value-type="string">
            <text:p text:style-name="P139">1.6.2 / 1.6.2 / 1.6.2</text:p>
          </table:table-cell>
          <table:table-cell table:style-name="Tableau2.C28" office:value-type="string">
            <text:p text:style-name="P139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8" office:value-type="string">
            <text:p text:style-name="P76">winff</text:p>
          </table:table-cell>
          <table:table-cell table:style-name="Tableau2.B28" office:value-type="string">
            <text:p text:style-name="P139">1.5.<text:span text:style-name="T46">4</text:span> / 1.3.0 / <text:span text:style-name="T46">1.5.4</text:span></text:p>
          </table:table-cell>
          <table:table-cell table:style-name="Tableau2.C28" office:value-type="string">
            <text:p text:style-name="P147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9">OK.</text:p>
          </table:table-cell>
        </table:table-row>
        <text:soft-page-break/>
        <table:table-row>
          <table:table-cell table:style-name="Tableau2.A29" office:value-type="string">
            <text:p text:style-name="P76">xpe</text:p>
          </table:table-cell>
          <table:table-cell table:style-name="Tableau2.B29" office:value-type="string">
            <text:p text:style-name="P139">0.9.5b / 0.9.5b / 0.9.5b</text:p>
          </table:table-cell>
          <table:table-cell table:style-name="Tableau2.C29" office:value-type="string">
            <text:p text:style-name="P139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9">OK.</text:p>
          </table:table-cell>
        </table:table-row>
      </table:table>
      <text:h text:style-name="P202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90">Package</text:p>
            </table:table-cell>
            <table:table-cell table:style-name="Tableau4.B1" office:value-type="string">
              <text:p text:style-name="P186">Version<text:note text:id="ftn5" text:note-class="footnote"><text:note-citation>5</text:note-citation><text:note-body><text:p text:style-name="P180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82">Source</text:p>
            </table:table-cell>
            <table:table-cell table:style-name="Tableau4.D1" office:value-type="string">
              <text:p text:style-name="P182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1">cppunit</text:p>
          </table:table-cell>
          <table:table-cell table:style-name="Tableau4.B48" office:value-type="string">
            <text:p text:style-name="P161">1.13.2 / 1.13.2 / 1.13.2</text:p>
          </table:table-cell>
          <table:table-cell table:style-name="Tableau4.C48" office:value-type="string">
            <text:p text:style-name="P161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dovecot</text:p>
          </table:table-cell>
          <table:table-cell table:style-name="Tableau4.B48" office:value-type="string">
            <text:p text:style-name="P80">2.2.18 / 2.2.13 / 2.2.18</text:p>
          </table:table-cell>
          <table:table-cell table:style-name="Tableau4.C48" office:value-type="string">
            <text:p text:style-name="P80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80">OK. </text:p>
          </table:table-cell>
        </table:table-row>
        <table:table-row>
          <table:table-cell table:style-name="Tableau4.A48" office:value-type="string">
            <text:p text:style-name="P78">faac</text:p>
          </table:table-cell>
          <table:table-cell table:style-name="Tableau4.B48" office:value-type="string">
            <text:p text:style-name="P81">1.28 / 1.28 / <text:span text:style-name="T22">1.28</text:span></text:p>
          </table:table-cell>
          <table:table-cell table:style-name="Tableau4.C48" office:value-type="string">
            <text:p text:style-name="P8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aad2</text:p>
          </table:table-cell>
          <table:table-cell table:style-name="Tableau4.B48" office:value-type="string">
            <text:p text:style-name="P82">2.7 / 2.7 / 2.7</text:p>
          </table:table-cell>
          <table:table-cell table:style-name="Tableau4.C48" office:value-type="string">
            <text:p text:style-name="P8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fmpeg</text:p>
          </table:table-cell>
          <table:table-cell table:style-name="Tableau4.B48" office:value-type="string">
            <text:p text:style-name="P82">2.1 / 2.6.3 / -</text:p>
          </table:table-cell>
          <table:table-cell table:style-name="Tableau4.C48" office:value-type="string">
            <text:p text:style-name="P82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2">Upgrade.</text:p>
          </table:table-cell>
        </table:table-row>
        <table:table-row>
          <table:table-cell table:style-name="Tableau4.A7" office:value-type="string">
            <text:p text:style-name="P78">glances</text:p>
          </table:table-cell>
          <table:table-cell table:style-name="Tableau4.B7" office:value-type="string">
            <text:p text:style-name="P82">1.7.6 / 2.4.1 / 2.4.2</text:p>
          </table:table-cell>
          <table:table-cell table:style-name="Tableau4.C7" office:value-type="string">
            <text:p text:style-name="P82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2">Upgrade.</text:p>
          </table:table-cell>
        </table:table-row>
        <table:table-row>
          <table:table-cell table:style-name="Tableau4.A48" office:value-type="string">
            <text:p text:style-name="P161">icecast</text:p>
          </table:table-cell>
          <table:table-cell table:style-name="Tableau4.B48" office:value-type="string">
            <text:p text:style-name="P161">2.4.2 / 2.4.2 / 2.4.2</text:p>
          </table:table-cell>
          <table:table-cell table:style-name="Tableau4.C48" office:value-type="string">
            <text:p text:style-name="P161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id3lib</text:p>
          </table:table-cell>
          <table:table-cell table:style-name="Tableau4.B48" office:value-type="string">
            <text:p text:style-name="P161">3.8.3 / 3.8.3 / 3.8.3</text:p>
          </table:table-cell>
          <table:table-cell table:style-name="Tableau4.C48" office:value-type="string">
            <text:p text:style-name="P16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lame</text:p>
          </table:table-cell>
          <table:table-cell table:style-name="Tableau4.B48" office:value-type="string">
            <text:p text:style-name="P82">3.99.5 / 3.99.5 / 3.99.5</text:p>
          </table:table-cell>
          <table:table-cell table:style-name="Tableau4.C48" office:value-type="string">
            <text:p text:style-name="P8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libcuefile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ms</text:p>
          </table:table-cell>
          <table:table-cell table:style-name="Tableau4.B48" office:value-type="string">
            <text:p text:style-name="P84">0.6.2 / 0.6.4 / 0.5 (?)</text:p>
          </table:table-cell>
          <table:table-cell table:style-name="Tableau4.C48" office:value-type="string">
            <text:p text:style-name="P84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4">Upgrade.</text:p>
          </table:table-cell>
        </table:table-row>
        <table:table-row>
          <table:table-cell table:style-name="Tableau4.A48" office:value-type="string">
            <text:p text:style-name="P78">libmp4v2</text:p>
          </table:table-cell>
          <table:table-cell table:style-name="Tableau4.B48" office:value-type="string">
            <text:p text:style-name="P84">2.0.0 / 2.0.0 / -</text:p>
          </table:table-cell>
          <table:table-cell table:style-name="Tableau4.C48" office:value-type="string">
            <text:p text:style-name="P84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pdclient</text:p>
          </table:table-cell>
          <table:table-cell table:style-name="Tableau4.B48" office:value-type="string">
            <text:p text:style-name="P85">2.9 / 2.9 / -</text:p>
          </table:table-cell>
          <table:table-cell table:style-name="Tableau4.C48" office:value-type="string">
            <text:p text:style-name="P85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replaygain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shout</text:p>
          </table:table-cell>
          <table:table-cell table:style-name="Tableau4.B48" office:value-type="string">
            <text:p text:style-name="P86">2.3.1 / 2.3.1 / 2.3.1 </text:p>
          </table:table-cell>
          <table:table-cell table:style-name="Tableau4.C48" office:value-type="string">
            <text:p text:style-name="P86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8">libsigc++</text:p>
          </table:table-cell>
          <table:table-cell table:style-name="Tableau4.B48" office:value-type="string">
            <text:p text:style-name="P87">2.2.11 / 2.2.11 / 2.2.11</text:p>
          </table:table-cell>
          <table:table-cell table:style-name="Tableau4.C48" office:value-type="string">
            <text:p text:style-name="P87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8">libtorrent</text:p>
          </table:table-cell>
          <table:table-cell table:style-name="Tableau4.B48" office:value-type="string">
            <text:p text:style-name="P88">0.13.<text:span text:style-name="T58">6</text:span> / 0.13.4 / 0.13.<text:span text:style-name="T58">6</text:span></text:p>
          </table:table-cell>
          <table:table-cell table:style-name="Tableau4.C48" office:value-type="string">
            <text:p text:style-name="P88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8"><text:span text:style-name="T58">OK</text:span>.</text:p>
          </table:table-cell>
        </table:table-row>
        <table:table-row>
          <table:table-cell table:style-name="Tableau4.A48" office:value-type="string">
            <text:p text:style-name="P161">lua</text:p>
          </table:table-cell>
          <table:table-cell table:style-name="Tableau4.B48" office:value-type="string">
            <text:p text:style-name="P161">5.1.5 / 5.1.5 / 5.3.1</text:p>
          </table:table-cell>
          <table:table-cell table:style-name="Tableau4.C48" office:value-type="string">
            <text:p text:style-name="P161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-filesystem</text:p>
          </table:table-cell>
          <table:table-cell table:style-name="Tableau4.B48" office:value-type="string">
            <text:p text:style-name="P161">1.6.2 / 1.6.2 / 1.6.3</text:p>
          </table:table-cell>
          <table:table-cell table:style-name="Tableau4.C48" office:value-type="string">
            <text:p text:style-name="P161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expat</text:p>
          </table:table-cell>
          <table:table-cell table:style-name="Tableau4.B48" office:value-type="string">
            <text:p text:style-name="P161">1.3.0 / 1.3.0 / 1.3.0</text:p>
          </table:table-cell>
          <table:table-cell table:style-name="Tableau4.C48" office:value-type="string">
            <text:p text:style-name="P161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ocket</text:p>
          </table:table-cell>
          <table:table-cell table:style-name="Tableau4.B48" office:value-type="string">
            <text:p text:style-name="P161">20130909 / 20130909 / 3.0rc1</text:p>
          </table:table-cell>
          <table:table-cell table:style-name="Tableau4.C48" office:value-type="string">
            <text:p text:style-name="P161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1">OK.</text:p>
          </table:table-cell>
        </table:table-row>
        <text:soft-page-break/>
        <table:table-row>
          <table:table-cell table:style-name="Tableau4.A48" office:value-type="string">
            <text:p text:style-name="P161">luasec</text:p>
          </table:table-cell>
          <table:table-cell table:style-name="Tableau4.B48" office:value-type="string">
            <text:p text:style-name="P161">20140421 / 20140421 / 0.5</text:p>
          </table:table-cell>
          <table:table-cell table:style-name="Tableau4.C48" office:value-type="string">
            <text:p text:style-name="P161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mpd</text:p>
          </table:table-cell>
          <table:table-cell table:style-name="Tableau4.B48" office:value-type="string">
            <text:p text:style-name="P161">0.19.10 / 0.19.10 / 0.19.10</text:p>
          </table:table-cell>
          <table:table-cell table:style-name="Tableau4.C48" office:value-type="string">
            <text:p text:style-name="P161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musepack-tools</text:p>
          </table:table-cell>
          <table:table-cell table:style-name="Tableau4.B48" office:value-type="string">
            <text:p text:style-name="P89">r475 / r475 / r475</text:p>
          </table:table-cell>
          <table:table-cell table:style-name="Tableau4.C48" office:value-type="string">
            <text:p text:style-name="P89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161">ncmpc</text:p>
          </table:table-cell>
          <table:table-cell table:style-name="Tableau4.B48" office:value-type="string">
            <text:p text:style-name="P161">0.24 / 0.24 / 0.24</text:p>
          </table:table-cell>
          <table:table-cell table:style-name="Tableau4.C48" office:value-type="string">
            <text:p text:style-name="P161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p7zip</text:p>
          </table:table-cell>
          <table:table-cell table:style-name="Tableau4.B48" office:value-type="string">
            <text:p text:style-name="P90">9.20.1 / 9.20.1 / -</text:p>
          </table:table-cell>
          <table:table-cell table:style-name="Tableau4.C48" office:value-type="string">
            <text:p text:style-name="P90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8">perl-BerkeleyDB</text:p>
          </table:table-cell>
          <table:table-cell table:style-name="Tableau4.B48" office:value-type="string">
            <text:p text:style-name="P91">0.53 / 0.53 / 0.55</text:p>
          </table:table-cell>
          <table:table-cell table:style-name="Tableau4.C48" office:value-type="string">
            <text:p text:style-name="P91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8">perl-digest-hmac</text:p>
          </table:table-cell>
          <table:table-cell table:style-name="Tableau4.B48" office:value-type="string">
            <text:p text:style-name="P91">1.03 / 1.03 / 1.03</text:p>
          </table:table-cell>
          <table:table-cell table:style-name="Tableau4.C48" office:value-type="string">
            <text:p text:style-name="P91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8">perl-digest-sha1</text:p>
          </table:table-cell>
          <table:table-cell table:style-name="Tableau4.B48" office:value-type="string">
            <text:p text:style-name="P92">2.13 / 2.13 / 2.13</text:p>
          </table:table-cell>
          <table:table-cell table:style-name="Tableau4.C48" office:value-type="string">
            <text:p text:style-name="P92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78">perl-IO-Multiplex</text:p>
          </table:table-cell>
          <table:table-cell table:style-name="Tableau4.B48" office:value-type="string">
            <text:p text:style-name="P93">1.13 / 1.13 / 1.16</text:p>
          </table:table-cell>
          <table:table-cell table:style-name="Tableau4.C48" office:value-type="string">
            <text:p text:style-name="P93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dns</text:p>
          </table:table-cell>
          <table:table-cell table:style-name="Tableau4.B48" office:value-type="string">
            <text:p text:style-name="P93">0.72 / 0.78 / 0.83</text:p>
          </table:table-cell>
          <table:table-cell table:style-name="Tableau4.C48" office:value-type="string">
            <text:p text:style-name="P93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ip</text:p>
          </table:table-cell>
          <table:table-cell table:style-name="Tableau4.B48" office:value-type="string">
            <text:p text:style-name="P94">1.26 / 1.26 / 1.26</text:p>
          </table:table-cell>
          <table:table-cell table:style-name="Tableau4.C48" office:value-type="string">
            <text:p text:style-name="P94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4">OK.</text:p>
          </table:table-cell>
        </table:table-row>
        <table:table-row>
          <table:table-cell table:style-name="Tableau4.A48" office:value-type="string">
            <text:p text:style-name="P78">perl-Net-Server</text:p>
          </table:table-cell>
          <table:table-cell table:style-name="Tableau4.B48" office:value-type="string">
            <text:p text:style-name="P95">2.007 / 2.008 / 2.008</text:p>
          </table:table-cell>
          <table:table-cell table:style-name="Tableau4.C48" office:value-type="string">
            <text:p text:style-name="P95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8">postfix</text:p>
          </table:table-cell>
          <table:table-cell table:style-name="Tableau4.B48" office:value-type="string">
            <text:p text:style-name="P96">2.11.<text:span text:style-name="T57">6</text:span> / 2.11.4 / 2.11.<text:span text:style-name="T57">6</text:span></text:p>
          </table:table-cell>
          <table:table-cell table:style-name="Tableau4.C48" office:value-type="string">
            <text:p text:style-name="P96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6">OK.</text:p>
          </table:table-cell>
        </table:table-row>
        <table:table-row>
          <table:table-cell table:style-name="Tableau4.A48" office:value-type="string">
            <text:p text:style-name="P161">postgrey</text:p>
          </table:table-cell>
          <table:table-cell table:style-name="Tableau4.B48" office:value-type="string">
            <text:p text:style-name="P161">1.34 / 1.34 / 1.36</text:p>
          </table:table-cell>
          <table:table-cell table:style-name="Tableau4.C48" office:value-type="string">
            <text:p text:style-name="P161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1">Upgrade.</text:p>
          </table:table-cell>
        </table:table-row>
        <table:table-row>
          <table:table-cell table:style-name="Tableau4.A48" office:value-type="string">
            <text:p text:style-name="P159">prosody</text:p>
          </table:table-cell>
          <table:table-cell table:style-name="Tableau4.B48" office:value-type="string">
            <text:p text:style-name="P159">0.9.8 / 0.9.4 / 0.9.8</text:p>
          </table:table-cell>
          <table:table-cell table:style-name="Tableau4.C48" office:value-type="string">
            <text:p text:style-name="P159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8">psutil</text:p>
          </table:table-cell>
          <table:table-cell table:style-name="Tableau4.B48" office:value-type="string">
            <text:p text:style-name="P97">1.2.1 / 3.0.1 / -</text:p>
          </table:table-cell>
          <table:table-cell table:style-name="Tableau4.C48" office:value-type="string">
            <text:p text:style-name="P97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7">Upgrade.</text:p>
          </table:table-cell>
        </table:table-row>
        <table:table-row>
          <table:table-cell table:style-name="Tableau4.A48" office:value-type="string">
            <text:p text:style-name="P78">pwgen</text:p>
          </table:table-cell>
          <table:table-cell table:style-name="Tableau4.B48" office:value-type="string">
            <text:p text:style-name="P98">2.06 / 2.06 / 2.07</text:p>
          </table:table-cell>
          <table:table-cell table:style-name="Tableau4.C48" office:value-type="string">
            <text:p text:style-name="P99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8">pysetuptools</text:p>
          </table:table-cell>
          <table:table-cell table:style-name="Tableau4.B48" office:value-type="string">
            <text:p text:style-name="P100">2.1 / 17.0 / -</text:p>
          </table:table-cell>
          <table:table-cell table:style-name="Tableau4.C48" office:value-type="string">
            <text:p text:style-name="P10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8">pyxdg</text:p>
          </table:table-cell>
          <table:table-cell table:style-name="Tableau4.B48" office:value-type="string">
            <text:p text:style-name="P102">0.25 / 0.25 / -</text:p>
          </table:table-cell>
          <table:table-cell table:style-name="Tableau4.C48" office:value-type="string">
            <text:p text:style-name="P102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recode</text:p>
          </table:table-cell>
          <table:table-cell table:style-name="Tableau4.B48" office:value-type="string">
            <text:p text:style-name="P102">3.6 / 3.7beta2 / -</text:p>
          </table:table-cell>
          <table:table-cell table:style-name="Tableau4.C48" office:value-type="string">
            <text:p text:style-name="P102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161">rtorrent</text:p>
          </table:table-cell>
          <table:table-cell table:style-name="Tableau4.B48" office:value-type="string">
            <text:p text:style-name="P161">0.9.6 / 0.9.4 / 0.9.6</text:p>
          </table:table-cell>
          <table:table-cell table:style-name="Tableau4.C48" office:value-type="string">
            <text:p text:style-name="P161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sbopkg</text:p>
          </table:table-cell>
          <table:table-cell table:style-name="Tableau4.B48" office:value-type="string">
            <text:p text:style-name="P102">0.37.0 / - / 0.37.0</text:p>
          </table:table-cell>
          <table:table-cell table:style-name="Tableau4.C48" office:value-type="string">
            <text:p text:style-name="P102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slackpkg+</text:p>
          </table:table-cell>
          <table:table-cell table:style-name="Tableau4.B48" office:value-type="string">
            <text:p text:style-name="P103">1.3.2 / - / 1.4.1</text:p>
          </table:table-cell>
          <table:table-cell table:style-name="Tableau4.C48" office:value-type="string">
            <text:p text:style-name="P103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8">speex</text:p>
          </table:table-cell>
          <table:table-cell table:style-name="Tableau4.B48" office:value-type="string">
            <text:p text:style-name="P104">1.2rc1 / 1.2rc2 / 1.2rc2</text:p>
          </table:table-cell>
          <table:table-cell table:style-name="Tableau4.C48" office:value-type="string">
            <text:p text:style-name="P104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</text:p>
          </table:table-cell>
          <table:table-cell table:style-name="Tableau4.B48" office:value-type="string">
            <text:p text:style-name="P105">3.4.12 / 3.4.10 / 3.4.13</text:p>
          </table:table-cell>
          <table:table-cell table:style-name="Tableau4.C48" office:value-type="string">
            <text:p text:style-name="P105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5">Upgrade.</text:p>
          </table:table-cell>
        </table:table-row>
        <table:table-row>
          <table:table-cell table:style-name="Tableau4.A48" office:value-type="string">
            <text:p text:style-name="P79">squidanalyzer</text:p>
          </table:table-cell>
          <table:table-cell table:style-name="Tableau4.B48" office:value-type="string">
            <text:p text:style-name="P106">5.4 / 5.3 / <text:span text:style-name="T23">5.4</text:span></text:p>
          </table:table-cell>
          <table:table-cell table:style-name="Tableau4.C48" office:value-type="string">
            <text:p text:style-name="P10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7">OK.</text:p>
          </table:table-cell>
        </table:table-row>
        <text:soft-page-break/>
        <table:table-row>
          <table:table-cell table:style-name="Tableau4.A51" office:value-type="string">
            <text:p text:style-name="P79">squidGuard</text:p>
          </table:table-cell>
          <table:table-cell table:style-name="Tableau4.B51" office:value-type="string">
            <text:p text:style-name="P108">1.4 / 1.4 / 1.4</text:p>
          </table:table-cell>
          <table:table-cell table:style-name="Tableau4.C51" office:value-type="string">
            <text:p text:style-name="P10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9">twolame</text:p>
          </table:table-cell>
          <table:table-cell table:style-name="Tableau4.B51" office:value-type="string">
            <text:p text:style-name="P109">0.3.13 / 0.3.13 / 0.3.13</text:p>
          </table:table-cell>
          <table:table-cell table:style-name="Tableau4.C51" office:value-type="string">
            <text:p text:style-name="P109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9">OK.</text:p>
          </table:table-cell>
        </table:table-row>
        <table:table-row>
          <table:table-cell table:style-name="Tableau4.A51" office:value-type="string">
            <text:p text:style-name="P79">unrar</text:p>
          </table:table-cell>
          <table:table-cell table:style-name="Tableau4.B51" office:value-type="string">
            <text:p text:style-name="P110">5.<text:span text:style-name="T62">2.6</text:span> / 5.2.6 / -</text:p>
          </table:table-cell>
          <table:table-cell table:style-name="Tableau4.C51" office:value-type="string">
            <text:p text:style-name="P11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10"><text:span text:style-name="T62">OK</text:span>.</text:p>
          </table:table-cell>
        </table:table-row>
        <table:table-row>
          <table:table-cell table:style-name="Tableau4.A52" office:value-type="string">
            <text:p text:style-name="P79">user-settings-console</text:p>
          </table:table-cell>
          <table:table-cell table:style-name="Tableau4.B52" office:value-type="string">
            <text:p text:style-name="P110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10">OK.</text:p>
          </table:table-cell>
        </table:table-row>
      </table:table>
      <text:h text:style-name="P203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91">Package</text:p>
            </table:table-cell>
            <table:table-cell table:style-name="Tableau3.B1" office:value-type="string">
              <text:p text:style-name="P187">Version<text:note text:id="ftn6" text:note-class="footnote"><text:note-citation>6</text:note-citation><text:note-body><text:p text:style-name="P180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83">Source</text:p>
            </table:table-cell>
            <table:table-cell table:style-name="Tableau3.D1" office:value-type="string">
              <text:p text:style-name="P183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6">cppunit</text:p>
          </table:table-cell>
          <table:table-cell table:style-name="Tableau3.B51" office:value-type="string">
            <text:p text:style-name="P163">1.13.2 / 1.<text:span text:style-name="T61">12.1</text:span> / 1.13.2</text:p>
          </table:table-cell>
          <table:table-cell table:style-name="Tableau3.C51" office:value-type="string">
            <text:p text:style-name="P166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dovecot</text:p>
          </table:table-cell>
          <table:table-cell table:style-name="Tableau3.B51" office:value-type="string">
            <text:p text:style-name="P111">2.2.18 / 2.1.10 / 2.2.18</text:p>
          </table:table-cell>
          <table:table-cell table:style-name="Tableau3.C51" office:value-type="string">
            <text:p text:style-name="P111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7">faac</text:p>
          </table:table-cell>
          <table:table-cell table:style-name="Tableau3.B51" office:value-type="string">
            <text:p text:style-name="P112">1.28 / 1.28 / 1.28</text:p>
          </table:table-cell>
          <table:table-cell table:style-name="Tableau3.C51" office:value-type="string">
            <text:p text:style-name="P112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aad2</text:p>
          </table:table-cell>
          <table:table-cell table:style-name="Tableau3.B51" office:value-type="string">
            <text:p text:style-name="P112">2.7 / 2.7 / 2.7</text:p>
          </table:table-cell>
          <table:table-cell table:style-name="Tableau3.C51" office:value-type="string">
            <text:p text:style-name="P112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fmpeg</text:p>
          </table:table-cell>
          <table:table-cell table:style-name="Tableau3.B51" office:value-type="string">
            <text:p text:style-name="P113">0.11.1 / 0.11.1 / -</text:p>
          </table:table-cell>
          <table:table-cell table:style-name="Tableau3.C51" office:value-type="string">
            <text:p text:style-name="P113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7" office:value-type="string">
            <text:p text:style-name="P77">glances</text:p>
          </table:table-cell>
          <table:table-cell table:style-name="Tableau3.B7" office:value-type="string">
            <text:p text:style-name="P114">1.7.6 / - / 2.4.2</text:p>
          </table:table-cell>
          <table:table-cell table:style-name="Tableau3.C7" office:value-type="string">
            <text:p text:style-name="P11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4">Upgrade ?</text:p>
          </table:table-cell>
        </table:table-row>
        <table:table-row>
          <table:table-cell table:style-name="Tableau3.A51" office:value-type="string">
            <text:p text:style-name="P164">icecast</text:p>
          </table:table-cell>
          <table:table-cell table:style-name="Tableau3.B51" office:value-type="string">
            <text:p text:style-name="P162">2.4.2 / 2.<text:span text:style-name="T60">3</text:span>.2 / 2.4.2</text:p>
          </table:table-cell>
          <table:table-cell table:style-name="Tableau3.C51" office:value-type="string">
            <text:p text:style-name="P165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166">id3lib</text:p>
          </table:table-cell>
          <table:table-cell table:style-name="Tableau3.B51" office:value-type="string">
            <text:p text:style-name="P163">3.8.3 / 3.8.3 / 3.8.3</text:p>
          </table:table-cell>
          <table:table-cell table:style-name="Tableau3.C51" office:value-type="string">
            <text:p text:style-name="P166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lame</text:p>
          </table:table-cell>
          <table:table-cell table:style-name="Tableau3.B51" office:value-type="string">
            <text:p text:style-name="P115">3.99.5 / 3.99.5 / 3.99.5</text:p>
          </table:table-cell>
          <table:table-cell table:style-name="Tableau3.C51" office:value-type="string">
            <text:p text:style-name="P115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7">libcuefile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7">libmms</text:p>
          </table:table-cell>
          <table:table-cell table:style-name="Tableau3.B51" office:value-type="string">
            <text:p text:style-name="P117">0.6.2 / 0.6.2 / - </text:p>
          </table:table-cell>
          <table:table-cell table:style-name="Tableau3.C51" office:value-type="string">
            <text:p text:style-name="P117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7">libmp4v2</text:p>
          </table:table-cell>
          <table:table-cell table:style-name="Tableau3.B51" office:value-type="string">
            <text:p text:style-name="P118">2.0.0 / 2.0.0 / 2.0.0</text:p>
          </table:table-cell>
          <table:table-cell table:style-name="Tableau3.C51" office:value-type="string">
            <text:p text:style-name="P118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7">libmpdclient</text:p>
          </table:table-cell>
          <table:table-cell table:style-name="Tableau3.B51" office:value-type="string">
            <text:p text:style-name="P119">2.7 / 2.7 / -</text:p>
          </table:table-cell>
          <table:table-cell table:style-name="Tableau3.C51" office:value-type="string">
            <text:p text:style-name="P119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replaygain</text:p>
          </table:table-cell>
          <table:table-cell table:style-name="Tableau3.B51" office:value-type="string">
            <text:p text:style-name="P119">r475 / r453 / r475</text:p>
          </table:table-cell>
          <table:table-cell table:style-name="Tableau3.C51" office:value-type="string">
            <text:p text:style-name="P119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hout</text:p>
          </table:table-cell>
          <table:table-cell table:style-name="Tableau3.B51" office:value-type="string">
            <text:p text:style-name="P119">2.3.1 / 2.2.2 / 2.3.1</text:p>
          </table:table-cell>
          <table:table-cell table:style-name="Tableau3.C51" office:value-type="string">
            <text:p text:style-name="P119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igc++</text:p>
          </table:table-cell>
          <table:table-cell table:style-name="Tableau3.B51" office:value-type="string">
            <text:p text:style-name="P120">2.2.11 / 2.2.10 / 2.2.11</text:p>
          </table:table-cell>
          <table:table-cell table:style-name="Tableau3.C51" office:value-type="string">
            <text:p text:style-name="P120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7">libtorrent</text:p>
          </table:table-cell>
          <table:table-cell table:style-name="Tableau3.B51" office:value-type="string">
            <text:p text:style-name="P121">0.13.<text:span text:style-name="T61">6</text:span> / 0.13.0 / 0.13.<text:span text:style-name="T61">6</text:span></text:p>
          </table:table-cell>
          <table:table-cell table:style-name="Tableau3.C51" office:value-type="string">
            <text:p text:style-name="P121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4">lua</text:p>
          </table:table-cell>
          <table:table-cell table:style-name="Tableau3.B51" office:value-type="string">
            <text:p text:style-name="P162">5.1.5 / 5.1.5 / 5.3.1</text:p>
          </table:table-cell>
          <table:table-cell table:style-name="Tableau3.C51" office:value-type="string">
            <text:p text:style-name="P164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4">OK.</text:p>
          </table:table-cell>
        </table:table-row>
        <text:soft-page-break/>
        <table:table-row>
          <table:table-cell table:style-name="Tableau3.A51" office:value-type="string">
            <text:p text:style-name="P164">lua-filesystem</text:p>
          </table:table-cell>
          <table:table-cell table:style-name="Tableau3.B51" office:value-type="string">
            <text:p text:style-name="P162">1.6.2 / <text:span text:style-name="T59">20120408 </text:span>/ 1.6.3</text:p>
          </table:table-cell>
          <table:table-cell table:style-name="Tableau3.C51" office:value-type="string">
            <text:p text:style-name="P164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expat</text:p>
          </table:table-cell>
          <table:table-cell table:style-name="Tableau3.B51" office:value-type="string">
            <text:p text:style-name="P162">1.3.0 / 1.<text:span text:style-name="T59">2</text:span>.0 / 1.3.0</text:p>
          </table:table-cell>
          <table:table-cell table:style-name="Tableau3.C51" office:value-type="string">
            <text:p text:style-name="P164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ocket</text:p>
          </table:table-cell>
          <table:table-cell table:style-name="Tableau3.B51" office:value-type="string">
            <text:p text:style-name="P162">20130909 / <text:span text:style-name="T59">2.0.2</text:span> / 3.0rc1</text:p>
          </table:table-cell>
          <table:table-cell table:style-name="Tableau3.C51" office:value-type="string">
            <text:p text:style-name="P164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ec</text:p>
          </table:table-cell>
          <table:table-cell table:style-name="Tableau3.B51" office:value-type="string">
            <text:p text:style-name="P162">20140421 / <text:span text:style-name="T59">0.4.1</text:span> / 0.5</text:p>
          </table:table-cell>
          <table:table-cell table:style-name="Tableau3.C51" office:value-type="string">
            <text:p text:style-name="P164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6">mpd</text:p>
          </table:table-cell>
          <table:table-cell table:style-name="Tableau3.B51" office:value-type="string">
            <text:p text:style-name="P163">0.19.10 / 0.<text:span text:style-name="T61">17.1</text:span> / 0.19.10</text:p>
          </table:table-cell>
          <table:table-cell table:style-name="Tableau3.C51" office:value-type="string">
            <text:p text:style-name="P166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musepack-tools</text:p>
          </table:table-cell>
          <table:table-cell table:style-name="Tableau3.B51" office:value-type="string">
            <text:p text:style-name="P122">r475 / r435 / r475</text:p>
          </table:table-cell>
          <table:table-cell table:style-name="Tableau3.C51" office:value-type="string">
            <text:p text:style-name="P122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166">ncmpc</text:p>
          </table:table-cell>
          <table:table-cell table:style-name="Tableau3.B51" office:value-type="string">
            <text:p text:style-name="P163">0.24 / 0.<text:span text:style-name="T61">16</text:span> / 0.24</text:p>
          </table:table-cell>
          <table:table-cell table:style-name="Tableau3.C51" office:value-type="string">
            <text:p text:style-name="P166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p7zip</text:p>
          </table:table-cell>
          <table:table-cell table:style-name="Tableau3.B51" office:value-type="string">
            <text:p text:style-name="P123">9.20.1 / 9.20.1 / -</text:p>
          </table:table-cell>
          <table:table-cell table:style-name="Tableau3.C51" office:value-type="string">
            <text:p text:style-name="P123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7">perl-BerkeleyDB</text:p>
          </table:table-cell>
          <table:table-cell table:style-name="Tableau3.B51" office:value-type="string">
            <text:p text:style-name="P124">0.53 / 0.52 / 0.55</text:p>
          </table:table-cell>
          <table:table-cell table:style-name="Tableau3.C51" office:value-type="string">
            <text:p text:style-name="P124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7">perl-digest-hmac</text:p>
          </table:table-cell>
          <table:table-cell table:style-name="Tableau3.B51" office:value-type="string">
            <text:p text:style-name="P125">1.03 / 1.03 / 1.03</text:p>
          </table:table-cell>
          <table:table-cell table:style-name="Tableau3.C51" office:value-type="string">
            <text:p text:style-name="P125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7">perl-digest-sha1</text:p>
          </table:table-cell>
          <table:table-cell table:style-name="Tableau3.B51" office:value-type="string">
            <text:p text:style-name="P126">2.13 / 2.13 / 2.13 </text:p>
          </table:table-cell>
          <table:table-cell table:style-name="Tableau3.C51" office:value-type="string">
            <text:p text:style-name="P126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7">perl-IO-Multiplex</text:p>
          </table:table-cell>
          <table:table-cell table:style-name="Tableau3.B51" office:value-type="string">
            <text:p text:style-name="P127">1.13 / 1.13 / 1.16</text:p>
          </table:table-cell>
          <table:table-cell table:style-name="Tableau3.C51" office:value-type="string">
            <text:p text:style-name="P127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dns</text:p>
          </table:table-cell>
          <table:table-cell table:style-name="Tableau3.B51" office:value-type="string">
            <text:p text:style-name="P127">0.72 / 0.72 / 0.83</text:p>
          </table:table-cell>
          <table:table-cell table:style-name="Tableau3.C51" office:value-type="string">
            <text:p text:style-name="P127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ip</text:p>
          </table:table-cell>
          <table:table-cell table:style-name="Tableau3.B51" office:value-type="string">
            <text:p text:style-name="P127">1.26 / 1.26 / 1.26</text:p>
          </table:table-cell>
          <table:table-cell table:style-name="Tableau3.C51" office:value-type="string">
            <text:p text:style-name="P127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Server</text:p>
          </table:table-cell>
          <table:table-cell table:style-name="Tableau3.B51" office:value-type="string">
            <text:p text:style-name="P128">2.007 / 2.007 / 2.008</text:p>
          </table:table-cell>
          <table:table-cell table:style-name="Tableau3.C51" office:value-type="string">
            <text:p text:style-name="P128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7">postfix</text:p>
          </table:table-cell>
          <table:table-cell table:style-name="Tableau3.B51" office:value-type="string">
            <text:p text:style-name="P128">2.11.<text:span text:style-name="T59">6</text:span> / 2.9.4 / 2.11.<text:span text:style-name="T59">6</text:span></text:p>
          </table:table-cell>
          <table:table-cell table:style-name="Tableau3.C51" office:value-type="string">
            <text:p text:style-name="P128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164">postgrey</text:p>
          </table:table-cell>
          <table:table-cell table:style-name="Tableau3.B51" office:value-type="string">
            <text:p text:style-name="P162">1.34 / 1.34 / 1.36</text:p>
          </table:table-cell>
          <table:table-cell table:style-name="Tableau3.C51" office:value-type="string">
            <text:p text:style-name="P164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4">Upgrade.</text:p>
          </table:table-cell>
        </table:table-row>
        <table:table-row>
          <table:table-cell table:style-name="Tableau3.A51" office:value-type="string">
            <text:p text:style-name="P164">prosody</text:p>
          </table:table-cell>
          <table:table-cell table:style-name="Tableau3.B51" office:value-type="string">
            <text:p text:style-name="P160">0.9.8 / 0.<text:span text:style-name="T59">8.2</text:span> / 0.9.8</text:p>
          </table:table-cell>
          <table:table-cell table:style-name="Tableau3.C51" office:value-type="string">
            <text:p text:style-name="P164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7">psutil</text:p>
          </table:table-cell>
          <table:table-cell table:style-name="Tableau3.B51" office:value-type="string">
            <text:p text:style-name="P129">1.2.1 / 1.0.1 / -</text:p>
          </table:table-cell>
          <table:table-cell table:style-name="Tableau3.C51" office:value-type="string">
            <text:p text:style-name="P129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wgen</text:p>
          </table:table-cell>
          <table:table-cell table:style-name="Tableau3.B51" office:value-type="string">
            <text:p text:style-name="P129">2.06 / 2.06 / 2.07</text:p>
          </table:table-cell>
          <table:table-cell table:style-name="Tableau3.C51" office:value-type="string">
            <text:p text:style-name="P129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ysetuptools</text:p>
          </table:table-cell>
          <table:table-cell table:style-name="Tableau3.B51" office:value-type="string">
            <text:p text:style-name="P130">2.1 / 0.9.8 / -</text:p>
          </table:table-cell>
          <table:table-cell table:style-name="Tableau3.C51" office:value-type="string">
            <text:p text:style-name="P130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pyxdg</text:p>
          </table:table-cell>
          <table:table-cell table:style-name="Tableau3.B51" office:value-type="string">
            <text:p text:style-name="P130">0.25 / 0.18 / -</text:p>
          </table:table-cell>
          <table:table-cell table:style-name="Tableau3.C51" office:value-type="string">
            <text:p text:style-name="P130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ecode</text:p>
          </table:table-cell>
          <table:table-cell table:style-name="Tableau3.B51" office:value-type="string">
            <text:p text:style-name="P130">3.7beta2 / 3.6 / 3.7beta2</text:p>
          </table:table-cell>
          <table:table-cell table:style-name="Tableau3.C51" office:value-type="string">
            <text:p text:style-name="P130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torrent</text:p>
          </table:table-cell>
          <table:table-cell table:style-name="Tableau3.B51" office:value-type="string">
            <text:p text:style-name="P130">0.9.<text:span text:style-name="T61">6</text:span> / 0.9.0 / 0.9.<text:span text:style-name="T61">6</text:span></text:p>
          </table:table-cell>
          <table:table-cell table:style-name="Tableau3.C51" office:value-type="string">
            <text:p text:style-name="P130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bopkg</text:p>
          </table:table-cell>
          <table:table-cell table:style-name="Tableau3.B51" office:value-type="string">
            <text:p text:style-name="P130">0.36.0 / - / 0.37.0</text:p>
          </table:table-cell>
          <table:table-cell table:style-name="Tableau3.C51" office:value-type="string">
            <text:p text:style-name="P130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lackpkg+</text:p>
          </table:table-cell>
          <table:table-cell table:style-name="Tableau3.B51" office:value-type="string">
            <text:p text:style-name="P130">1.3.2 / - / 1.4.1</text:p>
          </table:table-cell>
          <table:table-cell table:style-name="Tableau3.C51" office:value-type="string">
            <text:p text:style-name="P130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30">OK.</text:p>
          </table:table-cell>
        </table:table-row>
        <text:soft-page-break/>
        <table:table-row>
          <table:table-cell table:style-name="Tableau3.A51" office:value-type="string">
            <text:p text:style-name="P77">speex</text:p>
          </table:table-cell>
          <table:table-cell table:style-name="Tableau3.B51" office:value-type="string">
            <text:p text:style-name="P130">1.2rc1 / 1.2rc1 / 1.2rc2</text:p>
          </table:table-cell>
          <table:table-cell table:style-name="Tableau3.C51" office:value-type="string">
            <text:p text:style-name="P130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quid</text:p>
          </table:table-cell>
          <table:table-cell table:style-name="Tableau3.B51" office:value-type="string">
            <text:p text:style-name="P130">3.4.12 / 3.1.20 / 3.4.13</text:p>
          </table:table-cell>
          <table:table-cell table:style-name="Tableau3.C51" office:value-type="string">
            <text:p text:style-name="P130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30">Upgrade.</text:p>
          </table:table-cell>
        </table:table-row>
        <table:table-row>
          <table:table-cell table:style-name="Tableau3.A51" office:value-type="string">
            <text:p text:style-name="P77">squidanalyzer</text:p>
          </table:table-cell>
          <table:table-cell table:style-name="Tableau3.B51" office:value-type="string">
            <text:p text:style-name="P131">5.4 / - / -</text:p>
          </table:table-cell>
          <table:table-cell table:style-name="Tableau3.C51" office:value-type="string">
            <text:p text:style-name="P13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squidGuard</text:p>
          </table:table-cell>
          <table:table-cell table:style-name="Tableau3.B51" office:value-type="string">
            <text:p text:style-name="P131">1.4 / - / 1.4</text:p>
          </table:table-cell>
          <table:table-cell table:style-name="Tableau3.C51" office:value-type="string">
            <text:p text:style-name="P13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twolame</text:p>
          </table:table-cell>
          <table:table-cell table:style-name="Tableau3.B51" office:value-type="string">
            <text:p text:style-name="P132">0.3.13 / 0.3.13 / 0.3.13</text:p>
          </table:table-cell>
          <table:table-cell table:style-name="Tableau3.C51" office:value-type="string">
            <text:p text:style-name="P132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1" office:value-type="string">
            <text:p text:style-name="P77">unrar</text:p>
          </table:table-cell>
          <table:table-cell table:style-name="Tableau3.B51" office:value-type="string">
            <text:p text:style-name="P132"><text:span text:style-name="T62">5.2.6</text:span> / <text:span text:style-name="T62">5.0.0</text:span> / -</text:p>
          </table:table-cell>
          <table:table-cell table:style-name="Tableau3.C51" office:value-type="string">
            <text:p text:style-name="P132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2" office:value-type="string">
            <text:p text:style-name="P77">user-settings-console</text:p>
          </table:table-cell>
          <table:table-cell table:style-name="Tableau3.B52" office:value-type="string">
            <text:p text:style-name="P132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2">OK.</text:p>
          </table:table-cell>
        </table:table-row>
      </table:table>
      <text:h text:style-name="P20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13T11:43:16.292473527</dc:date>
    <meta:editing-duration>PT21H2M37S</meta:editing-duration>
    <meta:editing-cycles>184</meta:editing-cycles>
    <meta:generator>LibreOffice/4.4.6.3$Linux_X86_64 LibreOffice_project/e8938fd3328e95dcf59dd64e7facd2c7d67c704d</meta:generator>
    <meta:document-statistic meta:table-count="6" meta:image-count="0" meta:object-count="0" meta:page-count="17" meta:paragraph-count="1555" meta:word-count="3227" meta:character-count="30806" meta:non-whitespace-character-count="28836"/>
  </office:meta>
</office:document-meta>
</file>